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29pt"/>
    </style:style>
    <style:style style:name="co3" style:family="table-column">
      <style:table-column-properties fo:break-before="auto" style:column-width="29.71pt"/>
    </style:style>
    <style:style style:name="co4" style:family="table-column">
      <style:table-column-properties fo:break-before="auto" style:column-width="3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e3436" style:font-name="Ubuntu Mono" fo:font-size="6.80000019073486pt" style:font-name-asian="Ubuntu Mono" style:font-size-asian="6.80000019073486pt" style:font-name-complex="Ubuntu Mono" style:font-size-complex="6.8000001907348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shot1000 -&gt; RPM" table:style-name="ta1">
        <table:shapes>
          <draw:frame draw:z-index="0" draw:style-name="gr1" draw:text-style-name="P1" svg:width="1152.94pt" svg:height="616pt" svg:x="0pt" svg:y="0pt">
            <draw:object draw:notify-on-update-of-ranges="'6a199013bdb_hqprop_5.1x4x3'.C1:'6a199013bdb_hqprop_5.1x4x3'.C1617 '6a199013bdb_hqprop_5.1x4x3'.F1:'6a199013bdb_hqprop_5.1x4x3'.F16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ramp test</text:p>
          </table:table-cell>
          <table:table-cell office:value-type="string" calcext:value-type="string">
            <text:p>Hqprop 5.1x4x3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100ms up</text:p>
          </table:table-cell>
          <table:table-cell office:value-type="string" calcext:value-type="string">
            <text:p>EMAX RS-II 2600KV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100ms top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100ms down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Voltage 10 mV resolution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current 10 mA resolution</text:p>
          </table:table-cell>
        </table:table-row>
      </table:table>
      <table:table table:name="voltage, current" table:style-name="ta1">
        <table:shapes>
          <draw:frame draw:z-index="0" draw:style-name="gr1" draw:text-style-name="P1" svg:width="1144.71pt" svg:height="618.92pt" svg:x="0pt" svg:y="0pt">
            <draw:object draw:notify-on-update-of-ranges="'6a199013bdb_hqprop_5.1x4x3'.D1:'6a199013bdb_hqprop_5.1x4x3'.D1617 '6a199013bdb_hqprop_5.1x4x3'.E1:'6a199013bdb_hqprop_5.1x4x3'.E16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9"/>
          <table:table-cell office:value-type="string" calcext:value-type="string">
            <text:p>negative currents (regenerative braking) are logged positive</text:p>
          </table:table-cell>
        </table:table-row>
        <table:table-row table:style-name="ro1">
          <table:table-cell table:number-columns-repeated="19"/>
          <table:table-cell table:style-name="ce1" office:value-type="string" calcext:value-type="string">
            <text:p/>
          </table:table-cell>
        </table:table-row>
      </table:table>
      <table:table table:name="ms index" table:style-name="ta1">
        <table:shapes>
          <draw:frame draw:z-index="0" draw:style-name="gr1" draw:text-style-name="P1" svg:width="1143.07pt" svg:height="619.17pt" svg:x="0.03pt" svg:y="0.03pt">
            <draw:object draw:notify-on-update-of-ranges="'6a199013bdb_hqprop_5.1x4x3'.A1:'6a199013bdb_hqprop_5.1x4x3'.A16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time compression on high CPU load</text:p>
          </table:table-cell>
        </table:table-row>
      </table:table>
      <table:table table:name="6a199013bdb_hqprop_5.1x4x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  <table:table-cell table:formula="of:= 11.5 * [.B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office:value-type="float" office:value="146" calcext:value-type="float">
            <text:p>146</text:p>
          </table:table-cell>
          <table:table-cell table:formula="of:= 11.5 * [.B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613" calcext:value-type="float">
            <text:p>1613</text:p>
          </table:table-cell>
          <table:table-cell office:value-type="float" office:value="291" calcext:value-type="float">
            <text:p>291</text:p>
          </table:table-cell>
          <table:table-cell table:formula="of:= 11.5 * [.B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43" calcext:value-type="float">
            <text:p>2343</text:p>
          </table:table-cell>
          <table:table-cell office:value-type="float" office:value="1590" calcext:value-type="float">
            <text:p>1590</text:p>
          </table:table-cell>
          <table:table-cell office:value-type="float" office:value="400" calcext:value-type="float">
            <text:p>400</text:p>
          </table:table-cell>
          <table:table-cell table:formula="of:= 11.5 * [.B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43" calcext:value-type="float">
            <text:p>2343</text:p>
          </table:table-cell>
          <table:table-cell office:value-type="float" office:value="1568" calcext:value-type="float">
            <text:p>1568</text:p>
          </table:table-cell>
          <table:table-cell office:value-type="float" office:value="510" calcext:value-type="float">
            <text:p>510</text:p>
          </table:table-cell>
          <table:table-cell table:formula="of:= 11.5 * [.B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43" calcext:value-type="float">
            <text:p>2343</text:p>
          </table:table-cell>
          <table:table-cell office:value-type="float" office:value="1567" calcext:value-type="float">
            <text:p>1567</text:p>
          </table:table-cell>
          <table:table-cell office:value-type="float" office:value="634" calcext:value-type="float">
            <text:p>634</text:p>
          </table:table-cell>
          <table:table-cell table:formula="of:= 11.5 * [.B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320" calcext:value-type="float">
            <text:p>1320</text:p>
          </table:table-cell>
          <table:table-cell office:value-type="float" office:value="1548" calcext:value-type="float">
            <text:p>1548</text:p>
          </table:table-cell>
          <table:table-cell office:value-type="float" office:value="744" calcext:value-type="float">
            <text:p>744</text:p>
          </table:table-cell>
          <table:table-cell table:formula="of:= 11.5 * [.B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320" calcext:value-type="float">
            <text:p>1320</text:p>
          </table:table-cell>
          <table:table-cell office:value-type="float" office:value="1550" calcext:value-type="float">
            <text:p>1550</text:p>
          </table:table-cell>
          <table:table-cell office:value-type="float" office:value="866" calcext:value-type="float">
            <text:p>866</text:p>
          </table:table-cell>
          <table:table-cell table:formula="of:= 11.5 * [.B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016" calcext:value-type="float">
            <text:p>1016</text:p>
          </table:table-cell>
          <table:table-cell office:value-type="float" office:value="1542" calcext:value-type="float">
            <text:p>1542</text:p>
          </table:table-cell>
          <table:table-cell office:value-type="float" office:value="974" calcext:value-type="float">
            <text:p>974</text:p>
          </table:table-cell>
          <table:table-cell table:formula="of:= 11.5 * [.B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357" calcext:value-type="float">
            <text:p>1357</text:p>
          </table:table-cell>
          <table:table-cell office:value-type="float" office:value="1566" calcext:value-type="float">
            <text:p>1566</text:p>
          </table:table-cell>
          <table:table-cell office:value-type="float" office:value="938" calcext:value-type="float">
            <text:p>938</text:p>
          </table:table-cell>
          <table:table-cell table:formula="of:= 11.5 * [.B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219" calcext:value-type="float">
            <text:p>1219</text:p>
          </table:table-cell>
          <table:table-cell office:value-type="float" office:value="1579" calcext:value-type="float">
            <text:p>1579</text:p>
          </table:table-cell>
          <table:table-cell office:value-type="float" office:value="888" calcext:value-type="float">
            <text:p>888</text:p>
          </table:table-cell>
          <table:table-cell table:formula="of:= 11.5 * [.B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759" calcext:value-type="float">
            <text:p>1759</text:p>
          </table:table-cell>
          <table:table-cell office:value-type="float" office:value="1599" calcext:value-type="float">
            <text:p>1599</text:p>
          </table:table-cell>
          <table:table-cell office:value-type="float" office:value="882" calcext:value-type="float">
            <text:p>882</text:p>
          </table:table-cell>
          <table:table-cell table:formula="of:= 11.5 * [.B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825" calcext:value-type="float">
            <text:p>1825</text:p>
          </table:table-cell>
          <table:table-cell office:value-type="float" office:value="1617" calcext:value-type="float">
            <text:p>1617</text:p>
          </table:table-cell>
          <table:table-cell office:value-type="float" office:value="856" calcext:value-type="float">
            <text:p>856</text:p>
          </table:table-cell>
          <table:table-cell table:formula="of:= 11.5 * [.B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599" calcext:value-type="float">
            <text:p>1599</text:p>
          </table:table-cell>
          <table:table-cell office:value-type="float" office:value="815" calcext:value-type="float">
            <text:p>815</text:p>
          </table:table-cell>
          <table:table-cell table:formula="of:= 11.5 * [.B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198" calcext:value-type="float">
            <text:p>2198</text:p>
          </table:table-cell>
          <table:table-cell office:value-type="float" office:value="1616" calcext:value-type="float">
            <text:p>1616</text:p>
          </table:table-cell>
          <table:table-cell office:value-type="float" office:value="776" calcext:value-type="float">
            <text:p>776</text:p>
          </table:table-cell>
          <table:table-cell table:formula="of:= 11.5 * [.B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761" calcext:value-type="float">
            <text:p>2761</text:p>
          </table:table-cell>
          <table:table-cell office:value-type="float" office:value="1603" calcext:value-type="float">
            <text:p>1603</text:p>
          </table:table-cell>
          <table:table-cell office:value-type="float" office:value="737" calcext:value-type="float">
            <text:p>737</text:p>
          </table:table-cell>
          <table:table-cell table:formula="of:= 11.5 * [.B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987" calcext:value-type="float">
            <text:p>2987</text:p>
          </table:table-cell>
          <table:table-cell office:value-type="float" office:value="1604" calcext:value-type="float">
            <text:p>1604</text:p>
          </table:table-cell>
          <table:table-cell office:value-type="float" office:value="692" calcext:value-type="float">
            <text:p>692</text:p>
          </table:table-cell>
          <table:table-cell table:formula="of:= 11.5 * [.B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3144" calcext:value-type="float">
            <text:p>3144</text:p>
          </table:table-cell>
          <table:table-cell office:value-type="float" office:value="1601" calcext:value-type="float">
            <text:p>1601</text:p>
          </table:table-cell>
          <table:table-cell office:value-type="float" office:value="650" calcext:value-type="float">
            <text:p>650</text:p>
          </table:table-cell>
          <table:table-cell table:formula="of:= 11.5 * [.B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3314" calcext:value-type="float">
            <text:p>3314</text:p>
          </table:table-cell>
          <table:table-cell office:value-type="float" office:value="1615" calcext:value-type="float">
            <text:p>1615</text:p>
          </table:table-cell>
          <table:table-cell office:value-type="float" office:value="624" calcext:value-type="float">
            <text:p>624</text:p>
          </table:table-cell>
          <table:table-cell table:formula="of:= 11.5 * [.B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530" calcext:value-type="float">
            <text:p>3530</text:p>
          </table:table-cell>
          <table:table-cell office:value-type="float" office:value="1602" calcext:value-type="float">
            <text:p>1602</text:p>
          </table:table-cell>
          <table:table-cell office:value-type="float" office:value="589" calcext:value-type="float">
            <text:p>589</text:p>
          </table:table-cell>
          <table:table-cell table:formula="of:= 11.5 * [.B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3713" calcext:value-type="float">
            <text:p>3713</text:p>
          </table:table-cell>
          <table:table-cell office:value-type="float" office:value="1597" calcext:value-type="float">
            <text:p>1597</text:p>
          </table:table-cell>
          <table:table-cell office:value-type="float" office:value="557" calcext:value-type="float">
            <text:p>557</text:p>
          </table:table-cell>
          <table:table-cell table:formula="of:= 11.5 * [.B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3917" calcext:value-type="float">
            <text:p>3917</text:p>
          </table:table-cell>
          <table:table-cell office:value-type="float" office:value="1615" calcext:value-type="float">
            <text:p>1615</text:p>
          </table:table-cell>
          <table:table-cell office:value-type="float" office:value="527" calcext:value-type="float">
            <text:p>527</text:p>
          </table:table-cell>
          <table:table-cell table:formula="of:= 11.5 * [.B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4091" calcext:value-type="float">
            <text:p>4091</text:p>
          </table:table-cell>
          <table:table-cell office:value-type="float" office:value="1616" calcext:value-type="float">
            <text:p>1616</text:p>
          </table:table-cell>
          <table:table-cell office:value-type="float" office:value="512" calcext:value-type="float">
            <text:p>512</text:p>
          </table:table-cell>
          <table:table-cell table:formula="of:= 11.5 * [.B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4240" calcext:value-type="float">
            <text:p>4240</text:p>
          </table:table-cell>
          <table:table-cell office:value-type="float" office:value="1627" calcext:value-type="float">
            <text:p>1627</text:p>
          </table:table-cell>
          <table:table-cell office:value-type="float" office:value="480" calcext:value-type="float">
            <text:p>480</text:p>
          </table:table-cell>
          <table:table-cell table:formula="of:= 11.5 * [.B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4385" calcext:value-type="float">
            <text:p>4385</text:p>
          </table:table-cell>
          <table:table-cell office:value-type="float" office:value="1629" calcext:value-type="float">
            <text:p>1629</text:p>
          </table:table-cell>
          <table:table-cell office:value-type="float" office:value="469" calcext:value-type="float">
            <text:p>469</text:p>
          </table:table-cell>
          <table:table-cell table:formula="of:= 11.5 * [.B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4518" calcext:value-type="float">
            <text:p>4518</text:p>
          </table:table-cell>
          <table:table-cell office:value-type="float" office:value="1621" calcext:value-type="float">
            <text:p>1621</text:p>
          </table:table-cell>
          <table:table-cell office:value-type="float" office:value="439" calcext:value-type="float">
            <text:p>439</text:p>
          </table:table-cell>
          <table:table-cell table:formula="of:= 11.5 * [.B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4617" calcext:value-type="float">
            <text:p>4617</text:p>
          </table:table-cell>
          <table:table-cell office:value-type="float" office:value="1608" calcext:value-type="float">
            <text:p>1608</text:p>
          </table:table-cell>
          <table:table-cell office:value-type="float" office:value="420" calcext:value-type="float">
            <text:p>420</text:p>
          </table:table-cell>
          <table:table-cell table:formula="of:= 11.5 * [.B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4742" calcext:value-type="float">
            <text:p>4742</text:p>
          </table:table-cell>
          <table:table-cell office:value-type="float" office:value="1613" calcext:value-type="float">
            <text:p>1613</text:p>
          </table:table-cell>
          <table:table-cell office:value-type="float" office:value="396" calcext:value-type="float">
            <text:p>396</text:p>
          </table:table-cell>
          <table:table-cell table:formula="of:= 11.5 * [.B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4919" calcext:value-type="float">
            <text:p>4919</text:p>
          </table:table-cell>
          <table:table-cell office:value-type="float" office:value="1618" calcext:value-type="float">
            <text:p>1618</text:p>
          </table:table-cell>
          <table:table-cell office:value-type="float" office:value="381" calcext:value-type="float">
            <text:p>381</text:p>
          </table:table-cell>
          <table:table-cell table:formula="of:= 11.5 * [.B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026" calcext:value-type="float">
            <text:p>5026</text:p>
          </table:table-cell>
          <table:table-cell office:value-type="float" office:value="1616" calcext:value-type="float">
            <text:p>1616</text:p>
          </table:table-cell>
          <table:table-cell office:value-type="float" office:value="323" calcext:value-type="float">
            <text:p>323</text:p>
          </table:table-cell>
          <table:table-cell table:formula="of:= 11.5 * [.B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5024" calcext:value-type="float">
            <text:p>5024</text:p>
          </table:table-cell>
          <table:table-cell office:value-type="float" office:value="1622" calcext:value-type="float">
            <text:p>1622</text:p>
          </table:table-cell>
          <table:table-cell office:value-type="float" office:value="260" calcext:value-type="float">
            <text:p>260</text:p>
          </table:table-cell>
          <table:table-cell table:formula="of:= 11.5 * [.B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4926" calcext:value-type="float">
            <text:p>4926</text:p>
          </table:table-cell>
          <table:table-cell office:value-type="float" office:value="1621" calcext:value-type="float">
            <text:p>1621</text:p>
          </table:table-cell>
          <table:table-cell office:value-type="float" office:value="202" calcext:value-type="float">
            <text:p>202</text:p>
          </table:table-cell>
          <table:table-cell table:formula="of:= 11.5 * [.B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4853" calcext:value-type="float">
            <text:p>4853</text:p>
          </table:table-cell>
          <table:table-cell office:value-type="float" office:value="1626" calcext:value-type="float">
            <text:p>1626</text:p>
          </table:table-cell>
          <table:table-cell office:value-type="float" office:value="142" calcext:value-type="float">
            <text:p>142</text:p>
          </table:table-cell>
          <table:table-cell table:formula="of:= 11.5 * [.B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4760" calcext:value-type="float">
            <text:p>4760</text:p>
          </table:table-cell>
          <table:table-cell office:value-type="float" office:value="1634" calcext:value-type="float">
            <text:p>1634</text:p>
          </table:table-cell>
          <table:table-cell office:value-type="float" office:value="91" calcext:value-type="float">
            <text:p>91</text:p>
          </table:table-cell>
          <table:table-cell table:formula="of:= 11.5 * [.B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4731" calcext:value-type="float">
            <text:p>4731</text:p>
          </table:table-cell>
          <table:table-cell office:value-type="float" office:value="1635" calcext:value-type="float">
            <text:p>1635</text:p>
          </table:table-cell>
          <table:table-cell office:value-type="float" office:value="37" calcext:value-type="float">
            <text:p>37</text:p>
          </table:table-cell>
          <table:table-cell table:formula="of:= 11.5 * [.B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4662" calcext:value-type="float">
            <text:p>4662</text:p>
          </table:table-cell>
          <table:table-cell office:value-type="float" office:value="1644" calcext:value-type="float">
            <text:p>1644</text:p>
          </table:table-cell>
          <table:table-cell office:value-type="float" office:value="12" calcext:value-type="float">
            <text:p>12</text:p>
          </table:table-cell>
          <table:table-cell table:formula="of:= 11.5 * [.B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4594" calcext:value-type="float">
            <text:p>4594</text:p>
          </table:table-cell>
          <table:table-cell office:value-type="float" office:value="1649" calcext:value-type="float">
            <text:p>1649</text:p>
          </table:table-cell>
          <table:table-cell office:value-type="float" office:value="57" calcext:value-type="float">
            <text:p>57</text:p>
          </table:table-cell>
          <table:table-cell table:formula="of:= 11.5 * [.B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4535" calcext:value-type="float">
            <text:p>4535</text:p>
          </table:table-cell>
          <table:table-cell office:value-type="float" office:value="1650" calcext:value-type="float">
            <text:p>1650</text:p>
          </table:table-cell>
          <table:table-cell office:value-type="float" office:value="55" calcext:value-type="float">
            <text:p>55</text:p>
          </table:table-cell>
          <table:table-cell table:formula="of:= 11.5 * [.B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4456" calcext:value-type="float">
            <text:p>4456</text:p>
          </table:table-cell>
          <table:table-cell office:value-type="float" office:value="1644" calcext:value-type="float">
            <text:p>1644</text:p>
          </table:table-cell>
          <table:table-cell office:value-type="float" office:value="55" calcext:value-type="float">
            <text:p>55</text:p>
          </table:table-cell>
          <table:table-cell table:formula="of:= 11.5 * [.B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4384" calcext:value-type="float">
            <text:p>4384</text:p>
          </table:table-cell>
          <table:table-cell office:value-type="float" office:value="1643" calcext:value-type="float">
            <text:p>1643</text:p>
          </table:table-cell>
          <table:table-cell office:value-type="float" office:value="55" calcext:value-type="float">
            <text:p>55</text:p>
          </table:table-cell>
          <table:table-cell table:formula="of:= 11.5 * [.B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4362" calcext:value-type="float">
            <text:p>4362</text:p>
          </table:table-cell>
          <table:table-cell office:value-type="float" office:value="1642" calcext:value-type="float">
            <text:p>1642</text:p>
          </table:table-cell>
          <table:table-cell office:value-type="float" office:value="55" calcext:value-type="float">
            <text:p>55</text:p>
          </table:table-cell>
          <table:table-cell table:formula="of:= 11.5 * [.B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4297" calcext:value-type="float">
            <text:p>4297</text:p>
          </table:table-cell>
          <table:table-cell office:value-type="float" office:value="1642" calcext:value-type="float">
            <text:p>1642</text:p>
          </table:table-cell>
          <table:table-cell office:value-type="float" office:value="52" calcext:value-type="float">
            <text:p>52</text:p>
          </table:table-cell>
          <table:table-cell table:formula="of:= 11.5 * [.B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4251" calcext:value-type="float">
            <text:p>4251</text:p>
          </table:table-cell>
          <table:table-cell office:value-type="float" office:value="1643" calcext:value-type="float">
            <text:p>1643</text:p>
          </table:table-cell>
          <table:table-cell office:value-type="float" office:value="52" calcext:value-type="float">
            <text:p>52</text:p>
          </table:table-cell>
          <table:table-cell table:formula="of:= 11.5 * [.B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183" calcext:value-type="float">
            <text:p>4183</text:p>
          </table:table-cell>
          <table:table-cell office:value-type="float" office:value="1644" calcext:value-type="float">
            <text:p>1644</text:p>
          </table:table-cell>
          <table:table-cell office:value-type="float" office:value="50" calcext:value-type="float">
            <text:p>50</text:p>
          </table:table-cell>
          <table:table-cell table:formula="of:= 11.5 * [.B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4153" calcext:value-type="float">
            <text:p>4153</text:p>
          </table:table-cell>
          <table:table-cell office:value-type="float" office:value="1642" calcext:value-type="float">
            <text:p>1642</text:p>
          </table:table-cell>
          <table:table-cell office:value-type="float" office:value="48" calcext:value-type="float">
            <text:p>48</text:p>
          </table:table-cell>
          <table:table-cell table:formula="of:= 11.5 * [.B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4140" calcext:value-type="float">
            <text:p>4140</text:p>
          </table:table-cell>
          <table:table-cell office:value-type="float" office:value="1642" calcext:value-type="float">
            <text:p>1642</text:p>
          </table:table-cell>
          <table:table-cell office:value-type="float" office:value="48" calcext:value-type="float">
            <text:p>48</text:p>
          </table:table-cell>
          <table:table-cell table:formula="of:= 11.5 * [.B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4069" calcext:value-type="float">
            <text:p>4069</text:p>
          </table:table-cell>
          <table:table-cell office:value-type="float" office:value="1642" calcext:value-type="float">
            <text:p>1642</text:p>
          </table:table-cell>
          <table:table-cell office:value-type="float" office:value="46" calcext:value-type="float">
            <text:p>46</text:p>
          </table:table-cell>
          <table:table-cell table:formula="of:= 11.5 * [.B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4004" calcext:value-type="float">
            <text:p>4004</text:p>
          </table:table-cell>
          <table:table-cell office:value-type="float" office:value="1643" calcext:value-type="float">
            <text:p>1643</text:p>
          </table:table-cell>
          <table:table-cell office:value-type="float" office:value="46" calcext:value-type="float">
            <text:p>46</text:p>
          </table:table-cell>
          <table:table-cell table:formula="of:= 11.5 * [.B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3951" calcext:value-type="float">
            <text:p>3951</text:p>
          </table:table-cell>
          <table:table-cell office:value-type="float" office:value="1644" calcext:value-type="float">
            <text:p>1644</text:p>
          </table:table-cell>
          <table:table-cell office:value-type="float" office:value="40" calcext:value-type="float">
            <text:p>40</text:p>
          </table:table-cell>
          <table:table-cell table:formula="of:= 11.5 * [.B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3958" calcext:value-type="float">
            <text:p>3958</text:p>
          </table:table-cell>
          <table:table-cell office:value-type="float" office:value="1645" calcext:value-type="float">
            <text:p>1645</text:p>
          </table:table-cell>
          <table:table-cell office:value-type="float" office:value="40" calcext:value-type="float">
            <text:p>40</text:p>
          </table:table-cell>
          <table:table-cell table:formula="of:= 11.5 * [.B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3881" calcext:value-type="float">
            <text:p>3881</text:p>
          </table:table-cell>
          <table:table-cell office:value-type="float" office:value="1644" calcext:value-type="float">
            <text:p>1644</text:p>
          </table:table-cell>
          <table:table-cell office:value-type="float" office:value="39" calcext:value-type="float">
            <text:p>39</text:p>
          </table:table-cell>
          <table:table-cell table:formula="of:= 11.5 * [.B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833" calcext:value-type="float">
            <text:p>3833</text:p>
          </table:table-cell>
          <table:table-cell office:value-type="float" office:value="1644" calcext:value-type="float">
            <text:p>1644</text:p>
          </table:table-cell>
          <table:table-cell office:value-type="float" office:value="37" calcext:value-type="float">
            <text:p>37</text:p>
          </table:table-cell>
          <table:table-cell table:formula="of:= 11.5 * [.B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3812" calcext:value-type="float">
            <text:p>3812</text:p>
          </table:table-cell>
          <table:table-cell office:value-type="float" office:value="1644" calcext:value-type="float">
            <text:p>1644</text:p>
          </table:table-cell>
          <table:table-cell office:value-type="float" office:value="37" calcext:value-type="float">
            <text:p>37</text:p>
          </table:table-cell>
          <table:table-cell table:formula="of:= 11.5 * [.B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759" calcext:value-type="float">
            <text:p>3759</text:p>
          </table:table-cell>
          <table:table-cell office:value-type="float" office:value="1643" calcext:value-type="float">
            <text:p>1643</text:p>
          </table:table-cell>
          <table:table-cell office:value-type="float" office:value="37" calcext:value-type="float">
            <text:p>37</text:p>
          </table:table-cell>
          <table:table-cell table:formula="of:= 11.5 * [.B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734" calcext:value-type="float">
            <text:p>3734</text:p>
          </table:table-cell>
          <table:table-cell office:value-type="float" office:value="1644" calcext:value-type="float">
            <text:p>1644</text:p>
          </table:table-cell>
          <table:table-cell office:value-type="float" office:value="35" calcext:value-type="float">
            <text:p>35</text:p>
          </table:table-cell>
          <table:table-cell table:formula="of:= 11.5 * [.B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3691" calcext:value-type="float">
            <text:p>3691</text:p>
          </table:table-cell>
          <table:table-cell office:value-type="float" office:value="1644" calcext:value-type="float">
            <text:p>1644</text:p>
          </table:table-cell>
          <table:table-cell office:value-type="float" office:value="31" calcext:value-type="float">
            <text:p>31</text:p>
          </table:table-cell>
          <table:table-cell table:formula="of:= 11.5 * [.B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680" calcext:value-type="float">
            <text:p>3680</text:p>
          </table:table-cell>
          <table:table-cell office:value-type="float" office:value="1644" calcext:value-type="float">
            <text:p>1644</text:p>
          </table:table-cell>
          <table:table-cell office:value-type="float" office:value="31" calcext:value-type="float">
            <text:p>31</text:p>
          </table:table-cell>
          <table:table-cell table:formula="of:= 11.5 * [.B57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3633" calcext:value-type="float">
            <text:p>3633</text:p>
          </table:table-cell>
          <table:table-cell office:value-type="float" office:value="1645" calcext:value-type="float">
            <text:p>1645</text:p>
          </table:table-cell>
          <table:table-cell office:value-type="float" office:value="29" calcext:value-type="float">
            <text:p>29</text:p>
          </table:table-cell>
          <table:table-cell table:formula="of:= 11.5 * [.B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3606" calcext:value-type="float">
            <text:p>3606</text:p>
          </table:table-cell>
          <table:table-cell office:value-type="float" office:value="1645" calcext:value-type="float">
            <text:p>1645</text:p>
          </table:table-cell>
          <table:table-cell office:value-type="float" office:value="27" calcext:value-type="float">
            <text:p>27</text:p>
          </table:table-cell>
          <table:table-cell table:formula="of:= 11.5 * [.B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3571" calcext:value-type="float">
            <text:p>3571</text:p>
          </table:table-cell>
          <table:table-cell office:value-type="float" office:value="1645" calcext:value-type="float">
            <text:p>1645</text:p>
          </table:table-cell>
          <table:table-cell office:value-type="float" office:value="24" calcext:value-type="float">
            <text:p>24</text:p>
          </table:table-cell>
          <table:table-cell table:formula="of:= 11.5 * [.B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3536" calcext:value-type="float">
            <text:p>3536</text:p>
          </table:table-cell>
          <table:table-cell office:value-type="float" office:value="1645" calcext:value-type="float">
            <text:p>1645</text:p>
          </table:table-cell>
          <table:table-cell office:value-type="float" office:value="24" calcext:value-type="float">
            <text:p>24</text:p>
          </table:table-cell>
          <table:table-cell table:formula="of:= 11.5 * [.B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3539" calcext:value-type="float">
            <text:p>3539</text:p>
          </table:table-cell>
          <table:table-cell office:value-type="float" office:value="1645" calcext:value-type="float">
            <text:p>1645</text:p>
          </table:table-cell>
          <table:table-cell office:value-type="float" office:value="22" calcext:value-type="float">
            <text:p>22</text:p>
          </table:table-cell>
          <table:table-cell table:formula="of:= 11.5 * [.B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3498" calcext:value-type="float">
            <text:p>3498</text:p>
          </table:table-cell>
          <table:table-cell office:value-type="float" office:value="1645" calcext:value-type="float">
            <text:p>1645</text:p>
          </table:table-cell>
          <table:table-cell office:value-type="float" office:value="20" calcext:value-type="float">
            <text:p>20</text:p>
          </table:table-cell>
          <table:table-cell table:formula="of:= 11.5 * [.B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3467" calcext:value-type="float">
            <text:p>3467</text:p>
          </table:table-cell>
          <table:table-cell office:value-type="float" office:value="1645" calcext:value-type="float">
            <text:p>1645</text:p>
          </table:table-cell>
          <table:table-cell office:value-type="float" office:value="18" calcext:value-type="float">
            <text:p>18</text:p>
          </table:table-cell>
          <table:table-cell table:formula="of:= 11.5 * [.B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3463" calcext:value-type="float">
            <text:p>3463</text:p>
          </table:table-cell>
          <table:table-cell office:value-type="float" office:value="1645" calcext:value-type="float">
            <text:p>1645</text:p>
          </table:table-cell>
          <table:table-cell office:value-type="float" office:value="18" calcext:value-type="float">
            <text:p>18</text:p>
          </table:table-cell>
          <table:table-cell table:formula="of:= 11.5 * [.B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3447" calcext:value-type="float">
            <text:p>3447</text:p>
          </table:table-cell>
          <table:table-cell office:value-type="float" office:value="1645" calcext:value-type="float">
            <text:p>1645</text:p>
          </table:table-cell>
          <table:table-cell office:value-type="float" office:value="18" calcext:value-type="float">
            <text:p>18</text:p>
          </table:table-cell>
          <table:table-cell table:formula="of:= 11.5 * [.B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3427" calcext:value-type="float">
            <text:p>3427</text:p>
          </table:table-cell>
          <table:table-cell office:value-type="float" office:value="1645" calcext:value-type="float">
            <text:p>1645</text:p>
          </table:table-cell>
          <table:table-cell office:value-type="float" office:value="18" calcext:value-type="float">
            <text:p>18</text:p>
          </table:table-cell>
          <table:table-cell table:formula="of:= 11.5 * [.B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3392" calcext:value-type="float">
            <text:p>3392</text:p>
          </table:table-cell>
          <table:table-cell office:value-type="float" office:value="1645" calcext:value-type="float">
            <text:p>1645</text:p>
          </table:table-cell>
          <table:table-cell office:value-type="float" office:value="16" calcext:value-type="float">
            <text:p>16</text:p>
          </table:table-cell>
          <table:table-cell table:formula="of:= 11.5 * [.B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3406" calcext:value-type="float">
            <text:p>3406</text:p>
          </table:table-cell>
          <table:table-cell office:value-type="float" office:value="1645" calcext:value-type="float">
            <text:p>1645</text:p>
          </table:table-cell>
          <table:table-cell office:value-type="float" office:value="14" calcext:value-type="float">
            <text:p>14</text:p>
          </table:table-cell>
          <table:table-cell table:formula="of:= 11.5 * [.B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3368" calcext:value-type="float">
            <text:p>3368</text:p>
          </table:table-cell>
          <table:table-cell office:value-type="float" office:value="1646" calcext:value-type="float">
            <text:p>1646</text:p>
          </table:table-cell>
          <table:table-cell office:value-type="float" office:value="16" calcext:value-type="float">
            <text:p>16</text:p>
          </table:table-cell>
          <table:table-cell table:formula="of:= 11.5 * [.B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3367" calcext:value-type="float">
            <text:p>3367</text:p>
          </table:table-cell>
          <table:table-cell office:value-type="float" office:value="1646" calcext:value-type="float">
            <text:p>1646</text:p>
          </table:table-cell>
          <table:table-cell office:value-type="float" office:value="18" calcext:value-type="float">
            <text:p>18</text:p>
          </table:table-cell>
          <table:table-cell table:formula="of:= 11.5 * [.B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3342" calcext:value-type="float">
            <text:p>3342</text:p>
          </table:table-cell>
          <table:table-cell office:value-type="float" office:value="1646" calcext:value-type="float">
            <text:p>1646</text:p>
          </table:table-cell>
          <table:table-cell office:value-type="float" office:value="16" calcext:value-type="float">
            <text:p>16</text:p>
          </table:table-cell>
          <table:table-cell table:formula="of:= 11.5 * [.B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3354" calcext:value-type="float">
            <text:p>3354</text:p>
          </table:table-cell>
          <table:table-cell office:value-type="float" office:value="1647" calcext:value-type="float">
            <text:p>1647</text:p>
          </table:table-cell>
          <table:table-cell office:value-type="float" office:value="16" calcext:value-type="float">
            <text:p>16</text:p>
          </table:table-cell>
          <table:table-cell table:formula="of:= 11.5 * [.B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3306" calcext:value-type="float">
            <text:p>3306</text:p>
          </table:table-cell>
          <table:table-cell office:value-type="float" office:value="1646" calcext:value-type="float">
            <text:p>1646</text:p>
          </table:table-cell>
          <table:table-cell office:value-type="float" office:value="16" calcext:value-type="float">
            <text:p>16</text:p>
          </table:table-cell>
          <table:table-cell table:formula="of:= 11.5 * [.B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300" calcext:value-type="float">
            <text:p>3300</text:p>
          </table:table-cell>
          <table:table-cell office:value-type="float" office:value="1646" calcext:value-type="float">
            <text:p>1646</text:p>
          </table:table-cell>
          <table:table-cell office:value-type="float" office:value="16" calcext:value-type="float">
            <text:p>16</text:p>
          </table:table-cell>
          <table:table-cell table:formula="of:= 11.5 * [.B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280" calcext:value-type="float">
            <text:p>3280</text:p>
          </table:table-cell>
          <table:table-cell office:value-type="float" office:value="1646" calcext:value-type="float">
            <text:p>1646</text:p>
          </table:table-cell>
          <table:table-cell office:value-type="float" office:value="16" calcext:value-type="float">
            <text:p>16</text:p>
          </table:table-cell>
          <table:table-cell table:formula="of:= 11.5 * [.B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3259" calcext:value-type="float">
            <text:p>3259</text:p>
          </table:table-cell>
          <table:table-cell office:value-type="float" office:value="1646" calcext:value-type="float">
            <text:p>1646</text:p>
          </table:table-cell>
          <table:table-cell office:value-type="float" office:value="16" calcext:value-type="float">
            <text:p>16</text:p>
          </table:table-cell>
          <table:table-cell table:formula="of:= 11.5 * [.B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3254" calcext:value-type="float">
            <text:p>3254</text:p>
          </table:table-cell>
          <table:table-cell office:value-type="float" office:value="1645" calcext:value-type="float">
            <text:p>1645</text:p>
          </table:table-cell>
          <table:table-cell office:value-type="float" office:value="14" calcext:value-type="float">
            <text:p>14</text:p>
          </table:table-cell>
          <table:table-cell table:formula="of:= 11.5 * [.B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3229" calcext:value-type="float">
            <text:p>3229</text:p>
          </table:table-cell>
          <table:table-cell office:value-type="float" office:value="1646" calcext:value-type="float">
            <text:p>1646</text:p>
          </table:table-cell>
          <table:table-cell office:value-type="float" office:value="12" calcext:value-type="float">
            <text:p>12</text:p>
          </table:table-cell>
          <table:table-cell table:formula="of:= 11.5 * [.B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199" calcext:value-type="float">
            <text:p>3199</text:p>
          </table:table-cell>
          <table:table-cell office:value-type="float" office:value="1647" calcext:value-type="float">
            <text:p>1647</text:p>
          </table:table-cell>
          <table:table-cell office:value-type="float" office:value="12" calcext:value-type="float">
            <text:p>12</text:p>
          </table:table-cell>
          <table:table-cell table:formula="of:= 11.5 * [.B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3179" calcext:value-type="float">
            <text:p>3179</text:p>
          </table:table-cell>
          <table:table-cell office:value-type="float" office:value="1647" calcext:value-type="float">
            <text:p>1647</text:p>
          </table:table-cell>
          <table:table-cell office:value-type="float" office:value="12" calcext:value-type="float">
            <text:p>12</text:p>
          </table:table-cell>
          <table:table-cell table:formula="of:= 11.5 * [.B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3149" calcext:value-type="float">
            <text:p>3149</text:p>
          </table:table-cell>
          <table:table-cell office:value-type="float" office:value="1647" calcext:value-type="float">
            <text:p>1647</text:p>
          </table:table-cell>
          <table:table-cell office:value-type="float" office:value="10" calcext:value-type="float">
            <text:p>10</text:p>
          </table:table-cell>
          <table:table-cell table:formula="of:= 11.5 * [.B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34" calcext:value-type="float">
            <text:p>3134</text:p>
          </table:table-cell>
          <table:table-cell office:value-type="float" office:value="1647" calcext:value-type="float">
            <text:p>1647</text:p>
          </table:table-cell>
          <table:table-cell office:value-type="float" office:value="10" calcext:value-type="float">
            <text:p>10</text:p>
          </table:table-cell>
          <table:table-cell table:formula="of:= 11.5 * [.B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12" calcext:value-type="float">
            <text:p>3112</text:p>
          </table:table-cell>
          <table:table-cell office:value-type="float" office:value="1648" calcext:value-type="float">
            <text:p>1648</text:p>
          </table:table-cell>
          <table:table-cell office:value-type="float" office:value="12" calcext:value-type="float">
            <text:p>12</text:p>
          </table:table-cell>
          <table:table-cell table:formula="of:= 11.5 * [.B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3106" calcext:value-type="float">
            <text:p>3106</text:p>
          </table:table-cell>
          <table:table-cell office:value-type="float" office:value="1648" calcext:value-type="float">
            <text:p>1648</text:p>
          </table:table-cell>
          <table:table-cell office:value-type="float" office:value="10" calcext:value-type="float">
            <text:p>10</text:p>
          </table:table-cell>
          <table:table-cell table:formula="of:= 11.5 * [.B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3074" calcext:value-type="float">
            <text:p>3074</text:p>
          </table:table-cell>
          <table:table-cell office:value-type="float" office:value="1648" calcext:value-type="float">
            <text:p>1648</text:p>
          </table:table-cell>
          <table:table-cell office:value-type="float" office:value="10" calcext:value-type="float">
            <text:p>10</text:p>
          </table:table-cell>
          <table:table-cell table:formula="of:= 11.5 * [.B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060" calcext:value-type="float">
            <text:p>3060</text:p>
          </table:table-cell>
          <table:table-cell office:value-type="float" office:value="1648" calcext:value-type="float">
            <text:p>1648</text:p>
          </table:table-cell>
          <table:table-cell office:value-type="float" office:value="9" calcext:value-type="float">
            <text:p>9</text:p>
          </table:table-cell>
          <table:table-cell table:formula="of:= 11.5 * [.B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3021" calcext:value-type="float">
            <text:p>3021</text:p>
          </table:table-cell>
          <table:table-cell office:value-type="float" office:value="1648" calcext:value-type="float">
            <text:p>1648</text:p>
          </table:table-cell>
          <table:table-cell office:value-type="float" office:value="9" calcext:value-type="float">
            <text:p>9</text:p>
          </table:table-cell>
          <table:table-cell table:formula="of:= 11.5 * [.B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3036" calcext:value-type="float">
            <text:p>3036</text:p>
          </table:table-cell>
          <table:table-cell office:value-type="float" office:value="1648" calcext:value-type="float">
            <text:p>1648</text:p>
          </table:table-cell>
          <table:table-cell office:value-type="float" office:value="7" calcext:value-type="float">
            <text:p>7</text:p>
          </table:table-cell>
          <table:table-cell table:formula="of:= 11.5 * [.B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3010" calcext:value-type="float">
            <text:p>3010</text:p>
          </table:table-cell>
          <table:table-cell office:value-type="float" office:value="1648" calcext:value-type="float">
            <text:p>1648</text:p>
          </table:table-cell>
          <table:table-cell office:value-type="float" office:value="5" calcext:value-type="float">
            <text:p>5</text:p>
          </table:table-cell>
          <table:table-cell table:formula="of:= 11.5 * [.B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993" calcext:value-type="float">
            <text:p>2993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formula="of:= 11.5 * [.B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3011" calcext:value-type="float">
            <text:p>3011</text:p>
          </table:table-cell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  <table:table-cell table:formula="of:= 11.5 * [.B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985" calcext:value-type="float">
            <text:p>2985</text:p>
          </table:table-cell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  <table:table-cell table:formula="of:= 11.5 * [.B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961" calcext:value-type="float">
            <text:p>2961</text:p>
          </table:table-cell>
          <table:table-cell office:value-type="float" office:value="1647" calcext:value-type="float">
            <text:p>1647</text:p>
          </table:table-cell>
          <table:table-cell office:value-type="float" office:value="1" calcext:value-type="float">
            <text:p>1</text:p>
          </table:table-cell>
          <table:table-cell table:formula="of:= 11.5 * [.B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942" calcext:value-type="float">
            <text:p>2942</text:p>
          </table:table-cell>
          <table:table-cell office:value-type="float" office:value="1647" calcext:value-type="float">
            <text:p>1647</text:p>
          </table:table-cell>
          <table:table-cell office:value-type="float" office:value="1" calcext:value-type="float">
            <text:p>1</text:p>
          </table:table-cell>
          <table:table-cell table:formula="of:= 11.5 * [.B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946" calcext:value-type="float">
            <text:p>2946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formula="of:= 11.5 * [.B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931" calcext:value-type="float">
            <text:p>2931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formula="of:= 11.5 * [.B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927" calcext:value-type="float">
            <text:p>2927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formula="of:= 11.5 * [.B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932" calcext:value-type="float">
            <text:p>293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formula="of:= 11.5 * [.B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913" calcext:value-type="float">
            <text:p>2913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formula="of:= 11.5 * [.B1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911" calcext:value-type="float">
            <text:p>2911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table:formula="of:= 11.5 * [.B1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895" calcext:value-type="float">
            <text:p>2895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890" calcext:value-type="float">
            <text:p>2890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880" calcext:value-type="float">
            <text:p>2880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874" calcext:value-type="float">
            <text:p>2874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table:formula="of:= 11.5 * [.B1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865" calcext:value-type="float">
            <text:p>2865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845" calcext:value-type="float">
            <text:p>2845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838" calcext:value-type="float">
            <text:p>2838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table:formula="of:= 11.5 * [.B1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822" calcext:value-type="float">
            <text:p>2822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table:formula="of:= 11.5 * [.B1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818" calcext:value-type="float">
            <text:p>2818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table:formula="of:= 11.5 * [.B1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808" calcext:value-type="float">
            <text:p>2808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797" calcext:value-type="float">
            <text:p>2797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802" calcext:value-type="float">
            <text:p>2802</text:p>
          </table:table-cell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 table:formula="of:= 11.5 * [.B1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780" calcext:value-type="float">
            <text:p>2780</text:p>
          </table:table-cell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 table:formula="of:= 11.5 * [.B1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767" calcext:value-type="float">
            <text:p>2767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759" calcext:value-type="float">
            <text:p>2759</text:p>
          </table:table-cell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 table:formula="of:= 11.5 * [.B1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738" calcext:value-type="float">
            <text:p>2738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formula="of:= 11.5 * [.B1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735" calcext:value-type="float">
            <text:p>2735</text:p>
          </table:table-cell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 table:formula="of:= 11.5 * [.B1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723" calcext:value-type="float">
            <text:p>2723</text:p>
          </table:table-cell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 table:formula="of:= 11.5 * [.B1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718" calcext:value-type="float">
            <text:p>2718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table:formula="of:= 11.5 * [.B1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709" calcext:value-type="float">
            <text:p>2709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710" calcext:value-type="float">
            <text:p>2710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697" calcext:value-type="float">
            <text:p>2697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682" calcext:value-type="float">
            <text:p>2682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687" calcext:value-type="float">
            <text:p>2687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675" calcext:value-type="float">
            <text:p>2675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661" calcext:value-type="float">
            <text:p>2661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674" calcext:value-type="float">
            <text:p>2674</text:p>
          </table:table-cell>
          <table:table-cell office:value-type="float" office:value="1649" calcext:value-type="float">
            <text:p>1649</text:p>
          </table:table-cell>
          <table:table-cell office:value-type="float" office:value="2" calcext:value-type="float">
            <text:p>2</text:p>
          </table:table-cell>
          <table:table-cell table:formula="of:= 11.5 * [.B1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647" calcext:value-type="float">
            <text:p>2647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formula="of:= 11.5 * [.B1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648" calcext:value-type="float">
            <text:p>2648</text:p>
          </table:table-cell>
          <table:table-cell office:value-type="float" office:value="1649" calcext:value-type="float">
            <text:p>1649</text:p>
          </table:table-cell>
          <table:table-cell office:value-type="float" office:value="3" calcext:value-type="float">
            <text:p>3</text:p>
          </table:table-cell>
          <table:table-cell table:formula="of:= 11.5 * [.B1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637" calcext:value-type="float">
            <text:p>2637</text:p>
          </table:table-cell>
          <table:table-cell office:value-type="float" office:value="1649" calcext:value-type="float">
            <text:p>1649</text:p>
          </table:table-cell>
          <table:table-cell office:value-type="float" office:value="3" calcext:value-type="float">
            <text:p>3</text:p>
          </table:table-cell>
          <table:table-cell table:formula="of:= 11.5 * [.B1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623" calcext:value-type="float">
            <text:p>2623</text:p>
          </table:table-cell>
          <table:table-cell office:value-type="float" office:value="1648" calcext:value-type="float">
            <text:p>1648</text:p>
          </table:table-cell>
          <table:table-cell office:value-type="float" office:value="5" calcext:value-type="float">
            <text:p>5</text:p>
          </table:table-cell>
          <table:table-cell table:formula="of:= 11.5 * [.B1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623" calcext:value-type="float">
            <text:p>2623</text:p>
          </table:table-cell>
          <table:table-cell office:value-type="float" office:value="1648" calcext:value-type="float">
            <text:p>1648</text:p>
          </table:table-cell>
          <table:table-cell office:value-type="float" office:value="5" calcext:value-type="float">
            <text:p>5</text:p>
          </table:table-cell>
          <table:table-cell table:formula="of:= 11.5 * [.B1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625" calcext:value-type="float">
            <text:p>2625</text:p>
          </table:table-cell>
          <table:table-cell office:value-type="float" office:value="1648" calcext:value-type="float">
            <text:p>1648</text:p>
          </table:table-cell>
          <table:table-cell office:value-type="float" office:value="5" calcext:value-type="float">
            <text:p>5</text:p>
          </table:table-cell>
          <table:table-cell table:formula="of:= 11.5 * [.B1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610" calcext:value-type="float">
            <text:p>2610</text:p>
          </table:table-cell>
          <table:table-cell office:value-type="float" office:value="1649" calcext:value-type="float">
            <text:p>1649</text:p>
          </table:table-cell>
          <table:table-cell office:value-type="float" office:value="5" calcext:value-type="float">
            <text:p>5</text:p>
          </table:table-cell>
          <table:table-cell table:formula="of:= 11.5 * [.B1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612" calcext:value-type="float">
            <text:p>2612</text:p>
          </table:table-cell>
          <table:table-cell office:value-type="float" office:value="1648" calcext:value-type="float">
            <text:p>1648</text:p>
          </table:table-cell>
          <table:table-cell office:value-type="float" office:value="5" calcext:value-type="float">
            <text:p>5</text:p>
          </table:table-cell>
          <table:table-cell table:formula="of:= 11.5 * [.B1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601" calcext:value-type="float">
            <text:p>2601</text:p>
          </table:table-cell>
          <table:table-cell office:value-type="float" office:value="1649" calcext:value-type="float">
            <text:p>1649</text:p>
          </table:table-cell>
          <table:table-cell office:value-type="float" office:value="5" calcext:value-type="float">
            <text:p>5</text:p>
          </table:table-cell>
          <table:table-cell table:formula="of:= 11.5 * [.B1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582" calcext:value-type="float">
            <text:p>2582</text:p>
          </table:table-cell>
          <table:table-cell office:value-type="float" office:value="1648" calcext:value-type="float">
            <text:p>1648</text:p>
          </table:table-cell>
          <table:table-cell office:value-type="float" office:value="5" calcext:value-type="float">
            <text:p>5</text:p>
          </table:table-cell>
          <table:table-cell table:formula="of:= 11.5 * [.B1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593" calcext:value-type="float">
            <text:p>2593</text:p>
          </table:table-cell>
          <table:table-cell office:value-type="float" office:value="1648" calcext:value-type="float">
            <text:p>1648</text:p>
          </table:table-cell>
          <table:table-cell office:value-type="float" office:value="7" calcext:value-type="float">
            <text:p>7</text:p>
          </table:table-cell>
          <table:table-cell table:formula="of:= 11.5 * [.B1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587" calcext:value-type="float">
            <text:p>2587</text:p>
          </table:table-cell>
          <table:table-cell office:value-type="float" office:value="1648" calcext:value-type="float">
            <text:p>1648</text:p>
          </table:table-cell>
          <table:table-cell office:value-type="float" office:value="5" calcext:value-type="float">
            <text:p>5</text:p>
          </table:table-cell>
          <table:table-cell table:formula="of:= 11.5 * [.B1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584" calcext:value-type="float">
            <text:p>2584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584" calcext:value-type="float">
            <text:p>2584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565" calcext:value-type="float">
            <text:p>2565</text:p>
          </table:table-cell>
          <table:table-cell office:value-type="float" office:value="1648" calcext:value-type="float">
            <text:p>1648</text:p>
          </table:table-cell>
          <table:table-cell office:value-type="float" office:value="7" calcext:value-type="float">
            <text:p>7</text:p>
          </table:table-cell>
          <table:table-cell table:formula="of:= 11.5 * [.B1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551" calcext:value-type="float">
            <text:p>2551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546" calcext:value-type="float">
            <text:p>2546</text:p>
          </table:table-cell>
          <table:table-cell office:value-type="float" office:value="1648" calcext:value-type="float">
            <text:p>1648</text:p>
          </table:table-cell>
          <table:table-cell office:value-type="float" office:value="7" calcext:value-type="float">
            <text:p>7</text:p>
          </table:table-cell>
          <table:table-cell table:formula="of:= 11.5 * [.B1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549" calcext:value-type="float">
            <text:p>2549</text:p>
          </table:table-cell>
          <table:table-cell office:value-type="float" office:value="1648" calcext:value-type="float">
            <text:p>1648</text:p>
          </table:table-cell>
          <table:table-cell office:value-type="float" office:value="7" calcext:value-type="float">
            <text:p>7</text:p>
          </table:table-cell>
          <table:table-cell table:formula="of:= 11.5 * [.B1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542" calcext:value-type="float">
            <text:p>2542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545" calcext:value-type="float">
            <text:p>2545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540" calcext:value-type="float">
            <text:p>2540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526" calcext:value-type="float">
            <text:p>2526</text:p>
          </table:table-cell>
          <table:table-cell office:value-type="float" office:value="1649" calcext:value-type="float">
            <text:p>1649</text:p>
          </table:table-cell>
          <table:table-cell office:value-type="float" office:value="5" calcext:value-type="float">
            <text:p>5</text:p>
          </table:table-cell>
          <table:table-cell table:formula="of:= 11.5 * [.B1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526" calcext:value-type="float">
            <text:p>2526</text:p>
          </table:table-cell>
          <table:table-cell office:value-type="float" office:value="1649" calcext:value-type="float">
            <text:p>1649</text:p>
          </table:table-cell>
          <table:table-cell office:value-type="float" office:value="5" calcext:value-type="float">
            <text:p>5</text:p>
          </table:table-cell>
          <table:table-cell table:formula="of:= 11.5 * [.B1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528" calcext:value-type="float">
            <text:p>2528</text:p>
          </table:table-cell>
          <table:table-cell office:value-type="float" office:value="1649" calcext:value-type="float">
            <text:p>1649</text:p>
          </table:table-cell>
          <table:table-cell office:value-type="float" office:value="5" calcext:value-type="float">
            <text:p>5</text:p>
          </table:table-cell>
          <table:table-cell table:formula="of:= 11.5 * [.B1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511" calcext:value-type="float">
            <text:p>2511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520" calcext:value-type="float">
            <text:p>2520</text:p>
          </table:table-cell>
          <table:table-cell office:value-type="float" office:value="1649" calcext:value-type="float">
            <text:p>1649</text:p>
          </table:table-cell>
          <table:table-cell office:value-type="float" office:value="5" calcext:value-type="float">
            <text:p>5</text:p>
          </table:table-cell>
          <table:table-cell table:formula="of:= 11.5 * [.B1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501" calcext:value-type="float">
            <text:p>2501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506" calcext:value-type="float">
            <text:p>2506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formula="of:= 11.5 * [.B1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506" calcext:value-type="float">
            <text:p>2506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502" calcext:value-type="float">
            <text:p>2502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formula="of:= 11.5 * [.B1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505" calcext:value-type="float">
            <text:p>2505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formula="of:= 11.5 * [.B1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89" calcext:value-type="float">
            <text:p>2489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formula="of:= 11.5 * [.B1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83" calcext:value-type="float">
            <text:p>2483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81" calcext:value-type="float">
            <text:p>2481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81" calcext:value-type="float">
            <text:p>2481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77" calcext:value-type="float">
            <text:p>2477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69" calcext:value-type="float">
            <text:p>2469</text:p>
          </table:table-cell>
          <table:table-cell office:value-type="float" office:value="1649" calcext:value-type="float">
            <text:p>1649</text:p>
          </table:table-cell>
          <table:table-cell office:value-type="float" office:value="5" calcext:value-type="float">
            <text:p>5</text:p>
          </table:table-cell>
          <table:table-cell table:formula="of:= 11.5 * [.B1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63" calcext:value-type="float">
            <text:p>2463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60" calcext:value-type="float">
            <text:p>2460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60" calcext:value-type="float">
            <text:p>2460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67" calcext:value-type="float">
            <text:p>2467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64" calcext:value-type="float">
            <text:p>2464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46" calcext:value-type="float">
            <text:p>2446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46" calcext:value-type="float">
            <text:p>2446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44" calcext:value-type="float">
            <text:p>2444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1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43" calcext:value-type="float">
            <text:p>2443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44" calcext:value-type="float">
            <text:p>2444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43" calcext:value-type="float">
            <text:p>244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1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31" calcext:value-type="float">
            <text:p>243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1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28" calcext:value-type="float">
            <text:p>2428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27" calcext:value-type="float">
            <text:p>2427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formula="of:= 11.5 * [.B1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25" calcext:value-type="float">
            <text:p>2425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formula="of:= 11.5 * [.B1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25" calcext:value-type="float">
            <text:p>2425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formula="of:= 11.5 * [.B1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1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1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392" calcext:value-type="float">
            <text:p>2392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1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1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84" calcext:value-type="float">
            <text:p>2384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1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384" calcext:value-type="float">
            <text:p>2384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383" calcext:value-type="float">
            <text:p>2383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1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80" calcext:value-type="float">
            <text:p>2380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99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88" calcext:value-type="float">
            <text:p>2388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200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81" calcext:value-type="float">
            <text:p>2381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2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378" calcext:value-type="float">
            <text:p>2378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2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376" calcext:value-type="float">
            <text:p>2376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2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74" calcext:value-type="float">
            <text:p>2374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formula="of:= 11.5 * [.B2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69" calcext:value-type="float">
            <text:p>2369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2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75" calcext:value-type="float">
            <text:p>2375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2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69" calcext:value-type="float">
            <text:p>2369</text:p>
          </table:table-cell>
          <table:table-cell office:value-type="float" office:value="1649" calcext:value-type="float">
            <text:p>1649</text:p>
          </table:table-cell>
          <table:table-cell office:value-type="float" office:value="11" calcext:value-type="float">
            <text:p>11</text:p>
          </table:table-cell>
          <table:table-cell table:formula="of:= 11.5 * [.B2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374" calcext:value-type="float">
            <text:p>2374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2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367" calcext:value-type="float">
            <text:p>2367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362" calcext:value-type="float">
            <text:p>2362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365" calcext:value-type="float">
            <text:p>236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362" calcext:value-type="float">
            <text:p>2362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2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358" calcext:value-type="float">
            <text:p>235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365" calcext:value-type="float">
            <text:p>236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2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349" calcext:value-type="float">
            <text:p>234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356" calcext:value-type="float">
            <text:p>235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2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64" calcext:value-type="float">
            <text:p>236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349" calcext:value-type="float">
            <text:p>2349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352" calcext:value-type="float">
            <text:p>2352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351" calcext:value-type="float">
            <text:p>235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350" calcext:value-type="float">
            <text:p>235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55" calcext:value-type="float">
            <text:p>235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56" calcext:value-type="float">
            <text:p>235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344" calcext:value-type="float">
            <text:p>2344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341" calcext:value-type="float">
            <text:p>234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2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46" calcext:value-type="float">
            <text:p>234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2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31" calcext:value-type="float">
            <text:p>233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2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52" calcext:value-type="float">
            <text:p>235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346" calcext:value-type="float">
            <text:p>2346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349" calcext:value-type="float">
            <text:p>2349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345" calcext:value-type="float">
            <text:p>2345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2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337" calcext:value-type="float">
            <text:p>2337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333" calcext:value-type="float">
            <text:p>2333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331" calcext:value-type="float">
            <text:p>233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337" calcext:value-type="float">
            <text:p>233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342" calcext:value-type="float">
            <text:p>234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340" calcext:value-type="float">
            <text:p>234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336" calcext:value-type="float">
            <text:p>233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336" calcext:value-type="float">
            <text:p>233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34" calcext:value-type="float">
            <text:p>233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333" calcext:value-type="float">
            <text:p>233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334" calcext:value-type="float">
            <text:p>233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334" calcext:value-type="float">
            <text:p>233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330" calcext:value-type="float">
            <text:p>233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333" calcext:value-type="float">
            <text:p>233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336" calcext:value-type="float">
            <text:p>233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19" calcext:value-type="float">
            <text:p>2319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330" calcext:value-type="float">
            <text:p>2330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2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332" calcext:value-type="float">
            <text:p>233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328" calcext:value-type="float">
            <text:p>2328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2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327" calcext:value-type="float">
            <text:p>2327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328" calcext:value-type="float">
            <text:p>2328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325" calcext:value-type="float">
            <text:p>232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323" calcext:value-type="float">
            <text:p>2323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2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331" calcext:value-type="float">
            <text:p>233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21" calcext:value-type="float">
            <text:p>232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322" calcext:value-type="float">
            <text:p>232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328" calcext:value-type="float">
            <text:p>232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22" calcext:value-type="float">
            <text:p>232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28" calcext:value-type="float">
            <text:p>232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322" calcext:value-type="float">
            <text:p>232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32" calcext:value-type="float">
            <text:p>2332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21" calcext:value-type="float">
            <text:p>232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2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19" calcext:value-type="float">
            <text:p>231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323" calcext:value-type="float">
            <text:p>2323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319" calcext:value-type="float">
            <text:p>2319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327" calcext:value-type="float">
            <text:p>2327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2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313" calcext:value-type="float">
            <text:p>231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310" calcext:value-type="float">
            <text:p>231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11" calcext:value-type="float">
            <text:p>231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317" calcext:value-type="float">
            <text:p>231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321" calcext:value-type="float">
            <text:p>232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317" calcext:value-type="float">
            <text:p>231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2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313" calcext:value-type="float">
            <text:p>231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319" calcext:value-type="float">
            <text:p>2319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2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311" calcext:value-type="float">
            <text:p>231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313" calcext:value-type="float">
            <text:p>231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314" calcext:value-type="float">
            <text:p>231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3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314" calcext:value-type="float">
            <text:p>231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313" calcext:value-type="float">
            <text:p>231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317" calcext:value-type="float">
            <text:p>2317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3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311" calcext:value-type="float">
            <text:p>231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3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10" calcext:value-type="float">
            <text:p>231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25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10" calcext:value-type="float">
            <text:p>2310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10" calcext:value-type="float">
            <text:p>2310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3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11" calcext:value-type="float">
            <text:p>231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3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315" calcext:value-type="float">
            <text:p>231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13" calcext:value-type="float">
            <text:p>2313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49" calcext:value-type="float">
            <text:p>1649</text:p>
          </table:table-cell>
          <table:table-cell office:value-type="float" office:value="13" calcext:value-type="float">
            <text:p>13</text:p>
          </table:table-cell>
          <table:table-cell table:formula="of:= 11.5 * [.B3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49" calcext:value-type="float">
            <text:p>1649</text:p>
          </table:table-cell>
          <table:table-cell office:value-type="float" office:value="13" calcext:value-type="float">
            <text:p>13</text:p>
          </table:table-cell>
          <table:table-cell table:formula="of:= 11.5 * [.B3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49" calcext:value-type="float">
            <text:p>1649</text:p>
          </table:table-cell>
          <table:table-cell office:value-type="float" office:value="13" calcext:value-type="float">
            <text:p>13</text:p>
          </table:table-cell>
          <table:table-cell table:formula="of:= 11.5 * [.B3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49" calcext:value-type="float">
            <text:p>1649</text:p>
          </table:table-cell>
          <table:table-cell office:value-type="float" office:value="13" calcext:value-type="float">
            <text:p>13</text:p>
          </table:table-cell>
          <table:table-cell table:formula="of:= 11.5 * [.B3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310" calcext:value-type="float">
            <text:p>2310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4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4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323" calcext:value-type="float">
            <text:p>2323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5" calcext:value-type="float">
            <text:p>15</text:p>
          </table:table-cell>
          <table:table-cell table:formula="of:= 11.5 * [.B4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4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4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4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4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46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311" calcext:value-type="float">
            <text:p>231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311" calcext:value-type="float">
            <text:p>231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313" calcext:value-type="float">
            <text:p>231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4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49" calcext:value-type="float">
            <text:p>1649</text:p>
          </table:table-cell>
          <table:table-cell office:value-type="float" office:value="11" calcext:value-type="float">
            <text:p>11</text:p>
          </table:table-cell>
          <table:table-cell table:formula="of:= 11.5 * [.B4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49" calcext:value-type="float">
            <text:p>1649</text:p>
          </table:table-cell>
          <table:table-cell office:value-type="float" office:value="11" calcext:value-type="float">
            <text:p>11</text:p>
          </table:table-cell>
          <table:table-cell table:formula="of:= 11.5 * [.B4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49" calcext:value-type="float">
            <text:p>1649</text:p>
          </table:table-cell>
          <table:table-cell office:value-type="float" office:value="11" calcext:value-type="float">
            <text:p>11</text:p>
          </table:table-cell>
          <table:table-cell table:formula="of:= 11.5 * [.B4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49" calcext:value-type="float">
            <text:p>1649</text:p>
          </table:table-cell>
          <table:table-cell office:value-type="float" office:value="11" calcext:value-type="float">
            <text:p>11</text:p>
          </table:table-cell>
          <table:table-cell table:formula="of:= 11.5 * [.B4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4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314" calcext:value-type="float">
            <text:p>231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11" calcext:value-type="float">
            <text:p>231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5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5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5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5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5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5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5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5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5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5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49" calcext:value-type="float">
            <text:p>1649</text:p>
          </table:table-cell>
          <table:table-cell office:value-type="float" office:value="13" calcext:value-type="float">
            <text:p>13</text:p>
          </table:table-cell>
          <table:table-cell table:formula="of:= 11.5 * [.B5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49" calcext:value-type="float">
            <text:p>1649</text:p>
          </table:table-cell>
          <table:table-cell office:value-type="float" office:value="13" calcext:value-type="float">
            <text:p>13</text:p>
          </table:table-cell>
          <table:table-cell table:formula="of:= 11.5 * [.B5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49" calcext:value-type="float">
            <text:p>1649</text:p>
          </table:table-cell>
          <table:table-cell office:value-type="float" office:value="13" calcext:value-type="float">
            <text:p>13</text:p>
          </table:table-cell>
          <table:table-cell table:formula="of:= 11.5 * [.B5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5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294" calcext:value-type="float">
            <text:p>229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66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67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294" calcext:value-type="float">
            <text:p>2294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313" calcext:value-type="float">
            <text:p>231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314" calcext:value-type="float">
            <text:p>231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5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5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5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5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6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14" calcext:value-type="float">
            <text:p>2314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314" calcext:value-type="float">
            <text:p>231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6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6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294" calcext:value-type="float">
            <text:p>2294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6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6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6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6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49" calcext:value-type="float">
            <text:p>1649</text:p>
          </table:table-cell>
          <table:table-cell office:value-type="float" office:value="11" calcext:value-type="float">
            <text:p>11</text:p>
          </table:table-cell>
          <table:table-cell table:formula="of:= 11.5 * [.B6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6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294" calcext:value-type="float">
            <text:p>2294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6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6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317" calcext:value-type="float">
            <text:p>2317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6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7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6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95]" office:value-type="float" office:value="839.5" calcext:value-type="float">
            <text:p>839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2293" calcext:value-type="float">
            <text:p>2293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96]" office:value-type="float" office:value="1069.5" calcext:value-type="float">
            <text:p>1069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2304" calcext:value-type="float">
            <text:p>2304</text:p>
          </table:table-cell>
          <table:table-cell office:value-type="float" office:value="1652" calcext:value-type="float">
            <text:p>1652</text:p>
          </table:table-cell>
          <table:table-cell office:value-type="float" office:value="18" calcext:value-type="float">
            <text:p>18</text:p>
          </table:table-cell>
          <table:table-cell table:formula="of:= 11.5 * [.B697]"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2290" calcext:value-type="float">
            <text:p>2290</text:p>
          </table:table-cell>
          <table:table-cell office:value-type="float" office:value="1652" calcext:value-type="float">
            <text:p>1652</text:p>
          </table:table-cell>
          <table:table-cell office:value-type="float" office:value="24" calcext:value-type="float">
            <text:p>24</text:p>
          </table:table-cell>
          <table:table-cell table:formula="of:= 11.5 * [.B698]" office:value-type="float" office:value="1414.5" calcext:value-type="float">
            <text:p>141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3" calcext:value-type="float">
            <text:p>143</text:p>
          </table:table-cell>
          <table:table-cell office:value-type="float" office:value="2310" calcext:value-type="float">
            <text:p>2310</text:p>
          </table:table-cell>
          <table:table-cell office:value-type="float" office:value="1652" calcext:value-type="float">
            <text:p>1652</text:p>
          </table:table-cell>
          <table:table-cell office:value-type="float" office:value="33" calcext:value-type="float">
            <text:p>33</text:p>
          </table:table-cell>
          <table:table-cell table:formula="of:= 11.5 * [.B699]" office:value-type="float" office:value="1644.5" calcext:value-type="float">
            <text:p>164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office:value-type="float" office:value="2324" calcext:value-type="float">
            <text:p>2324</text:p>
          </table:table-cell>
          <table:table-cell office:value-type="float" office:value="1651" calcext:value-type="float">
            <text:p>1651</text:p>
          </table:table-cell>
          <table:table-cell office:value-type="float" office:value="48" calcext:value-type="float">
            <text:p>48</text:p>
          </table:table-cell>
          <table:table-cell table:formula="of:= 11.5 * [.B700]" office:value-type="float" office:value="1874.5" calcext:value-type="float">
            <text:p>187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office:value-type="float" office:value="2366" calcext:value-type="float">
            <text:p>2366</text:p>
          </table:table-cell>
          <table:table-cell office:value-type="float" office:value="1651" calcext:value-type="float">
            <text:p>1651</text:p>
          </table:table-cell>
          <table:table-cell office:value-type="float" office:value="67" calcext:value-type="float">
            <text:p>67</text:p>
          </table:table-cell>
          <table:table-cell table:formula="of:= 11.5 * [.B701]" office:value-type="float" office:value="2104.5" calcext:value-type="float">
            <text:p>210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3" calcext:value-type="float">
            <text:p>213</text:p>
          </table:table-cell>
          <table:table-cell office:value-type="float" office:value="2422" calcext:value-type="float">
            <text:p>2422</text:p>
          </table:table-cell>
          <table:table-cell office:value-type="float" office:value="1651" calcext:value-type="float">
            <text:p>1651</text:p>
          </table:table-cell>
          <table:table-cell office:value-type="float" office:value="91" calcext:value-type="float">
            <text:p>91</text:p>
          </table:table-cell>
          <table:table-cell table:formula="of:= 11.5 * [.B702]" office:value-type="float" office:value="2449.5" calcext:value-type="float">
            <text:p>2449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8" calcext:value-type="float">
            <text:p>238</text:p>
          </table:table-cell>
          <table:table-cell office:value-type="float" office:value="2491" calcext:value-type="float">
            <text:p>2491</text:p>
          </table:table-cell>
          <table:table-cell office:value-type="float" office:value="1646" calcext:value-type="float">
            <text:p>1646</text:p>
          </table:table-cell>
          <table:table-cell office:value-type="float" office:value="123" calcext:value-type="float">
            <text:p>123</text:p>
          </table:table-cell>
          <table:table-cell table:formula="of:= 11.5 * [.B703]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8" calcext:value-type="float">
            <text:p>268</text:p>
          </table:table-cell>
          <table:table-cell office:value-type="float" office:value="2656" calcext:value-type="float">
            <text:p>2656</text:p>
          </table:table-cell>
          <table:table-cell office:value-type="float" office:value="1641" calcext:value-type="float">
            <text:p>1641</text:p>
          </table:table-cell>
          <table:table-cell office:value-type="float" office:value="159" calcext:value-type="float">
            <text:p>159</text:p>
          </table:table-cell>
          <table:table-cell table:formula="of:= 11.5 * [.B704]"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2866" calcext:value-type="float">
            <text:p>2866</text:p>
          </table:table-cell>
          <table:table-cell office:value-type="float" office:value="1642" calcext:value-type="float">
            <text:p>1642</text:p>
          </table:table-cell>
          <table:table-cell office:value-type="float" office:value="204" calcext:value-type="float">
            <text:p>204</text:p>
          </table:table-cell>
          <table:table-cell table:formula="of:= 11.5 * [.B705]" office:value-type="float" office:value="3369.5" calcext:value-type="float">
            <text:p>3369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3" calcext:value-type="float">
            <text:p>323</text:p>
          </table:table-cell>
          <table:table-cell office:value-type="float" office:value="2987" calcext:value-type="float">
            <text:p>2987</text:p>
          </table:table-cell>
          <table:table-cell office:value-type="float" office:value="1644" calcext:value-type="float">
            <text:p>1644</text:p>
          </table:table-cell>
          <table:table-cell office:value-type="float" office:value="252" calcext:value-type="float">
            <text:p>252</text:p>
          </table:table-cell>
          <table:table-cell table:formula="of:= 11.5 * [.B706]" office:value-type="float" office:value="3714.5" calcext:value-type="float">
            <text:p>371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3" calcext:value-type="float">
            <text:p>343</text:p>
          </table:table-cell>
          <table:table-cell office:value-type="float" office:value="3172" calcext:value-type="float">
            <text:p>3172</text:p>
          </table:table-cell>
          <table:table-cell office:value-type="float" office:value="1630" calcext:value-type="float">
            <text:p>1630</text:p>
          </table:table-cell>
          <table:table-cell office:value-type="float" office:value="306" calcext:value-type="float">
            <text:p>306</text:p>
          </table:table-cell>
          <table:table-cell table:formula="of:= 11.5 * [.B707]" office:value-type="float" office:value="3944.5" calcext:value-type="float">
            <text:p>394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3" calcext:value-type="float">
            <text:p>373</text:p>
          </table:table-cell>
          <table:table-cell office:value-type="float" office:value="3465" calcext:value-type="float">
            <text:p>3465</text:p>
          </table:table-cell>
          <table:table-cell office:value-type="float" office:value="1627" calcext:value-type="float">
            <text:p>1627</text:p>
          </table:table-cell>
          <table:table-cell office:value-type="float" office:value="353" calcext:value-type="float">
            <text:p>353</text:p>
          </table:table-cell>
          <table:table-cell table:formula="of:= 11.5 * [.B708]" office:value-type="float" office:value="4289.5" calcext:value-type="float">
            <text:p>4289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98" calcext:value-type="float">
            <text:p>398</text:p>
          </table:table-cell>
          <table:table-cell office:value-type="float" office:value="3606" calcext:value-type="float">
            <text:p>3606</text:p>
          </table:table-cell>
          <table:table-cell office:value-type="float" office:value="1627" calcext:value-type="float">
            <text:p>1627</text:p>
          </table:table-cell>
          <table:table-cell office:value-type="float" office:value="409" calcext:value-type="float">
            <text:p>409</text:p>
          </table:table-cell>
          <table:table-cell table:formula="of:= 11.5 * [.B709]" office:value-type="float" office:value="4577" calcext:value-type="float">
            <text:p>45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18" calcext:value-type="float">
            <text:p>418</text:p>
          </table:table-cell>
          <table:table-cell office:value-type="float" office:value="3899" calcext:value-type="float">
            <text:p>3899</text:p>
          </table:table-cell>
          <table:table-cell office:value-type="float" office:value="1619" calcext:value-type="float">
            <text:p>1619</text:p>
          </table:table-cell>
          <table:table-cell office:value-type="float" office:value="475" calcext:value-type="float">
            <text:p>475</text:p>
          </table:table-cell>
          <table:table-cell table:formula="of:= 11.5 * [.B710]" office:value-type="float" office:value="4807" calcext:value-type="float">
            <text:p>48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3" calcext:value-type="float">
            <text:p>443</text:p>
          </table:table-cell>
          <table:table-cell office:value-type="float" office:value="4026" calcext:value-type="float">
            <text:p>4026</text:p>
          </table:table-cell>
          <table:table-cell office:value-type="float" office:value="1620" calcext:value-type="float">
            <text:p>1620</text:p>
          </table:table-cell>
          <table:table-cell office:value-type="float" office:value="538" calcext:value-type="float">
            <text:p>538</text:p>
          </table:table-cell>
          <table:table-cell table:formula="of:= 11.5 * [.B711]" office:value-type="float" office:value="5094.5" calcext:value-type="float">
            <text:p>509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8" calcext:value-type="float">
            <text:p>468</text:p>
          </table:table-cell>
          <table:table-cell office:value-type="float" office:value="4237" calcext:value-type="float">
            <text:p>4237</text:p>
          </table:table-cell>
          <table:table-cell office:value-type="float" office:value="1599" calcext:value-type="float">
            <text:p>1599</text:p>
          </table:table-cell>
          <table:table-cell office:value-type="float" office:value="617" calcext:value-type="float">
            <text:p>617</text:p>
          </table:table-cell>
          <table:table-cell table:formula="of:= 11.5 * [.B712]" office:value-type="float" office:value="5382" calcext:value-type="float">
            <text:p>538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88" calcext:value-type="float">
            <text:p>488</text:p>
          </table:table-cell>
          <table:table-cell office:value-type="float" office:value="4492" calcext:value-type="float">
            <text:p>4492</text:p>
          </table:table-cell>
          <table:table-cell office:value-type="float" office:value="1599" calcext:value-type="float">
            <text:p>1599</text:p>
          </table:table-cell>
          <table:table-cell office:value-type="float" office:value="679" calcext:value-type="float">
            <text:p>679</text:p>
          </table:table-cell>
          <table:table-cell table:formula="of:= 11.5 * [.B713]" office:value-type="float" office:value="5612" calcext:value-type="float">
            <text:p>56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8" calcext:value-type="float">
            <text:p>508</text:p>
          </table:table-cell>
          <table:table-cell office:value-type="float" office:value="4729" calcext:value-type="float">
            <text:p>4729</text:p>
          </table:table-cell>
          <table:table-cell office:value-type="float" office:value="1576" calcext:value-type="float">
            <text:p>1576</text:p>
          </table:table-cell>
          <table:table-cell office:value-type="float" office:value="750" calcext:value-type="float">
            <text:p>750</text:p>
          </table:table-cell>
          <table:table-cell table:formula="of:= 11.5 * [.B714]"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33" calcext:value-type="float">
            <text:p>533</text:p>
          </table:table-cell>
          <table:table-cell office:value-type="float" office:value="4888" calcext:value-type="float">
            <text:p>4888</text:p>
          </table:table-cell>
          <table:table-cell office:value-type="float" office:value="1578" calcext:value-type="float">
            <text:p>1578</text:p>
          </table:table-cell>
          <table:table-cell office:value-type="float" office:value="800" calcext:value-type="float">
            <text:p>800</text:p>
          </table:table-cell>
          <table:table-cell table:formula="of:= 11.5 * [.B715]" office:value-type="float" office:value="6129.5" calcext:value-type="float">
            <text:p>6129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3" calcext:value-type="float">
            <text:p>553</text:p>
          </table:table-cell>
          <table:table-cell office:value-type="float" office:value="5258" calcext:value-type="float">
            <text:p>5258</text:p>
          </table:table-cell>
          <table:table-cell office:value-type="float" office:value="1586" calcext:value-type="float">
            <text:p>1586</text:p>
          </table:table-cell>
          <table:table-cell office:value-type="float" office:value="875" calcext:value-type="float">
            <text:p>875</text:p>
          </table:table-cell>
          <table:table-cell table:formula="of:= 11.5 * [.B716]" office:value-type="float" office:value="6359.5" calcext:value-type="float">
            <text:p>6359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73" calcext:value-type="float">
            <text:p>573</text:p>
          </table:table-cell>
          <table:table-cell office:value-type="float" office:value="5439" calcext:value-type="float">
            <text:p>5439</text:p>
          </table:table-cell>
          <table:table-cell office:value-type="float" office:value="1582" calcext:value-type="float">
            <text:p>1582</text:p>
          </table:table-cell>
          <table:table-cell office:value-type="float" office:value="944" calcext:value-type="float">
            <text:p>944</text:p>
          </table:table-cell>
          <table:table-cell table:formula="of:= 11.5 * [.B717]" office:value-type="float" office:value="6589.5" calcext:value-type="float">
            <text:p>6589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98" calcext:value-type="float">
            <text:p>598</text:p>
          </table:table-cell>
          <table:table-cell office:value-type="float" office:value="5769" calcext:value-type="float">
            <text:p>5769</text:p>
          </table:table-cell>
          <table:table-cell office:value-type="float" office:value="1584" calcext:value-type="float">
            <text:p>1584</text:p>
          </table:table-cell>
          <table:table-cell office:value-type="float" office:value="998" calcext:value-type="float">
            <text:p>998</text:p>
          </table:table-cell>
          <table:table-cell table:formula="of:= 11.5 * [.B718]" office:value-type="float" office:value="6877" calcext:value-type="float">
            <text:p>68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23" calcext:value-type="float">
            <text:p>623</text:p>
          </table:table-cell>
          <table:table-cell office:value-type="float" office:value="5863" calcext:value-type="float">
            <text:p>5863</text:p>
          </table:table-cell>
          <table:table-cell office:value-type="float" office:value="1589" calcext:value-type="float">
            <text:p>1589</text:p>
          </table:table-cell>
          <table:table-cell office:value-type="float" office:value="1068" calcext:value-type="float">
            <text:p>1068</text:p>
          </table:table-cell>
          <table:table-cell table:formula="of:= 11.5 * [.B719]" office:value-type="float" office:value="7164.5" calcext:value-type="float">
            <text:p>716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48" calcext:value-type="float">
            <text:p>648</text:p>
          </table:table-cell>
          <table:table-cell office:value-type="float" office:value="6269" calcext:value-type="float">
            <text:p>6269</text:p>
          </table:table-cell>
          <table:table-cell office:value-type="float" office:value="1619" calcext:value-type="float">
            <text:p>1619</text:p>
          </table:table-cell>
          <table:table-cell office:value-type="float" office:value="1112" calcext:value-type="float">
            <text:p>1112</text:p>
          </table:table-cell>
          <table:table-cell table:formula="of:= 11.5 * [.B720]" office:value-type="float" office:value="7452" calcext:value-type="float">
            <text:p>74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3" calcext:value-type="float">
            <text:p>673</text:p>
          </table:table-cell>
          <table:table-cell office:value-type="float" office:value="6518" calcext:value-type="float">
            <text:p>6518</text:p>
          </table:table-cell>
          <table:table-cell office:value-type="float" office:value="1604" calcext:value-type="float">
            <text:p>1604</text:p>
          </table:table-cell>
          <table:table-cell office:value-type="float" office:value="1176" calcext:value-type="float">
            <text:p>1176</text:p>
          </table:table-cell>
          <table:table-cell table:formula="of:= 11.5 * [.B721]" office:value-type="float" office:value="7739.5" calcext:value-type="float">
            <text:p>7739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6874" calcext:value-type="float">
            <text:p>6874</text:p>
          </table:table-cell>
          <table:table-cell office:value-type="float" office:value="1623" calcext:value-type="float">
            <text:p>1623</text:p>
          </table:table-cell>
          <table:table-cell office:value-type="float" office:value="1249" calcext:value-type="float">
            <text:p>1249</text:p>
          </table:table-cell>
          <table:table-cell table:formula="of:= 11.5 * [.B722]" office:value-type="float" office:value="8084.5" calcext:value-type="float">
            <text:p>808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7145" calcext:value-type="float">
            <text:p>7145</text:p>
          </table:table-cell>
          <table:table-cell office:value-type="float" office:value="1629" calcext:value-type="float">
            <text:p>1629</text:p>
          </table:table-cell>
          <table:table-cell office:value-type="float" office:value="1335" calcext:value-type="float">
            <text:p>1335</text:p>
          </table:table-cell>
          <table:table-cell table:formula="of:= 11.5 * [.B723]" office:value-type="float" office:value="8372" calcext:value-type="float">
            <text:p>8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8" calcext:value-type="float">
            <text:p>748</text:p>
          </table:table-cell>
          <table:table-cell office:value-type="float" office:value="7589" calcext:value-type="float">
            <text:p>7589</text:p>
          </table:table-cell>
          <table:table-cell office:value-type="float" office:value="1609" calcext:value-type="float">
            <text:p>1609</text:p>
          </table:table-cell>
          <table:table-cell office:value-type="float" office:value="1389" calcext:value-type="float">
            <text:p>1389</text:p>
          </table:table-cell>
          <table:table-cell table:formula="of:= 11.5 * [.B724]" office:value-type="float" office:value="8602" calcext:value-type="float">
            <text:p>86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3" calcext:value-type="float">
            <text:p>773</text:p>
          </table:table-cell>
          <table:table-cell office:value-type="float" office:value="8468" calcext:value-type="float">
            <text:p>8468</text:p>
          </table:table-cell>
          <table:table-cell office:value-type="float" office:value="1608" calcext:value-type="float">
            <text:p>1608</text:p>
          </table:table-cell>
          <table:table-cell office:value-type="float" office:value="1535" calcext:value-type="float">
            <text:p>1535</text:p>
          </table:table-cell>
          <table:table-cell table:formula="of:= 11.5 * [.B725]" office:value-type="float" office:value="8889.5" calcext:value-type="float">
            <text:p>888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8" calcext:value-type="float">
            <text:p>798</text:p>
          </table:table-cell>
          <table:table-cell office:value-type="float" office:value="8278" calcext:value-type="float">
            <text:p>8278</text:p>
          </table:table-cell>
          <table:table-cell office:value-type="float" office:value="1613" calcext:value-type="float">
            <text:p>1613</text:p>
          </table:table-cell>
          <table:table-cell office:value-type="float" office:value="1599" calcext:value-type="float">
            <text:p>1599</text:p>
          </table:table-cell>
          <table:table-cell table:formula="of:= 11.5 * [.B726]" office:value-type="float" office:value="9177" calcext:value-type="float">
            <text:p>91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8" calcext:value-type="float">
            <text:p>818</text:p>
          </table:table-cell>
          <table:table-cell office:value-type="float" office:value="8099" calcext:value-type="float">
            <text:p>8099</text:p>
          </table:table-cell>
          <table:table-cell office:value-type="float" office:value="1590" calcext:value-type="float">
            <text:p>1590</text:p>
          </table:table-cell>
          <table:table-cell office:value-type="float" office:value="1679" calcext:value-type="float">
            <text:p>1679</text:p>
          </table:table-cell>
          <table:table-cell table:formula="of:= 11.5 * [.B727]" office:value-type="float" office:value="9407" calcext:value-type="float">
            <text:p>94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3" calcext:value-type="float">
            <text:p>843</text:p>
          </table:table-cell>
          <table:table-cell office:value-type="float" office:value="8277" calcext:value-type="float">
            <text:p>8277</text:p>
          </table:table-cell>
          <table:table-cell office:value-type="float" office:value="1589" calcext:value-type="float">
            <text:p>1589</text:p>
          </table:table-cell>
          <table:table-cell office:value-type="float" office:value="1799" calcext:value-type="float">
            <text:p>1799</text:p>
          </table:table-cell>
          <table:table-cell table:formula="of:= 11.5 * [.B728]" office:value-type="float" office:value="9694.5" calcext:value-type="float">
            <text:p>969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3" calcext:value-type="float">
            <text:p>863</text:p>
          </table:table-cell>
          <table:table-cell office:value-type="float" office:value="8672" calcext:value-type="float">
            <text:p>8672</text:p>
          </table:table-cell>
          <table:table-cell office:value-type="float" office:value="1602" calcext:value-type="float">
            <text:p>1602</text:p>
          </table:table-cell>
          <table:table-cell office:value-type="float" office:value="1909" calcext:value-type="float">
            <text:p>1909</text:p>
          </table:table-cell>
          <table:table-cell table:formula="of:= 11.5 * [.B729]" office:value-type="float" office:value="9924.5" calcext:value-type="float">
            <text:p>99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8" calcext:value-type="float">
            <text:p>888</text:p>
          </table:table-cell>
          <table:table-cell office:value-type="float" office:value="9104" calcext:value-type="float">
            <text:p>9104</text:p>
          </table:table-cell>
          <table:table-cell office:value-type="float" office:value="1595" calcext:value-type="float">
            <text:p>1595</text:p>
          </table:table-cell>
          <table:table-cell office:value-type="float" office:value="2004" calcext:value-type="float">
            <text:p>2004</text:p>
          </table:table-cell>
          <table:table-cell table:formula="of:= 11.5 * [.B730]" office:value-type="float" office:value="10212" calcext:value-type="float">
            <text:p>10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8" calcext:value-type="float">
            <text:p>908</text:p>
          </table:table-cell>
          <table:table-cell office:value-type="float" office:value="9340" calcext:value-type="float">
            <text:p>9340</text:p>
          </table:table-cell>
          <table:table-cell office:value-type="float" office:value="1570" calcext:value-type="float">
            <text:p>1570</text:p>
          </table:table-cell>
          <table:table-cell office:value-type="float" office:value="2111" calcext:value-type="float">
            <text:p>2111</text:p>
          </table:table-cell>
          <table:table-cell table:formula="of:= 11.5 * [.B731]" office:value-type="float" office:value="10442" calcext:value-type="float">
            <text:p>104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8" calcext:value-type="float">
            <text:p>928</text:p>
          </table:table-cell>
          <table:table-cell office:value-type="float" office:value="9585" calcext:value-type="float">
            <text:p>9585</text:p>
          </table:table-cell>
          <table:table-cell office:value-type="float" office:value="1580" calcext:value-type="float">
            <text:p>1580</text:p>
          </table:table-cell>
          <table:table-cell office:value-type="float" office:value="2214" calcext:value-type="float">
            <text:p>2214</text:p>
          </table:table-cell>
          <table:table-cell table:formula="of:= 11.5 * [.B732]" office:value-type="float" office:value="10672" calcext:value-type="float">
            <text:p>106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office:value-type="float" office:value="9845" calcext:value-type="float">
            <text:p>9845</text:p>
          </table:table-cell>
          <table:table-cell office:value-type="float" office:value="1557" calcext:value-type="float">
            <text:p>1557</text:p>
          </table:table-cell>
          <table:table-cell office:value-type="float" office:value="2246" calcext:value-type="float">
            <text:p>2246</text:p>
          </table:table-cell>
          <table:table-cell table:formula="of:= 11.5 * [.B733]" office:value-type="float" office:value="10959.5" calcext:value-type="float">
            <text:p>10959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8" calcext:value-type="float">
            <text:p>968</text:p>
          </table:table-cell>
          <table:table-cell office:value-type="float" office:value="10120" calcext:value-type="float">
            <text:p>10120</text:p>
          </table:table-cell>
          <table:table-cell office:value-type="float" office:value="1600" calcext:value-type="float">
            <text:p>1600</text:p>
          </table:table-cell>
          <table:table-cell office:value-type="float" office:value="2356" calcext:value-type="float">
            <text:p>2356</text:p>
          </table:table-cell>
          <table:table-cell table:formula="of:= 11.5 * [.B734]" office:value-type="float" office:value="11132" calcext:value-type="float">
            <text:p>111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3" calcext:value-type="float">
            <text:p>993</text:p>
          </table:table-cell>
          <table:table-cell office:value-type="float" office:value="10403" calcext:value-type="float">
            <text:p>10403</text:p>
          </table:table-cell>
          <table:table-cell office:value-type="float" office:value="1597" calcext:value-type="float">
            <text:p>1597</text:p>
          </table:table-cell>
          <table:table-cell office:value-type="float" office:value="2425" calcext:value-type="float">
            <text:p>2425</text:p>
          </table:table-cell>
          <table:table-cell table:formula="of:= 11.5 * [.B735]" office:value-type="float" office:value="11419.5" calcext:value-type="float">
            <text:p>11419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3" calcext:value-type="float">
            <text:p>1013</text:p>
          </table:table-cell>
          <table:table-cell office:value-type="float" office:value="10410" calcext:value-type="float">
            <text:p>10410</text:p>
          </table:table-cell>
          <table:table-cell office:value-type="float" office:value="1592" calcext:value-type="float">
            <text:p>1592</text:p>
          </table:table-cell>
          <table:table-cell office:value-type="float" office:value="2477" calcext:value-type="float">
            <text:p>2477</text:p>
          </table:table-cell>
          <table:table-cell table:formula="of:= 11.5 * [.B736]" office:value-type="float" office:value="11649.5" calcext:value-type="float">
            <text:p>11649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8" calcext:value-type="float">
            <text:p>1038</text:p>
          </table:table-cell>
          <table:table-cell office:value-type="float" office:value="11036" calcext:value-type="float">
            <text:p>11036</text:p>
          </table:table-cell>
          <table:table-cell office:value-type="float" office:value="1616" calcext:value-type="float">
            <text:p>1616</text:p>
          </table:table-cell>
          <table:table-cell office:value-type="float" office:value="2535" calcext:value-type="float">
            <text:p>2535</text:p>
          </table:table-cell>
          <table:table-cell table:formula="of:= 11.5 * [.B737]" office:value-type="float" office:value="11937" calcext:value-type="float">
            <text:p>119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8" calcext:value-type="float">
            <text:p>1058</text:p>
          </table:table-cell>
          <table:table-cell office:value-type="float" office:value="11388" calcext:value-type="float">
            <text:p>11388</text:p>
          </table:table-cell>
          <table:table-cell office:value-type="float" office:value="1585" calcext:value-type="float">
            <text:p>1585</text:p>
          </table:table-cell>
          <table:table-cell office:value-type="float" office:value="2607" calcext:value-type="float">
            <text:p>2607</text:p>
          </table:table-cell>
          <table:table-cell table:formula="of:= 11.5 * [.B738]" office:value-type="float" office:value="12167" calcext:value-type="float">
            <text:p>121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3" calcext:value-type="float">
            <text:p>1083</text:p>
          </table:table-cell>
          <table:table-cell office:value-type="float" office:value="11394" calcext:value-type="float">
            <text:p>11394</text:p>
          </table:table-cell>
          <table:table-cell office:value-type="float" office:value="1571" calcext:value-type="float">
            <text:p>1571</text:p>
          </table:table-cell>
          <table:table-cell office:value-type="float" office:value="2663" calcext:value-type="float">
            <text:p>2663</text:p>
          </table:table-cell>
          <table:table-cell table:formula="of:= 11.5 * [.B739]" office:value-type="float" office:value="12454.5" calcext:value-type="float">
            <text:p>1245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08" calcext:value-type="float">
            <text:p>1108</text:p>
          </table:table-cell>
          <table:table-cell office:value-type="float" office:value="11748" calcext:value-type="float">
            <text:p>11748</text:p>
          </table:table-cell>
          <table:table-cell office:value-type="float" office:value="1544" calcext:value-type="float">
            <text:p>1544</text:p>
          </table:table-cell>
          <table:table-cell office:value-type="float" office:value="2741" calcext:value-type="float">
            <text:p>2741</text:p>
          </table:table-cell>
          <table:table-cell table:formula="of:= 11.5 * [.B740]" office:value-type="float" office:value="12742" calcext:value-type="float">
            <text:p>127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28" calcext:value-type="float">
            <text:p>1128</text:p>
          </table:table-cell>
          <table:table-cell office:value-type="float" office:value="11742" calcext:value-type="float">
            <text:p>11742</text:p>
          </table:table-cell>
          <table:table-cell office:value-type="float" office:value="1562" calcext:value-type="float">
            <text:p>1562</text:p>
          </table:table-cell>
          <table:table-cell office:value-type="float" office:value="2803" calcext:value-type="float">
            <text:p>2803</text:p>
          </table:table-cell>
          <table:table-cell table:formula="of:= 11.5 * [.B741]" office:value-type="float" office:value="12972" calcext:value-type="float">
            <text:p>129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48" calcext:value-type="float">
            <text:p>1148</text:p>
          </table:table-cell>
          <table:table-cell office:value-type="float" office:value="12548" calcext:value-type="float">
            <text:p>12548</text:p>
          </table:table-cell>
          <table:table-cell office:value-type="float" office:value="1482" calcext:value-type="float">
            <text:p>1482</text:p>
          </table:table-cell>
          <table:table-cell office:value-type="float" office:value="2851" calcext:value-type="float">
            <text:p>2851</text:p>
          </table:table-cell>
          <table:table-cell table:formula="of:= 11.5 * [.B742]" office:value-type="float" office:value="13202" calcext:value-type="float">
            <text:p>132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73" calcext:value-type="float">
            <text:p>1173</text:p>
          </table:table-cell>
          <table:table-cell office:value-type="float" office:value="12562" calcext:value-type="float">
            <text:p>12562</text:p>
          </table:table-cell>
          <table:table-cell office:value-type="float" office:value="1486" calcext:value-type="float">
            <text:p>1486</text:p>
          </table:table-cell>
          <table:table-cell office:value-type="float" office:value="2893" calcext:value-type="float">
            <text:p>2893</text:p>
          </table:table-cell>
          <table:table-cell table:formula="of:= 11.5 * [.B743]" office:value-type="float" office:value="13489.5" calcext:value-type="float">
            <text:p>13489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98" calcext:value-type="float">
            <text:p>1198</text:p>
          </table:table-cell>
          <table:table-cell office:value-type="float" office:value="13009" calcext:value-type="float">
            <text:p>13009</text:p>
          </table:table-cell>
          <table:table-cell office:value-type="float" office:value="1434" calcext:value-type="float">
            <text:p>1434</text:p>
          </table:table-cell>
          <table:table-cell office:value-type="float" office:value="2938" calcext:value-type="float">
            <text:p>2938</text:p>
          </table:table-cell>
          <table:table-cell table:formula="of:= 11.5 * [.B744]" office:value-type="float" office:value="13777" calcext:value-type="float">
            <text:p>137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18" calcext:value-type="float">
            <text:p>1218</text:p>
          </table:table-cell>
          <table:table-cell office:value-type="float" office:value="13005" calcext:value-type="float">
            <text:p>13005</text:p>
          </table:table-cell>
          <table:table-cell office:value-type="float" office:value="1381" calcext:value-type="float">
            <text:p>1381</text:p>
          </table:table-cell>
          <table:table-cell office:value-type="float" office:value="3012" calcext:value-type="float">
            <text:p>3012</text:p>
          </table:table-cell>
          <table:table-cell table:formula="of:= 11.5 * [.B745]" office:value-type="float" office:value="14007" calcext:value-type="float">
            <text:p>140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33" calcext:value-type="float">
            <text:p>1233</text:p>
          </table:table-cell>
          <table:table-cell office:value-type="float" office:value="13016" calcext:value-type="float">
            <text:p>13016</text:p>
          </table:table-cell>
          <table:table-cell office:value-type="float" office:value="1369" calcext:value-type="float">
            <text:p>1369</text:p>
          </table:table-cell>
          <table:table-cell office:value-type="float" office:value="3055" calcext:value-type="float">
            <text:p>3055</text:p>
          </table:table-cell>
          <table:table-cell table:formula="of:= 11.5 * [.B746]" office:value-type="float" office:value="14179.5" calcext:value-type="float">
            <text:p>14179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48" calcext:value-type="float">
            <text:p>1248</text:p>
          </table:table-cell>
          <table:table-cell office:value-type="float" office:value="13493" calcext:value-type="float">
            <text:p>13493</text:p>
          </table:table-cell>
          <table:table-cell office:value-type="float" office:value="1396" calcext:value-type="float">
            <text:p>1396</text:p>
          </table:table-cell>
          <table:table-cell office:value-type="float" office:value="3087" calcext:value-type="float">
            <text:p>3087</text:p>
          </table:table-cell>
          <table:table-cell table:formula="of:= 11.5 * [.B747]" office:value-type="float" office:value="14352" calcext:value-type="float">
            <text:p>143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office:value-type="float" office:value="13485" calcext:value-type="float">
            <text:p>13485</text:p>
          </table:table-cell>
          <table:table-cell office:value-type="float" office:value="1366" calcext:value-type="float">
            <text:p>1366</text:p>
          </table:table-cell>
          <table:table-cell office:value-type="float" office:value="3128" calcext:value-type="float">
            <text:p>3128</text:p>
          </table:table-cell>
          <table:table-cell table:formula="of:= 11.5 * [.B748]" office:value-type="float" office:value="14467" calcext:value-type="float">
            <text:p>144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8" calcext:value-type="float">
            <text:p>1278</text:p>
          </table:table-cell>
          <table:table-cell office:value-type="float" office:value="13992" calcext:value-type="float">
            <text:p>13992</text:p>
          </table:table-cell>
          <table:table-cell office:value-type="float" office:value="1348" calcext:value-type="float">
            <text:p>1348</text:p>
          </table:table-cell>
          <table:table-cell office:value-type="float" office:value="3149" calcext:value-type="float">
            <text:p>3149</text:p>
          </table:table-cell>
          <table:table-cell table:formula="of:= 11.5 * [.B749]" office:value-type="float" office:value="14697" calcext:value-type="float">
            <text:p>146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93" calcext:value-type="float">
            <text:p>1293</text:p>
          </table:table-cell>
          <table:table-cell office:value-type="float" office:value="14001" calcext:value-type="float">
            <text:p>14001</text:p>
          </table:table-cell>
          <table:table-cell office:value-type="float" office:value="1328" calcext:value-type="float">
            <text:p>1328</text:p>
          </table:table-cell>
          <table:table-cell office:value-type="float" office:value="3209" calcext:value-type="float">
            <text:p>3209</text:p>
          </table:table-cell>
          <table:table-cell table:formula="of:= 11.5 * [.B750]" office:value-type="float" office:value="14869.5" calcext:value-type="float">
            <text:p>14869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08" calcext:value-type="float">
            <text:p>1308</text:p>
          </table:table-cell>
          <table:table-cell office:value-type="float" office:value="14581" calcext:value-type="float">
            <text:p>14581</text:p>
          </table:table-cell>
          <table:table-cell office:value-type="float" office:value="1325" calcext:value-type="float">
            <text:p>1325</text:p>
          </table:table-cell>
          <table:table-cell office:value-type="float" office:value="3300" calcext:value-type="float">
            <text:p>3300</text:p>
          </table:table-cell>
          <table:table-cell table:formula="of:= 11.5 * [.B751]" office:value-type="float" office:value="15042" calcext:value-type="float">
            <text:p>150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33" calcext:value-type="float">
            <text:p>1333</text:p>
          </table:table-cell>
          <table:table-cell office:value-type="float" office:value="14572" calcext:value-type="float">
            <text:p>14572</text:p>
          </table:table-cell>
          <table:table-cell office:value-type="float" office:value="1326" calcext:value-type="float">
            <text:p>1326</text:p>
          </table:table-cell>
          <table:table-cell office:value-type="float" office:value="3362" calcext:value-type="float">
            <text:p>3362</text:p>
          </table:table-cell>
          <table:table-cell table:formula="of:= 11.5 * [.B752]" office:value-type="float" office:value="15329.5" calcext:value-type="float">
            <text:p>15329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58" calcext:value-type="float">
            <text:p>1358</text:p>
          </table:table-cell>
          <table:table-cell office:value-type="float" office:value="14581" calcext:value-type="float">
            <text:p>14581</text:p>
          </table:table-cell>
          <table:table-cell office:value-type="float" office:value="1371" calcext:value-type="float">
            <text:p>1371</text:p>
          </table:table-cell>
          <table:table-cell office:value-type="float" office:value="3409" calcext:value-type="float">
            <text:p>3409</text:p>
          </table:table-cell>
          <table:table-cell table:formula="of:= 11.5 * [.B753]" office:value-type="float" office:value="15617" calcext:value-type="float">
            <text:p>156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78" calcext:value-type="float">
            <text:p>1378</text:p>
          </table:table-cell>
          <table:table-cell office:value-type="float" office:value="15167" calcext:value-type="float">
            <text:p>15167</text:p>
          </table:table-cell>
          <table:table-cell office:value-type="float" office:value="1366" calcext:value-type="float">
            <text:p>1366</text:p>
          </table:table-cell>
          <table:table-cell office:value-type="float" office:value="3427" calcext:value-type="float">
            <text:p>3427</text:p>
          </table:table-cell>
          <table:table-cell table:formula="of:= 11.5 * [.B754]" office:value-type="float" office:value="15847" calcext:value-type="float">
            <text:p>158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93" calcext:value-type="float">
            <text:p>1393</text:p>
          </table:table-cell>
          <table:table-cell office:value-type="float" office:value="15162" calcext:value-type="float">
            <text:p>15162</text:p>
          </table:table-cell>
          <table:table-cell office:value-type="float" office:value="1326" calcext:value-type="float">
            <text:p>1326</text:p>
          </table:table-cell>
          <table:table-cell office:value-type="float" office:value="3497" calcext:value-type="float">
            <text:p>3497</text:p>
          </table:table-cell>
          <table:table-cell table:formula="of:= 11.5 * [.B755]" office:value-type="float" office:value="16019.5" calcext:value-type="float">
            <text:p>16019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08" calcext:value-type="float">
            <text:p>1408</text:p>
          </table:table-cell>
          <table:table-cell office:value-type="float" office:value="15077" calcext:value-type="float">
            <text:p>15077</text:p>
          </table:table-cell>
          <table:table-cell office:value-type="float" office:value="1341" calcext:value-type="float">
            <text:p>1341</text:p>
          </table:table-cell>
          <table:table-cell office:value-type="float" office:value="3532" calcext:value-type="float">
            <text:p>3532</text:p>
          </table:table-cell>
          <table:table-cell table:formula="of:= 11.5 * [.B756]" office:value-type="float" office:value="16192" calcext:value-type="float">
            <text:p>161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28" calcext:value-type="float">
            <text:p>1428</text:p>
          </table:table-cell>
          <table:table-cell office:value-type="float" office:value="15687" calcext:value-type="float">
            <text:p>15687</text:p>
          </table:table-cell>
          <table:table-cell office:value-type="float" office:value="1329" calcext:value-type="float">
            <text:p>1329</text:p>
          </table:table-cell>
          <table:table-cell office:value-type="float" office:value="3568" calcext:value-type="float">
            <text:p>3568</text:p>
          </table:table-cell>
          <table:table-cell table:formula="of:= 11.5 * [.B757]" office:value-type="float" office:value="16422" calcext:value-type="float">
            <text:p>164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" calcext:value-type="float">
            <text:p>1443</text:p>
          </table:table-cell>
          <table:table-cell office:value-type="float" office:value="15698" calcext:value-type="float">
            <text:p>15698</text:p>
          </table:table-cell>
          <table:table-cell office:value-type="float" office:value="1329" calcext:value-type="float">
            <text:p>1329</text:p>
          </table:table-cell>
          <table:table-cell office:value-type="float" office:value="3618" calcext:value-type="float">
            <text:p>3618</text:p>
          </table:table-cell>
          <table:table-cell table:formula="of:= 11.5 * [.B758]" office:value-type="float" office:value="16594.5" calcext:value-type="float">
            <text:p>1659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68" calcext:value-type="float">
            <text:p>1468</text:p>
          </table:table-cell>
          <table:table-cell office:value-type="float" office:value="15840" calcext:value-type="float">
            <text:p>15840</text:p>
          </table:table-cell>
          <table:table-cell office:value-type="float" office:value="1294" calcext:value-type="float">
            <text:p>1294</text:p>
          </table:table-cell>
          <table:table-cell office:value-type="float" office:value="3657" calcext:value-type="float">
            <text:p>3657</text:p>
          </table:table-cell>
          <table:table-cell table:formula="of:= 11.5 * [.B759]" office:value-type="float" office:value="16882" calcext:value-type="float">
            <text:p>168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93" calcext:value-type="float">
            <text:p>1493</text:p>
          </table:table-cell>
          <table:table-cell office:value-type="float" office:value="15989" calcext:value-type="float">
            <text:p>15989</text:p>
          </table:table-cell>
          <table:table-cell office:value-type="float" office:value="1313" calcext:value-type="float">
            <text:p>1313</text:p>
          </table:table-cell>
          <table:table-cell office:value-type="float" office:value="3689" calcext:value-type="float">
            <text:p>3689</text:p>
          </table:table-cell>
          <table:table-cell table:formula="of:= 11.5 * [.B760]" office:value-type="float" office:value="17169.5" calcext:value-type="float">
            <text:p>17169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13" calcext:value-type="float">
            <text:p>1513</text:p>
          </table:table-cell>
          <table:table-cell office:value-type="float" office:value="16539" calcext:value-type="float">
            <text:p>16539</text:p>
          </table:table-cell>
          <table:table-cell office:value-type="float" office:value="1310" calcext:value-type="float">
            <text:p>1310</text:p>
          </table:table-cell>
          <table:table-cell office:value-type="float" office:value="3753" calcext:value-type="float">
            <text:p>3753</text:p>
          </table:table-cell>
          <table:table-cell table:formula="of:= 11.5 * [.B761]" office:value-type="float" office:value="17399.5" calcext:value-type="float">
            <text:p>17399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38" calcext:value-type="float">
            <text:p>1538</text:p>
          </table:table-cell>
          <table:table-cell office:value-type="float" office:value="16551" calcext:value-type="float">
            <text:p>16551</text:p>
          </table:table-cell>
          <table:table-cell office:value-type="float" office:value="1310" calcext:value-type="float">
            <text:p>1310</text:p>
          </table:table-cell>
          <table:table-cell office:value-type="float" office:value="3818" calcext:value-type="float">
            <text:p>3818</text:p>
          </table:table-cell>
          <table:table-cell table:formula="of:= 11.5 * [.B762]" office:value-type="float" office:value="17687" calcext:value-type="float">
            <text:p>176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68" calcext:value-type="float">
            <text:p>1568</text:p>
          </table:table-cell>
          <table:table-cell office:value-type="float" office:value="17342" calcext:value-type="float">
            <text:p>17342</text:p>
          </table:table-cell>
          <table:table-cell office:value-type="float" office:value="1308" calcext:value-type="float">
            <text:p>1308</text:p>
          </table:table-cell>
          <table:table-cell office:value-type="float" office:value="3904" calcext:value-type="float">
            <text:p>3904</text:p>
          </table:table-cell>
          <table:table-cell table:formula="of:= 11.5 * [.B763]" office:value-type="float" office:value="18032" calcext:value-type="float">
            <text:p>180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88" calcext:value-type="float">
            <text:p>1588</text:p>
          </table:table-cell>
          <table:table-cell office:value-type="float" office:value="17172" calcext:value-type="float">
            <text:p>17172</text:p>
          </table:table-cell>
          <table:table-cell office:value-type="float" office:value="1316" calcext:value-type="float">
            <text:p>1316</text:p>
          </table:table-cell>
          <table:table-cell office:value-type="float" office:value="3970" calcext:value-type="float">
            <text:p>3970</text:p>
          </table:table-cell>
          <table:table-cell table:formula="of:= 11.5 * [.B764]" office:value-type="float" office:value="18262" calcext:value-type="float">
            <text:p>182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18" calcext:value-type="float">
            <text:p>1618</text:p>
          </table:table-cell>
          <table:table-cell office:value-type="float" office:value="17589" calcext:value-type="float">
            <text:p>17589</text:p>
          </table:table-cell>
          <table:table-cell office:value-type="float" office:value="1344" calcext:value-type="float">
            <text:p>1344</text:p>
          </table:table-cell>
          <table:table-cell office:value-type="float" office:value="4035" calcext:value-type="float">
            <text:p>4035</text:p>
          </table:table-cell>
          <table:table-cell table:formula="of:= 11.5 * [.B765]" office:value-type="float" office:value="18607" calcext:value-type="float">
            <text:p>186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43" calcext:value-type="float">
            <text:p>1643</text:p>
          </table:table-cell>
          <table:table-cell office:value-type="float" office:value="18133" calcext:value-type="float">
            <text:p>18133</text:p>
          </table:table-cell>
          <table:table-cell office:value-type="float" office:value="1361" calcext:value-type="float">
            <text:p>1361</text:p>
          </table:table-cell>
          <table:table-cell office:value-type="float" office:value="4071" calcext:value-type="float">
            <text:p>4071</text:p>
          </table:table-cell>
          <table:table-cell table:formula="of:= 11.5 * [.B766]" office:value-type="float" office:value="18894.5" calcext:value-type="float">
            <text:p>1889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68" calcext:value-type="float">
            <text:p>1668</text:p>
          </table:table-cell>
          <table:table-cell office:value-type="float" office:value="18373" calcext:value-type="float">
            <text:p>18373</text:p>
          </table:table-cell>
          <table:table-cell office:value-type="float" office:value="1363" calcext:value-type="float">
            <text:p>1363</text:p>
          </table:table-cell>
          <table:table-cell office:value-type="float" office:value="4134" calcext:value-type="float">
            <text:p>4134</text:p>
          </table:table-cell>
          <table:table-cell table:formula="of:= 11.5 * [.B767]" office:value-type="float" office:value="19182" calcext:value-type="float">
            <text:p>191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88" calcext:value-type="float">
            <text:p>1688</text:p>
          </table:table-cell>
          <table:table-cell office:value-type="float" office:value="18205" calcext:value-type="float">
            <text:p>18205</text:p>
          </table:table-cell>
          <table:table-cell office:value-type="float" office:value="1351" calcext:value-type="float">
            <text:p>1351</text:p>
          </table:table-cell>
          <table:table-cell office:value-type="float" office:value="4215" calcext:value-type="float">
            <text:p>4215</text:p>
          </table:table-cell>
          <table:table-cell table:formula="of:= 11.5 * [.B768]" office:value-type="float" office:value="19412" calcext:value-type="float">
            <text:p>194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13" calcext:value-type="float">
            <text:p>1713</text:p>
          </table:table-cell>
          <table:table-cell office:value-type="float" office:value="18425" calcext:value-type="float">
            <text:p>18425</text:p>
          </table:table-cell>
          <table:table-cell office:value-type="float" office:value="1306" calcext:value-type="float">
            <text:p>1306</text:p>
          </table:table-cell>
          <table:table-cell office:value-type="float" office:value="4243" calcext:value-type="float">
            <text:p>4243</text:p>
          </table:table-cell>
          <table:table-cell table:formula="of:= 11.5 * [.B769]" office:value-type="float" office:value="19699.5" calcext:value-type="float">
            <text:p>19699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43" calcext:value-type="float">
            <text:p>1743</text:p>
          </table:table-cell>
          <table:table-cell office:value-type="float" office:value="18212" calcext:value-type="float">
            <text:p>18212</text:p>
          </table:table-cell>
          <table:table-cell office:value-type="float" office:value="1328" calcext:value-type="float">
            <text:p>1328</text:p>
          </table:table-cell>
          <table:table-cell office:value-type="float" office:value="4316" calcext:value-type="float">
            <text:p>4316</text:p>
          </table:table-cell>
          <table:table-cell table:formula="of:= 11.5 * [.B770]" office:value-type="float" office:value="20044.5" calcext:value-type="float">
            <text:p>2004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68" calcext:value-type="float">
            <text:p>1768</text:p>
          </table:table-cell>
          <table:table-cell office:value-type="float" office:value="19159" calcext:value-type="float">
            <text:p>19159</text:p>
          </table:table-cell>
          <table:table-cell office:value-type="float" office:value="1328" calcext:value-type="float">
            <text:p>1328</text:p>
          </table:table-cell>
          <table:table-cell office:value-type="float" office:value="4342" calcext:value-type="float">
            <text:p>4342</text:p>
          </table:table-cell>
          <table:table-cell table:formula="of:= 11.5 * [.B771]" office:value-type="float" office:value="20332" calcext:value-type="float">
            <text:p>203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93" calcext:value-type="float">
            <text:p>1793</text:p>
          </table:table-cell>
          <table:table-cell office:value-type="float" office:value="19159" calcext:value-type="float">
            <text:p>19159</text:p>
          </table:table-cell>
          <table:table-cell office:value-type="float" office:value="1318" calcext:value-type="float">
            <text:p>1318</text:p>
          </table:table-cell>
          <table:table-cell office:value-type="float" office:value="4389" calcext:value-type="float">
            <text:p>4389</text:p>
          </table:table-cell>
          <table:table-cell table:formula="of:= 11.5 * [.B772]" office:value-type="float" office:value="20619.5" calcext:value-type="float">
            <text:p>20619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13" calcext:value-type="float">
            <text:p>1813</text:p>
          </table:table-cell>
          <table:table-cell office:value-type="float" office:value="18537" calcext:value-type="float">
            <text:p>18537</text:p>
          </table:table-cell>
          <table:table-cell office:value-type="float" office:value="1279" calcext:value-type="float">
            <text:p>1279</text:p>
          </table:table-cell>
          <table:table-cell office:value-type="float" office:value="4471" calcext:value-type="float">
            <text:p>4471</text:p>
          </table:table-cell>
          <table:table-cell table:formula="of:= 11.5 * [.B773]" office:value-type="float" office:value="20849.5" calcext:value-type="float">
            <text:p>20849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28" calcext:value-type="float">
            <text:p>1828</text:p>
          </table:table-cell>
          <table:table-cell office:value-type="float" office:value="18636" calcext:value-type="float">
            <text:p>18636</text:p>
          </table:table-cell>
          <table:table-cell office:value-type="float" office:value="1262" calcext:value-type="float">
            <text:p>1262</text:p>
          </table:table-cell>
          <table:table-cell office:value-type="float" office:value="4548" calcext:value-type="float">
            <text:p>4548</text:p>
          </table:table-cell>
          <table:table-cell table:formula="of:= 11.5 * [.B774]" office:value-type="float" office:value="21022" calcext:value-type="float">
            <text:p>210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43" calcext:value-type="float">
            <text:p>1843</text:p>
          </table:table-cell>
          <table:table-cell office:value-type="float" office:value="19619" calcext:value-type="float">
            <text:p>19619</text:p>
          </table:table-cell>
          <table:table-cell office:value-type="float" office:value="1276" calcext:value-type="float">
            <text:p>1276</text:p>
          </table:table-cell>
          <table:table-cell office:value-type="float" office:value="4568" calcext:value-type="float">
            <text:p>4568</text:p>
          </table:table-cell>
          <table:table-cell table:formula="of:= 11.5 * [.B775]" office:value-type="float" office:value="21194.5" calcext:value-type="float">
            <text:p>2119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58" calcext:value-type="float">
            <text:p>1858</text:p>
          </table:table-cell>
          <table:table-cell office:value-type="float" office:value="20245" calcext:value-type="float">
            <text:p>20245</text:p>
          </table:table-cell>
          <table:table-cell office:value-type="float" office:value="1272" calcext:value-type="float">
            <text:p>1272</text:p>
          </table:table-cell>
          <table:table-cell office:value-type="float" office:value="4602" calcext:value-type="float">
            <text:p>4602</text:p>
          </table:table-cell>
          <table:table-cell table:formula="of:= 11.5 * [.B776]" office:value-type="float" office:value="21367" calcext:value-type="float">
            <text:p>213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73" calcext:value-type="float">
            <text:p>1873</text:p>
          </table:table-cell>
          <table:table-cell office:value-type="float" office:value="19000" calcext:value-type="float">
            <text:p>19000</text:p>
          </table:table-cell>
          <table:table-cell office:value-type="float" office:value="1247" calcext:value-type="float">
            <text:p>1247</text:p>
          </table:table-cell>
          <table:table-cell office:value-type="float" office:value="4667" calcext:value-type="float">
            <text:p>4667</text:p>
          </table:table-cell>
          <table:table-cell table:formula="of:= 11.5 * [.B777]" office:value-type="float" office:value="21539.5" calcext:value-type="float">
            <text:p>21539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83" calcext:value-type="float">
            <text:p>1883</text:p>
          </table:table-cell>
          <table:table-cell office:value-type="float" office:value="19047" calcext:value-type="float">
            <text:p>19047</text:p>
          </table:table-cell>
          <table:table-cell office:value-type="float" office:value="1223" calcext:value-type="float">
            <text:p>1223</text:p>
          </table:table-cell>
          <table:table-cell office:value-type="float" office:value="4720" calcext:value-type="float">
            <text:p>4720</text:p>
          </table:table-cell>
          <table:table-cell table:formula="of:= 11.5 * [.B778]" office:value-type="float" office:value="21654.5" calcext:value-type="float">
            <text:p>21654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98" calcext:value-type="float">
            <text:p>1898</text:p>
          </table:table-cell>
          <table:table-cell office:value-type="float" office:value="19502" calcext:value-type="float">
            <text:p>19502</text:p>
          </table:table-cell>
          <table:table-cell office:value-type="float" office:value="1230" calcext:value-type="float">
            <text:p>1230</text:p>
          </table:table-cell>
          <table:table-cell office:value-type="float" office:value="4746" calcext:value-type="float">
            <text:p>4746</text:p>
          </table:table-cell>
          <table:table-cell table:formula="of:= 11.5 * [.B779]" office:value-type="float" office:value="21827" calcext:value-type="float">
            <text:p>218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13" calcext:value-type="float">
            <text:p>1913</text:p>
          </table:table-cell>
          <table:table-cell office:value-type="float" office:value="19321" calcext:value-type="float">
            <text:p>19321</text:p>
          </table:table-cell>
          <table:table-cell office:value-type="float" office:value="1218" calcext:value-type="float">
            <text:p>1218</text:p>
          </table:table-cell>
          <table:table-cell office:value-type="float" office:value="4791" calcext:value-type="float">
            <text:p>4791</text:p>
          </table:table-cell>
          <table:table-cell table:formula="of:= 11.5 * [.B780]" office:value-type="float" office:value="21999.5" calcext:value-type="float">
            <text:p>21999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38" calcext:value-type="float">
            <text:p>1938</text:p>
          </table:table-cell>
          <table:table-cell office:value-type="float" office:value="19436" calcext:value-type="float">
            <text:p>19436</text:p>
          </table:table-cell>
          <table:table-cell office:value-type="float" office:value="1243" calcext:value-type="float">
            <text:p>1243</text:p>
          </table:table-cell>
          <table:table-cell office:value-type="float" office:value="4830" calcext:value-type="float">
            <text:p>4830</text:p>
          </table:table-cell>
          <table:table-cell table:formula="of:= 11.5 * [.B781]" office:value-type="float" office:value="22287" calcext:value-type="float">
            <text:p>222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53" calcext:value-type="float">
            <text:p>1953</text:p>
          </table:table-cell>
          <table:table-cell office:value-type="float" office:value="19653" calcext:value-type="float">
            <text:p>19653</text:p>
          </table:table-cell>
          <table:table-cell office:value-type="float" office:value="1239" calcext:value-type="float">
            <text:p>1239</text:p>
          </table:table-cell>
          <table:table-cell office:value-type="float" office:value="4845" calcext:value-type="float">
            <text:p>4845</text:p>
          </table:table-cell>
          <table:table-cell table:formula="of:= 11.5 * [.B782]" office:value-type="float" office:value="22459.5" calcext:value-type="float">
            <text:p>22459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78" calcext:value-type="float">
            <text:p>1978</text:p>
          </table:table-cell>
          <table:table-cell office:value-type="float" office:value="19849" calcext:value-type="float">
            <text:p>19849</text:p>
          </table:table-cell>
          <table:table-cell office:value-type="float" office:value="1224" calcext:value-type="float">
            <text:p>1224</text:p>
          </table:table-cell>
          <table:table-cell office:value-type="float" office:value="4886" calcext:value-type="float">
            <text:p>4886</text:p>
          </table:table-cell>
          <table:table-cell table:formula="of:= 11.5 * [.B783]" office:value-type="float" office:value="22747" calcext:value-type="float">
            <text:p>227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98" calcext:value-type="float">
            <text:p>1998</text:p>
          </table:table-cell>
          <table:table-cell office:value-type="float" office:value="19962" calcext:value-type="float">
            <text:p>19962</text:p>
          </table:table-cell>
          <table:table-cell office:value-type="float" office:value="1213" calcext:value-type="float">
            <text:p>1213</text:p>
          </table:table-cell>
          <table:table-cell office:value-type="float" office:value="4899" calcext:value-type="float">
            <text:p>4899</text:p>
          </table:table-cell>
          <table:table-cell table:formula="of:= 11.5 * [.B78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</text:p>
          </table:table-cell>
          <table:table-cell office:value-type="float" office:value="20272" calcext:value-type="float">
            <text:p>20272</text:p>
          </table:table-cell>
          <table:table-cell office:value-type="float" office:value="1209" calcext:value-type="float">
            <text:p>1209</text:p>
          </table:table-cell>
          <table:table-cell office:value-type="float" office:value="4905" calcext:value-type="float">
            <text:p>4905</text:p>
          </table:table-cell>
          <table:table-cell table:formula="of:= 11.5 * [.B78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98" calcext:value-type="float">
            <text:p>1998</text:p>
          </table:table-cell>
          <table:table-cell office:value-type="float" office:value="20254" calcext:value-type="float">
            <text:p>20254</text:p>
          </table:table-cell>
          <table:table-cell office:value-type="float" office:value="1206" calcext:value-type="float">
            <text:p>1206</text:p>
          </table:table-cell>
          <table:table-cell office:value-type="float" office:value="4886" calcext:value-type="float">
            <text:p>4886</text:p>
          </table:table-cell>
          <table:table-cell table:formula="of:= 11.5 * [.B78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98" calcext:value-type="float">
            <text:p>1998</text:p>
          </table:table-cell>
          <table:table-cell office:value-type="float" office:value="20380" calcext:value-type="float">
            <text:p>20380</text:p>
          </table:table-cell>
          <table:table-cell office:value-type="float" office:value="1205" calcext:value-type="float">
            <text:p>1205</text:p>
          </table:table-cell>
          <table:table-cell office:value-type="float" office:value="4860" calcext:value-type="float">
            <text:p>4860</text:p>
          </table:table-cell>
          <table:table-cell table:formula="of:= 11.5 * [.B78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98" calcext:value-type="float">
            <text:p>1998</text:p>
          </table:table-cell>
          <table:table-cell office:value-type="float" office:value="20564" calcext:value-type="float">
            <text:p>20564</text:p>
          </table:table-cell>
          <table:table-cell office:value-type="float" office:value="1245" calcext:value-type="float">
            <text:p>1245</text:p>
          </table:table-cell>
          <table:table-cell office:value-type="float" office:value="4845" calcext:value-type="float">
            <text:p>4845</text:p>
          </table:table-cell>
          <table:table-cell table:formula="of:= 11.5 * [.B78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98" calcext:value-type="float">
            <text:p>1998</text:p>
          </table:table-cell>
          <table:table-cell office:value-type="float" office:value="20817" calcext:value-type="float">
            <text:p>20817</text:p>
          </table:table-cell>
          <table:table-cell office:value-type="float" office:value="1207" calcext:value-type="float">
            <text:p>1207</text:p>
          </table:table-cell>
          <table:table-cell office:value-type="float" office:value="4813" calcext:value-type="float">
            <text:p>4813</text:p>
          </table:table-cell>
          <table:table-cell table:formula="of:= 11.5 * [.B78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98" calcext:value-type="float">
            <text:p>1998</text:p>
          </table:table-cell>
          <table:table-cell office:value-type="float" office:value="20619" calcext:value-type="float">
            <text:p>20619</text:p>
          </table:table-cell>
          <table:table-cell office:value-type="float" office:value="1216" calcext:value-type="float">
            <text:p>1216</text:p>
          </table:table-cell>
          <table:table-cell office:value-type="float" office:value="4763" calcext:value-type="float">
            <text:p>4763</text:p>
          </table:table-cell>
          <table:table-cell table:formula="of:= 11.5 * [.B79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98" calcext:value-type="float">
            <text:p>1998</text:p>
          </table:table-cell>
          <table:table-cell office:value-type="float" office:value="20817" calcext:value-type="float">
            <text:p>20817</text:p>
          </table:table-cell>
          <table:table-cell office:value-type="float" office:value="1216" calcext:value-type="float">
            <text:p>1216</text:p>
          </table:table-cell>
          <table:table-cell office:value-type="float" office:value="4721" calcext:value-type="float">
            <text:p>4721</text:p>
          </table:table-cell>
          <table:table-cell table:formula="of:= 11.5 * [.B79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98" calcext:value-type="float">
            <text:p>1998</text:p>
          </table:table-cell>
          <table:table-cell office:value-type="float" office:value="21066" calcext:value-type="float">
            <text:p>21066</text:p>
          </table:table-cell>
          <table:table-cell office:value-type="float" office:value="1254" calcext:value-type="float">
            <text:p>1254</text:p>
          </table:table-cell>
          <table:table-cell office:value-type="float" office:value="4684" calcext:value-type="float">
            <text:p>4684</text:p>
          </table:table-cell>
          <table:table-cell table:formula="of:= 11.5 * [.B79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98" calcext:value-type="float">
            <text:p>1998</text:p>
          </table:table-cell>
          <table:table-cell office:value-type="float" office:value="21242" calcext:value-type="float">
            <text:p>21242</text:p>
          </table:table-cell>
          <table:table-cell office:value-type="float" office:value="1259" calcext:value-type="float">
            <text:p>1259</text:p>
          </table:table-cell>
          <table:table-cell office:value-type="float" office:value="4594" calcext:value-type="float">
            <text:p>4594</text:p>
          </table:table-cell>
          <table:table-cell table:formula="of:= 11.5 * [.B79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office:value-type="float" office:value="21193" calcext:value-type="float">
            <text:p>21193</text:p>
          </table:table-cell>
          <table:table-cell office:value-type="float" office:value="1260" calcext:value-type="float">
            <text:p>1260</text:p>
          </table:table-cell>
          <table:table-cell office:value-type="float" office:value="4557" calcext:value-type="float">
            <text:p>4557</text:p>
          </table:table-cell>
          <table:table-cell table:formula="of:= 11.5 * [.B79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98" calcext:value-type="float">
            <text:p>1998</text:p>
          </table:table-cell>
          <table:table-cell office:value-type="float" office:value="21066" calcext:value-type="float">
            <text:p>21066</text:p>
          </table:table-cell>
          <table:table-cell office:value-type="float" office:value="1256" calcext:value-type="float">
            <text:p>1256</text:p>
          </table:table-cell>
          <table:table-cell office:value-type="float" office:value="4520" calcext:value-type="float">
            <text:p>4520</text:p>
          </table:table-cell>
          <table:table-cell table:formula="of:= 11.5 * [.B79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98" calcext:value-type="float">
            <text:p>1998</text:p>
          </table:table-cell>
          <table:table-cell office:value-type="float" office:value="21173" calcext:value-type="float">
            <text:p>21173</text:p>
          </table:table-cell>
          <table:table-cell office:value-type="float" office:value="1220" calcext:value-type="float">
            <text:p>1220</text:p>
          </table:table-cell>
          <table:table-cell office:value-type="float" office:value="4491" calcext:value-type="float">
            <text:p>4491</text:p>
          </table:table-cell>
          <table:table-cell table:formula="of:= 11.5 * [.B79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98" calcext:value-type="float">
            <text:p>1998</text:p>
          </table:table-cell>
          <table:table-cell office:value-type="float" office:value="21144" calcext:value-type="float">
            <text:p>21144</text:p>
          </table:table-cell>
          <table:table-cell office:value-type="float" office:value="1231" calcext:value-type="float">
            <text:p>1231</text:p>
          </table:table-cell>
          <table:table-cell office:value-type="float" office:value="4445" calcext:value-type="float">
            <text:p>4445</text:p>
          </table:table-cell>
          <table:table-cell table:formula="of:= 11.5 * [.B79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98" calcext:value-type="float">
            <text:p>1998</text:p>
          </table:table-cell>
          <table:table-cell office:value-type="float" office:value="21553" calcext:value-type="float">
            <text:p>21553</text:p>
          </table:table-cell>
          <table:table-cell office:value-type="float" office:value="1255" calcext:value-type="float">
            <text:p>1255</text:p>
          </table:table-cell>
          <table:table-cell office:value-type="float" office:value="4426" calcext:value-type="float">
            <text:p>4426</text:p>
          </table:table-cell>
          <table:table-cell table:formula="of:= 11.5 * [.B79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8" calcext:value-type="float">
            <text:p>1998</text:p>
          </table:table-cell>
          <table:table-cell office:value-type="float" office:value="21371" calcext:value-type="float">
            <text:p>21371</text:p>
          </table:table-cell>
          <table:table-cell office:value-type="float" office:value="1259" calcext:value-type="float">
            <text:p>1259</text:p>
          </table:table-cell>
          <table:table-cell office:value-type="float" office:value="4389" calcext:value-type="float">
            <text:p>4389</text:p>
          </table:table-cell>
          <table:table-cell table:formula="of:= 11.5 * [.B79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21472" calcext:value-type="float">
            <text:p>21472</text:p>
          </table:table-cell>
          <table:table-cell office:value-type="float" office:value="1235" calcext:value-type="float">
            <text:p>1235</text:p>
          </table:table-cell>
          <table:table-cell office:value-type="float" office:value="4340" calcext:value-type="float">
            <text:p>4340</text:p>
          </table:table-cell>
          <table:table-cell table:formula="of:= 11.5 * [.B80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98" calcext:value-type="float">
            <text:p>1998</text:p>
          </table:table-cell>
          <table:table-cell office:value-type="float" office:value="21573" calcext:value-type="float">
            <text:p>21573</text:p>
          </table:table-cell>
          <table:table-cell office:value-type="float" office:value="1259" calcext:value-type="float">
            <text:p>1259</text:p>
          </table:table-cell>
          <table:table-cell office:value-type="float" office:value="4325" calcext:value-type="float">
            <text:p>4325</text:p>
          </table:table-cell>
          <table:table-cell table:formula="of:= 11.5 * [.B80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98" calcext:value-type="float">
            <text:p>1998</text:p>
          </table:table-cell>
          <table:table-cell office:value-type="float" office:value="21634" calcext:value-type="float">
            <text:p>21634</text:p>
          </table:table-cell>
          <table:table-cell office:value-type="float" office:value="1253" calcext:value-type="float">
            <text:p>1253</text:p>
          </table:table-cell>
          <table:table-cell office:value-type="float" office:value="4336" calcext:value-type="float">
            <text:p>4336</text:p>
          </table:table-cell>
          <table:table-cell table:formula="of:= 11.5 * [.B80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98" calcext:value-type="float">
            <text:p>1998</text:p>
          </table:table-cell>
          <table:table-cell office:value-type="float" office:value="21321" calcext:value-type="float">
            <text:p>21321</text:p>
          </table:table-cell>
          <table:table-cell office:value-type="float" office:value="1253" calcext:value-type="float">
            <text:p>1253</text:p>
          </table:table-cell>
          <table:table-cell office:value-type="float" office:value="4340" calcext:value-type="float">
            <text:p>4340</text:p>
          </table:table-cell>
          <table:table-cell table:formula="of:= 11.5 * [.B80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98" calcext:value-type="float">
            <text:p>1998</text:p>
          </table:table-cell>
          <table:table-cell office:value-type="float" office:value="21914" calcext:value-type="float">
            <text:p>21914</text:p>
          </table:table-cell>
          <table:table-cell office:value-type="float" office:value="1288" calcext:value-type="float">
            <text:p>1288</text:p>
          </table:table-cell>
          <table:table-cell office:value-type="float" office:value="4301" calcext:value-type="float">
            <text:p>4301</text:p>
          </table:table-cell>
          <table:table-cell table:formula="of:= 11.5 * [.B80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21593" calcext:value-type="float">
            <text:p>21593</text:p>
          </table:table-cell>
          <table:table-cell office:value-type="float" office:value="1287" calcext:value-type="float">
            <text:p>1287</text:p>
          </table:table-cell>
          <table:table-cell office:value-type="float" office:value="4290" calcext:value-type="float">
            <text:p>4290</text:p>
          </table:table-cell>
          <table:table-cell table:formula="of:= 11.5 * [.B80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98" calcext:value-type="float">
            <text:p>1998</text:p>
          </table:table-cell>
          <table:table-cell office:value-type="float" office:value="21573" calcext:value-type="float">
            <text:p>21573</text:p>
          </table:table-cell>
          <table:table-cell office:value-type="float" office:value="1282" calcext:value-type="float">
            <text:p>1282</text:p>
          </table:table-cell>
          <table:table-cell office:value-type="float" office:value="4271" calcext:value-type="float">
            <text:p>4271</text:p>
          </table:table-cell>
          <table:table-cell table:formula="of:= 11.5 * [.B80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98" calcext:value-type="float">
            <text:p>1998</text:p>
          </table:table-cell>
          <table:table-cell office:value-type="float" office:value="21925" calcext:value-type="float">
            <text:p>21925</text:p>
          </table:table-cell>
          <table:table-cell office:value-type="float" office:value="1279" calcext:value-type="float">
            <text:p>1279</text:p>
          </table:table-cell>
          <table:table-cell office:value-type="float" office:value="4273" calcext:value-type="float">
            <text:p>4273</text:p>
          </table:table-cell>
          <table:table-cell table:formula="of:= 11.5 * [.B80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98" calcext:value-type="float">
            <text:p>1998</text:p>
          </table:table-cell>
          <table:table-cell office:value-type="float" office:value="21988" calcext:value-type="float">
            <text:p>21988</text:p>
          </table:table-cell>
          <table:table-cell office:value-type="float" office:value="1268" calcext:value-type="float">
            <text:p>1268</text:p>
          </table:table-cell>
          <table:table-cell office:value-type="float" office:value="4269" calcext:value-type="float">
            <text:p>4269</text:p>
          </table:table-cell>
          <table:table-cell table:formula="of:= 11.5 * [.B80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98" calcext:value-type="float">
            <text:p>1998</text:p>
          </table:table-cell>
          <table:table-cell office:value-type="float" office:value="21999" calcext:value-type="float">
            <text:p>21999</text:p>
          </table:table-cell>
          <table:table-cell office:value-type="float" office:value="1252" calcext:value-type="float">
            <text:p>1252</text:p>
          </table:table-cell>
          <table:table-cell office:value-type="float" office:value="4267" calcext:value-type="float">
            <text:p>4267</text:p>
          </table:table-cell>
          <table:table-cell table:formula="of:= 11.5 * [.B80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98" calcext:value-type="float">
            <text:p>1998</text:p>
          </table:table-cell>
          <table:table-cell office:value-type="float" office:value="22310" calcext:value-type="float">
            <text:p>22310</text:p>
          </table:table-cell>
          <table:table-cell office:value-type="float" office:value="1255" calcext:value-type="float">
            <text:p>1255</text:p>
          </table:table-cell>
          <table:table-cell office:value-type="float" office:value="4217" calcext:value-type="float">
            <text:p>4217</text:p>
          </table:table-cell>
          <table:table-cell table:formula="of:= 11.5 * [.B81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98" calcext:value-type="float">
            <text:p>1998</text:p>
          </table:table-cell>
          <table:table-cell office:value-type="float" office:value="22419" calcext:value-type="float">
            <text:p>22419</text:p>
          </table:table-cell>
          <table:table-cell office:value-type="float" office:value="1262" calcext:value-type="float">
            <text:p>1262</text:p>
          </table:table-cell>
          <table:table-cell office:value-type="float" office:value="4181" calcext:value-type="float">
            <text:p>4181</text:p>
          </table:table-cell>
          <table:table-cell table:formula="of:= 11.5 * [.B81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98" calcext:value-type="float">
            <text:p>1998</text:p>
          </table:table-cell>
          <table:table-cell office:value-type="float" office:value="22223" calcext:value-type="float">
            <text:p>22223</text:p>
          </table:table-cell>
          <table:table-cell office:value-type="float" office:value="1238" calcext:value-type="float">
            <text:p>1238</text:p>
          </table:table-cell>
          <table:table-cell office:value-type="float" office:value="4168" calcext:value-type="float">
            <text:p>4168</text:p>
          </table:table-cell>
          <table:table-cell table:formula="of:= 11.5 * [.B81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98" calcext:value-type="float">
            <text:p>1998</text:p>
          </table:table-cell>
          <table:table-cell office:value-type="float" office:value="22245" calcext:value-type="float">
            <text:p>22245</text:p>
          </table:table-cell>
          <table:table-cell office:value-type="float" office:value="1234" calcext:value-type="float">
            <text:p>1234</text:p>
          </table:table-cell>
          <table:table-cell office:value-type="float" office:value="4164" calcext:value-type="float">
            <text:p>4164</text:p>
          </table:table-cell>
          <table:table-cell table:formula="of:= 11.5 * [.B81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98" calcext:value-type="float">
            <text:p>1998</text:p>
          </table:table-cell>
          <table:table-cell office:value-type="float" office:value="22365" calcext:value-type="float">
            <text:p>22365</text:p>
          </table:table-cell>
          <table:table-cell office:value-type="float" office:value="1238" calcext:value-type="float">
            <text:p>1238</text:p>
          </table:table-cell>
          <table:table-cell office:value-type="float" office:value="4166" calcext:value-type="float">
            <text:p>4166</text:p>
          </table:table-cell>
          <table:table-cell table:formula="of:= 11.5 * [.B81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98" calcext:value-type="float">
            <text:p>1998</text:p>
          </table:table-cell>
          <table:table-cell office:value-type="float" office:value="22321" calcext:value-type="float">
            <text:p>22321</text:p>
          </table:table-cell>
          <table:table-cell office:value-type="float" office:value="1244" calcext:value-type="float">
            <text:p>1244</text:p>
          </table:table-cell>
          <table:table-cell office:value-type="float" office:value="4117" calcext:value-type="float">
            <text:p>4117</text:p>
          </table:table-cell>
          <table:table-cell table:formula="of:= 11.5 * [.B81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office:value-type="float" office:value="22343" calcext:value-type="float">
            <text:p>22343</text:p>
          </table:table-cell>
          <table:table-cell office:value-type="float" office:value="1276" calcext:value-type="float">
            <text:p>1276</text:p>
          </table:table-cell>
          <table:table-cell office:value-type="float" office:value="4114" calcext:value-type="float">
            <text:p>4114</text:p>
          </table:table-cell>
          <table:table-cell table:formula="of:= 11.5 * [.B81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  <table:table-cell office:value-type="float" office:value="22256" calcext:value-type="float">
            <text:p>22256</text:p>
          </table:table-cell>
          <table:table-cell office:value-type="float" office:value="1280" calcext:value-type="float">
            <text:p>1280</text:p>
          </table:table-cell>
          <table:table-cell office:value-type="float" office:value="4103" calcext:value-type="float">
            <text:p>4103</text:p>
          </table:table-cell>
          <table:table-cell table:formula="of:= 11.5 * [.B81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  <table:table-cell office:value-type="float" office:value="22277" calcext:value-type="float">
            <text:p>22277</text:p>
          </table:table-cell>
          <table:table-cell office:value-type="float" office:value="1282" calcext:value-type="float">
            <text:p>1282</text:p>
          </table:table-cell>
          <table:table-cell office:value-type="float" office:value="4069" calcext:value-type="float">
            <text:p>4069</text:p>
          </table:table-cell>
          <table:table-cell table:formula="of:= 11.5 * [.B81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98" calcext:value-type="float">
            <text:p>1998</text:p>
          </table:table-cell>
          <table:table-cell office:value-type="float" office:value="22475" calcext:value-type="float">
            <text:p>22475</text:p>
          </table:table-cell>
          <table:table-cell office:value-type="float" office:value="1286" calcext:value-type="float">
            <text:p>1286</text:p>
          </table:table-cell>
          <table:table-cell office:value-type="float" office:value="4048" calcext:value-type="float">
            <text:p>4048</text:p>
          </table:table-cell>
          <table:table-cell table:formula="of:= 11.5 * [.B81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8" calcext:value-type="float">
            <text:p>1998</text:p>
          </table:table-cell>
          <table:table-cell office:value-type="float" office:value="22519" calcext:value-type="float">
            <text:p>22519</text:p>
          </table:table-cell>
          <table:table-cell office:value-type="float" office:value="1278" calcext:value-type="float">
            <text:p>1278</text:p>
          </table:table-cell>
          <table:table-cell office:value-type="float" office:value="4030" calcext:value-type="float">
            <text:p>4030</text:p>
          </table:table-cell>
          <table:table-cell table:formula="of:= 11.5 * [.B82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8" calcext:value-type="float">
            <text:p>1998</text:p>
          </table:table-cell>
          <table:table-cell office:value-type="float" office:value="22563" calcext:value-type="float">
            <text:p>22563</text:p>
          </table:table-cell>
          <table:table-cell office:value-type="float" office:value="1278" calcext:value-type="float">
            <text:p>1278</text:p>
          </table:table-cell>
          <table:table-cell office:value-type="float" office:value="3992" calcext:value-type="float">
            <text:p>3992</text:p>
          </table:table-cell>
          <table:table-cell table:formula="of:= 11.5 * [.B82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8" calcext:value-type="float">
            <text:p>1998</text:p>
          </table:table-cell>
          <table:table-cell office:value-type="float" office:value="22597" calcext:value-type="float">
            <text:p>22597</text:p>
          </table:table-cell>
          <table:table-cell office:value-type="float" office:value="1276" calcext:value-type="float">
            <text:p>1276</text:p>
          </table:table-cell>
          <table:table-cell office:value-type="float" office:value="3983" calcext:value-type="float">
            <text:p>3983</text:p>
          </table:table-cell>
          <table:table-cell table:formula="of:= 11.5 * [.B82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8" calcext:value-type="float">
            <text:p>1998</text:p>
          </table:table-cell>
          <table:table-cell office:value-type="float" office:value="22486" calcext:value-type="float">
            <text:p>22486</text:p>
          </table:table-cell>
          <table:table-cell office:value-type="float" office:value="1282" calcext:value-type="float">
            <text:p>1282</text:p>
          </table:table-cell>
          <table:table-cell office:value-type="float" office:value="3977" calcext:value-type="float">
            <text:p>3977</text:p>
          </table:table-cell>
          <table:table-cell table:formula="of:= 11.5 * [.B82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8" calcext:value-type="float">
            <text:p>1998</text:p>
          </table:table-cell>
          <table:table-cell office:value-type="float" office:value="22664" calcext:value-type="float">
            <text:p>22664</text:p>
          </table:table-cell>
          <table:table-cell office:value-type="float" office:value="1259" calcext:value-type="float">
            <text:p>1259</text:p>
          </table:table-cell>
          <table:table-cell office:value-type="float" office:value="3955" calcext:value-type="float">
            <text:p>3955</text:p>
          </table:table-cell>
          <table:table-cell table:formula="of:= 11.5 * [.B82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98" calcext:value-type="float">
            <text:p>1998</text:p>
          </table:table-cell>
          <table:table-cell office:value-type="float" office:value="22541" calcext:value-type="float">
            <text:p>22541</text:p>
          </table:table-cell>
          <table:table-cell office:value-type="float" office:value="1257" calcext:value-type="float">
            <text:p>1257</text:p>
          </table:table-cell>
          <table:table-cell office:value-type="float" office:value="3914" calcext:value-type="float">
            <text:p>3914</text:p>
          </table:table-cell>
          <table:table-cell table:formula="of:= 11.5 * [.B82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98" calcext:value-type="float">
            <text:p>1998</text:p>
          </table:table-cell>
          <table:table-cell office:value-type="float" office:value="22709" calcext:value-type="float">
            <text:p>22709</text:p>
          </table:table-cell>
          <table:table-cell office:value-type="float" office:value="1264" calcext:value-type="float">
            <text:p>1264</text:p>
          </table:table-cell>
          <table:table-cell office:value-type="float" office:value="3919" calcext:value-type="float">
            <text:p>3919</text:p>
          </table:table-cell>
          <table:table-cell table:formula="of:= 11.5 * [.B82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98" calcext:value-type="float">
            <text:p>1998</text:p>
          </table:table-cell>
          <table:table-cell office:value-type="float" office:value="23347" calcext:value-type="float">
            <text:p>23347</text:p>
          </table:table-cell>
          <table:table-cell office:value-type="float" office:value="1265" calcext:value-type="float">
            <text:p>1265</text:p>
          </table:table-cell>
          <table:table-cell office:value-type="float" office:value="3910" calcext:value-type="float">
            <text:p>3910</text:p>
          </table:table-cell>
          <table:table-cell table:formula="of:= 11.5 * [.B82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98" calcext:value-type="float">
            <text:p>1998</text:p>
          </table:table-cell>
          <table:table-cell office:value-type="float" office:value="22552" calcext:value-type="float">
            <text:p>22552</text:p>
          </table:table-cell>
          <table:table-cell office:value-type="float" office:value="1265" calcext:value-type="float">
            <text:p>1265</text:p>
          </table:table-cell>
          <table:table-cell office:value-type="float" office:value="3908" calcext:value-type="float">
            <text:p>3908</text:p>
          </table:table-cell>
          <table:table-cell table:formula="of:= 11.5 * [.B82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98" calcext:value-type="float">
            <text:p>1998</text:p>
          </table:table-cell>
          <table:table-cell office:value-type="float" office:value="22464" calcext:value-type="float">
            <text:p>22464</text:p>
          </table:table-cell>
          <table:table-cell office:value-type="float" office:value="1265" calcext:value-type="float">
            <text:p>1265</text:p>
          </table:table-cell>
          <table:table-cell office:value-type="float" office:value="3908" calcext:value-type="float">
            <text:p>3908</text:p>
          </table:table-cell>
          <table:table-cell table:formula="of:= 11.5 * [.B82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8" calcext:value-type="float">
            <text:p>1998</text:p>
          </table:table-cell>
          <table:table-cell office:value-type="float" office:value="22800" calcext:value-type="float">
            <text:p>22800</text:p>
          </table:table-cell>
          <table:table-cell office:value-type="float" office:value="1246" calcext:value-type="float">
            <text:p>1246</text:p>
          </table:table-cell>
          <table:table-cell office:value-type="float" office:value="3886" calcext:value-type="float">
            <text:p>3886</text:p>
          </table:table-cell>
          <table:table-cell table:formula="of:= 11.5 * [.B83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98" calcext:value-type="float">
            <text:p>1998</text:p>
          </table:table-cell>
          <table:table-cell office:value-type="float" office:value="22972" calcext:value-type="float">
            <text:p>22972</text:p>
          </table:table-cell>
          <table:table-cell office:value-type="float" office:value="1249" calcext:value-type="float">
            <text:p>1249</text:p>
          </table:table-cell>
          <table:table-cell office:value-type="float" office:value="3891" calcext:value-type="float">
            <text:p>3891</text:p>
          </table:table-cell>
          <table:table-cell table:formula="of:= 11.5 * [.B83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98" calcext:value-type="float">
            <text:p>1998</text:p>
          </table:table-cell>
          <table:table-cell office:value-type="float" office:value="22664" calcext:value-type="float">
            <text:p>22664</text:p>
          </table:table-cell>
          <table:table-cell office:value-type="float" office:value="1253" calcext:value-type="float">
            <text:p>1253</text:p>
          </table:table-cell>
          <table:table-cell office:value-type="float" office:value="3897" calcext:value-type="float">
            <text:p>3897</text:p>
          </table:table-cell>
          <table:table-cell table:formula="of:= 11.5 * [.B83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98" calcext:value-type="float">
            <text:p>1998</text:p>
          </table:table-cell>
          <table:table-cell office:value-type="float" office:value="22857" calcext:value-type="float">
            <text:p>22857</text:p>
          </table:table-cell>
          <table:table-cell office:value-type="float" office:value="1257" calcext:value-type="float">
            <text:p>1257</text:p>
          </table:table-cell>
          <table:table-cell office:value-type="float" office:value="3910" calcext:value-type="float">
            <text:p>3910</text:p>
          </table:table-cell>
          <table:table-cell table:formula="of:= 11.5 * [.B83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98" calcext:value-type="float">
            <text:p>1998</text:p>
          </table:table-cell>
          <table:table-cell office:value-type="float" office:value="23006" calcext:value-type="float">
            <text:p>23006</text:p>
          </table:table-cell>
          <table:table-cell office:value-type="float" office:value="1254" calcext:value-type="float">
            <text:p>1254</text:p>
          </table:table-cell>
          <table:table-cell office:value-type="float" office:value="3897" calcext:value-type="float">
            <text:p>3897</text:p>
          </table:table-cell>
          <table:table-cell table:formula="of:= 11.5 * [.B83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98" calcext:value-type="float">
            <text:p>1998</text:p>
          </table:table-cell>
          <table:table-cell office:value-type="float" office:value="22845" calcext:value-type="float">
            <text:p>22845</text:p>
          </table:table-cell>
          <table:table-cell office:value-type="float" office:value="1253" calcext:value-type="float">
            <text:p>1253</text:p>
          </table:table-cell>
          <table:table-cell office:value-type="float" office:value="3927" calcext:value-type="float">
            <text:p>3927</text:p>
          </table:table-cell>
          <table:table-cell table:formula="of:= 11.5 * [.B83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98" calcext:value-type="float">
            <text:p>1998</text:p>
          </table:table-cell>
          <table:table-cell office:value-type="float" office:value="22948" calcext:value-type="float">
            <text:p>22948</text:p>
          </table:table-cell>
          <table:table-cell office:value-type="float" office:value="1254" calcext:value-type="float">
            <text:p>1254</text:p>
          </table:table-cell>
          <table:table-cell office:value-type="float" office:value="3938" calcext:value-type="float">
            <text:p>3938</text:p>
          </table:table-cell>
          <table:table-cell table:formula="of:= 11.5 * [.B83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98" calcext:value-type="float">
            <text:p>1998</text:p>
          </table:table-cell>
          <table:table-cell office:value-type="float" office:value="22983" calcext:value-type="float">
            <text:p>22983</text:p>
          </table:table-cell>
          <table:table-cell office:value-type="float" office:value="1259" calcext:value-type="float">
            <text:p>1259</text:p>
          </table:table-cell>
          <table:table-cell office:value-type="float" office:value="3932" calcext:value-type="float">
            <text:p>3932</text:p>
          </table:table-cell>
          <table:table-cell table:formula="of:= 11.5 * [.B83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98" calcext:value-type="float">
            <text:p>1998</text:p>
          </table:table-cell>
          <table:table-cell office:value-type="float" office:value="23006" calcext:value-type="float">
            <text:p>23006</text:p>
          </table:table-cell>
          <table:table-cell office:value-type="float" office:value="1262" calcext:value-type="float">
            <text:p>1262</text:p>
          </table:table-cell>
          <table:table-cell office:value-type="float" office:value="3914" calcext:value-type="float">
            <text:p>3914</text:p>
          </table:table-cell>
          <table:table-cell table:formula="of:= 11.5 * [.B83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98" calcext:value-type="float">
            <text:p>1998</text:p>
          </table:table-cell>
          <table:table-cell office:value-type="float" office:value="22995" calcext:value-type="float">
            <text:p>22995</text:p>
          </table:table-cell>
          <table:table-cell office:value-type="float" office:value="1252" calcext:value-type="float">
            <text:p>1252</text:p>
          </table:table-cell>
          <table:table-cell office:value-type="float" office:value="3889" calcext:value-type="float">
            <text:p>3889</text:p>
          </table:table-cell>
          <table:table-cell table:formula="of:= 11.5 * [.B83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98" calcext:value-type="float">
            <text:p>1998</text:p>
          </table:table-cell>
          <table:table-cell office:value-type="float" office:value="22972" calcext:value-type="float">
            <text:p>22972</text:p>
          </table:table-cell>
          <table:table-cell office:value-type="float" office:value="1272" calcext:value-type="float">
            <text:p>1272</text:p>
          </table:table-cell>
          <table:table-cell office:value-type="float" office:value="3859" calcext:value-type="float">
            <text:p>3859</text:p>
          </table:table-cell>
          <table:table-cell table:formula="of:= 11.5 * [.B84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98" calcext:value-type="float">
            <text:p>1998</text:p>
          </table:table-cell>
          <table:table-cell office:value-type="float" office:value="22960" calcext:value-type="float">
            <text:p>22960</text:p>
          </table:table-cell>
          <table:table-cell office:value-type="float" office:value="1297" calcext:value-type="float">
            <text:p>1297</text:p>
          </table:table-cell>
          <table:table-cell office:value-type="float" office:value="3859" calcext:value-type="float">
            <text:p>3859</text:p>
          </table:table-cell>
          <table:table-cell table:formula="of:= 11.5 * [.B84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98" calcext:value-type="float">
            <text:p>1998</text:p>
          </table:table-cell>
          <table:table-cell office:value-type="float" office:value="22995" calcext:value-type="float">
            <text:p>22995</text:p>
          </table:table-cell>
          <table:table-cell office:value-type="float" office:value="1312" calcext:value-type="float">
            <text:p>1312</text:p>
          </table:table-cell>
          <table:table-cell office:value-type="float" office:value="3843" calcext:value-type="float">
            <text:p>3843</text:p>
          </table:table-cell>
          <table:table-cell table:formula="of:= 11.5 * [.B84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98" calcext:value-type="float">
            <text:p>1998</text:p>
          </table:table-cell>
          <table:table-cell office:value-type="float" office:value="23018" calcext:value-type="float">
            <text:p>23018</text:p>
          </table:table-cell>
          <table:table-cell office:value-type="float" office:value="1323" calcext:value-type="float">
            <text:p>1323</text:p>
          </table:table-cell>
          <table:table-cell office:value-type="float" office:value="3798" calcext:value-type="float">
            <text:p>3798</text:p>
          </table:table-cell>
          <table:table-cell table:formula="of:= 11.5 * [.B84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98" calcext:value-type="float">
            <text:p>1998</text:p>
          </table:table-cell>
          <table:table-cell office:value-type="float" office:value="23018" calcext:value-type="float">
            <text:p>23018</text:p>
          </table:table-cell>
          <table:table-cell office:value-type="float" office:value="1334" calcext:value-type="float">
            <text:p>1334</text:p>
          </table:table-cell>
          <table:table-cell office:value-type="float" office:value="3775" calcext:value-type="float">
            <text:p>3775</text:p>
          </table:table-cell>
          <table:table-cell table:formula="of:= 11.5 * [.B84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98" calcext:value-type="float">
            <text:p>1998</text:p>
          </table:table-cell>
          <table:table-cell office:value-type="float" office:value="23018" calcext:value-type="float">
            <text:p>23018</text:p>
          </table:table-cell>
          <table:table-cell office:value-type="float" office:value="1350" calcext:value-type="float">
            <text:p>1350</text:p>
          </table:table-cell>
          <table:table-cell office:value-type="float" office:value="3753" calcext:value-type="float">
            <text:p>3753</text:p>
          </table:table-cell>
          <table:table-cell table:formula="of:= 11.5 * [.B84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98" calcext:value-type="float">
            <text:p>1998</text:p>
          </table:table-cell>
          <table:table-cell office:value-type="float" office:value="23018" calcext:value-type="float">
            <text:p>23018</text:p>
          </table:table-cell>
          <table:table-cell office:value-type="float" office:value="1361" calcext:value-type="float">
            <text:p>1361</text:p>
          </table:table-cell>
          <table:table-cell office:value-type="float" office:value="3760" calcext:value-type="float">
            <text:p>3760</text:p>
          </table:table-cell>
          <table:table-cell table:formula="of:= 11.5 * [.B84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98" calcext:value-type="float">
            <text:p>1998</text:p>
          </table:table-cell>
          <table:table-cell office:value-type="float" office:value="23041" calcext:value-type="float">
            <text:p>23041</text:p>
          </table:table-cell>
          <table:table-cell office:value-type="float" office:value="1362" calcext:value-type="float">
            <text:p>1362</text:p>
          </table:table-cell>
          <table:table-cell office:value-type="float" office:value="3794" calcext:value-type="float">
            <text:p>3794</text:p>
          </table:table-cell>
          <table:table-cell table:formula="of:= 11.5 * [.B84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98" calcext:value-type="float">
            <text:p>1998</text:p>
          </table:table-cell>
          <table:table-cell office:value-type="float" office:value="23041" calcext:value-type="float">
            <text:p>23041</text:p>
          </table:table-cell>
          <table:table-cell office:value-type="float" office:value="1338" calcext:value-type="float">
            <text:p>1338</text:p>
          </table:table-cell>
          <table:table-cell office:value-type="float" office:value="3818" calcext:value-type="float">
            <text:p>3818</text:p>
          </table:table-cell>
          <table:table-cell table:formula="of:= 11.5 * [.B84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98" calcext:value-type="float">
            <text:p>1998</text:p>
          </table:table-cell>
          <table:table-cell office:value-type="float" office:value="23946" calcext:value-type="float">
            <text:p>23946</text:p>
          </table:table-cell>
          <table:table-cell office:value-type="float" office:value="1307" calcext:value-type="float">
            <text:p>1307</text:p>
          </table:table-cell>
          <table:table-cell office:value-type="float" office:value="3800" calcext:value-type="float">
            <text:p>3800</text:p>
          </table:table-cell>
          <table:table-cell table:formula="of:= 11.5 * [.B84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98" calcext:value-type="float">
            <text:p>1998</text:p>
          </table:table-cell>
          <table:table-cell office:value-type="float" office:value="23347" calcext:value-type="float">
            <text:p>23347</text:p>
          </table:table-cell>
          <table:table-cell office:value-type="float" office:value="1290" calcext:value-type="float">
            <text:p>1290</text:p>
          </table:table-cell>
          <table:table-cell office:value-type="float" office:value="3824" calcext:value-type="float">
            <text:p>3824</text:p>
          </table:table-cell>
          <table:table-cell table:formula="of:= 11.5 * [.B85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98" calcext:value-type="float">
            <text:p>1998</text:p>
          </table:table-cell>
          <table:table-cell office:value-type="float" office:value="22834" calcext:value-type="float">
            <text:p>22834</text:p>
          </table:table-cell>
          <table:table-cell office:value-type="float" office:value="1283" calcext:value-type="float">
            <text:p>1283</text:p>
          </table:table-cell>
          <table:table-cell office:value-type="float" office:value="3826" calcext:value-type="float">
            <text:p>3826</text:p>
          </table:table-cell>
          <table:table-cell table:formula="of:= 11.5 * [.B85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8" calcext:value-type="float">
            <text:p>1998</text:p>
          </table:table-cell>
          <table:table-cell office:value-type="float" office:value="23029" calcext:value-type="float">
            <text:p>23029</text:p>
          </table:table-cell>
          <table:table-cell office:value-type="float" office:value="1275" calcext:value-type="float">
            <text:p>1275</text:p>
          </table:table-cell>
          <table:table-cell office:value-type="float" office:value="3807" calcext:value-type="float">
            <text:p>3807</text:p>
          </table:table-cell>
          <table:table-cell table:formula="of:= 11.5 * [.B85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98" calcext:value-type="float">
            <text:p>1998</text:p>
          </table:table-cell>
          <table:table-cell office:value-type="float" office:value="22983" calcext:value-type="float">
            <text:p>22983</text:p>
          </table:table-cell>
          <table:table-cell office:value-type="float" office:value="1282" calcext:value-type="float">
            <text:p>1282</text:p>
          </table:table-cell>
          <table:table-cell office:value-type="float" office:value="3807" calcext:value-type="float">
            <text:p>3807</text:p>
          </table:table-cell>
          <table:table-cell table:formula="of:= 11.5 * [.B85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98" calcext:value-type="float">
            <text:p>1998</text:p>
          </table:table-cell>
          <table:table-cell office:value-type="float" office:value="23064" calcext:value-type="float">
            <text:p>23064</text:p>
          </table:table-cell>
          <table:table-cell office:value-type="float" office:value="1294" calcext:value-type="float">
            <text:p>1294</text:p>
          </table:table-cell>
          <table:table-cell office:value-type="float" office:value="3805" calcext:value-type="float">
            <text:p>3805</text:p>
          </table:table-cell>
          <table:table-cell table:formula="of:= 11.5 * [.B85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98" calcext:value-type="float">
            <text:p>1998</text:p>
          </table:table-cell>
          <table:table-cell office:value-type="float" office:value="23018" calcext:value-type="float">
            <text:p>23018</text:p>
          </table:table-cell>
          <table:table-cell office:value-type="float" office:value="1303" calcext:value-type="float">
            <text:p>1303</text:p>
          </table:table-cell>
          <table:table-cell office:value-type="float" office:value="3796" calcext:value-type="float">
            <text:p>3796</text:p>
          </table:table-cell>
          <table:table-cell table:formula="of:= 11.5 * [.B85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98" calcext:value-type="float">
            <text:p>1998</text:p>
          </table:table-cell>
          <table:table-cell office:value-type="float" office:value="23088" calcext:value-type="float">
            <text:p>23088</text:p>
          </table:table-cell>
          <table:table-cell office:value-type="float" office:value="1296" calcext:value-type="float">
            <text:p>1296</text:p>
          </table:table-cell>
          <table:table-cell office:value-type="float" office:value="3792" calcext:value-type="float">
            <text:p>3792</text:p>
          </table:table-cell>
          <table:table-cell table:formula="of:= 11.5 * [.B85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98" calcext:value-type="float">
            <text:p>1998</text:p>
          </table:table-cell>
          <table:table-cell office:value-type="float" office:value="23029" calcext:value-type="float">
            <text:p>23029</text:p>
          </table:table-cell>
          <table:table-cell office:value-type="float" office:value="1297" calcext:value-type="float">
            <text:p>1297</text:p>
          </table:table-cell>
          <table:table-cell office:value-type="float" office:value="3800" calcext:value-type="float">
            <text:p>3800</text:p>
          </table:table-cell>
          <table:table-cell table:formula="of:= 11.5 * [.B85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98" calcext:value-type="float">
            <text:p>1998</text:p>
          </table:table-cell>
          <table:table-cell office:value-type="float" office:value="23064" calcext:value-type="float">
            <text:p>23064</text:p>
          </table:table-cell>
          <table:table-cell office:value-type="float" office:value="1300" calcext:value-type="float">
            <text:p>1300</text:p>
          </table:table-cell>
          <table:table-cell office:value-type="float" office:value="3785" calcext:value-type="float">
            <text:p>3785</text:p>
          </table:table-cell>
          <table:table-cell table:formula="of:= 11.5 * [.B85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98" calcext:value-type="float">
            <text:p>1998</text:p>
          </table:table-cell>
          <table:table-cell office:value-type="float" office:value="22972" calcext:value-type="float">
            <text:p>22972</text:p>
          </table:table-cell>
          <table:table-cell office:value-type="float" office:value="1297" calcext:value-type="float">
            <text:p>1297</text:p>
          </table:table-cell>
          <table:table-cell office:value-type="float" office:value="3772" calcext:value-type="float">
            <text:p>3772</text:p>
          </table:table-cell>
          <table:table-cell table:formula="of:= 11.5 * [.B85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98" calcext:value-type="float">
            <text:p>1998</text:p>
          </table:table-cell>
          <table:table-cell office:value-type="float" office:value="23217" calcext:value-type="float">
            <text:p>23217</text:p>
          </table:table-cell>
          <table:table-cell office:value-type="float" office:value="1295" calcext:value-type="float">
            <text:p>1295</text:p>
          </table:table-cell>
          <table:table-cell office:value-type="float" office:value="3760" calcext:value-type="float">
            <text:p>3760</text:p>
          </table:table-cell>
          <table:table-cell table:formula="of:= 11.5 * [.B86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98" calcext:value-type="float">
            <text:p>1998</text:p>
          </table:table-cell>
          <table:table-cell office:value-type="float" office:value="22732" calcext:value-type="float">
            <text:p>22732</text:p>
          </table:table-cell>
          <table:table-cell office:value-type="float" office:value="1273" calcext:value-type="float">
            <text:p>1273</text:p>
          </table:table-cell>
          <table:table-cell office:value-type="float" office:value="3762" calcext:value-type="float">
            <text:p>3762</text:p>
          </table:table-cell>
          <table:table-cell table:formula="of:= 11.5 * [.B86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98" calcext:value-type="float">
            <text:p>1998</text:p>
          </table:table-cell>
          <table:table-cell office:value-type="float" office:value="23029" calcext:value-type="float">
            <text:p>23029</text:p>
          </table:table-cell>
          <table:table-cell office:value-type="float" office:value="1245" calcext:value-type="float">
            <text:p>1245</text:p>
          </table:table-cell>
          <table:table-cell office:value-type="float" office:value="3745" calcext:value-type="float">
            <text:p>3745</text:p>
          </table:table-cell>
          <table:table-cell table:formula="of:= 11.5 * [.B86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98" calcext:value-type="float">
            <text:p>1998</text:p>
          </table:table-cell>
          <table:table-cell office:value-type="float" office:value="23383" calcext:value-type="float">
            <text:p>23383</text:p>
          </table:table-cell>
          <table:table-cell office:value-type="float" office:value="1252" calcext:value-type="float">
            <text:p>1252</text:p>
          </table:table-cell>
          <table:table-cell office:value-type="float" office:value="3714" calcext:value-type="float">
            <text:p>3714</text:p>
          </table:table-cell>
          <table:table-cell table:formula="of:= 11.5 * [.B86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98" calcext:value-type="float">
            <text:p>1998</text:p>
          </table:table-cell>
          <table:table-cell office:value-type="float" office:value="23146" calcext:value-type="float">
            <text:p>23146</text:p>
          </table:table-cell>
          <table:table-cell office:value-type="float" office:value="1268" calcext:value-type="float">
            <text:p>1268</text:p>
          </table:table-cell>
          <table:table-cell office:value-type="float" office:value="3712" calcext:value-type="float">
            <text:p>3712</text:p>
          </table:table-cell>
          <table:table-cell table:formula="of:= 11.5 * [.B86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98" calcext:value-type="float">
            <text:p>1998</text:p>
          </table:table-cell>
          <table:table-cell office:value-type="float" office:value="23053" calcext:value-type="float">
            <text:p>23053</text:p>
          </table:table-cell>
          <table:table-cell office:value-type="float" office:value="1267" calcext:value-type="float">
            <text:p>1267</text:p>
          </table:table-cell>
          <table:table-cell office:value-type="float" office:value="3721" calcext:value-type="float">
            <text:p>3721</text:p>
          </table:table-cell>
          <table:table-cell table:formula="of:= 11.5 * [.B86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98" calcext:value-type="float">
            <text:p>1998</text:p>
          </table:table-cell>
          <table:table-cell office:value-type="float" office:value="22972" calcext:value-type="float">
            <text:p>22972</text:p>
          </table:table-cell>
          <table:table-cell office:value-type="float" office:value="1268" calcext:value-type="float">
            <text:p>1268</text:p>
          </table:table-cell>
          <table:table-cell office:value-type="float" office:value="3734" calcext:value-type="float">
            <text:p>3734</text:p>
          </table:table-cell>
          <table:table-cell table:formula="of:= 11.5 * [.B86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98" calcext:value-type="float">
            <text:p>1998</text:p>
          </table:table-cell>
          <table:table-cell office:value-type="float" office:value="23169" calcext:value-type="float">
            <text:p>23169</text:p>
          </table:table-cell>
          <table:table-cell office:value-type="float" office:value="1267" calcext:value-type="float">
            <text:p>1267</text:p>
          </table:table-cell>
          <table:table-cell office:value-type="float" office:value="3751" calcext:value-type="float">
            <text:p>3751</text:p>
          </table:table-cell>
          <table:table-cell table:formula="of:= 11.5 * [.B86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98" calcext:value-type="float">
            <text:p>1998</text:p>
          </table:table-cell>
          <table:table-cell office:value-type="float" office:value="23088" calcext:value-type="float">
            <text:p>23088</text:p>
          </table:table-cell>
          <table:table-cell office:value-type="float" office:value="1275" calcext:value-type="float">
            <text:p>1275</text:p>
          </table:table-cell>
          <table:table-cell office:value-type="float" office:value="3751" calcext:value-type="float">
            <text:p>3751</text:p>
          </table:table-cell>
          <table:table-cell table:formula="of:= 11.5 * [.B86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98" calcext:value-type="float">
            <text:p>1998</text:p>
          </table:table-cell>
          <table:table-cell office:value-type="float" office:value="23006" calcext:value-type="float">
            <text:p>23006</text:p>
          </table:table-cell>
          <table:table-cell office:value-type="float" office:value="1274" calcext:value-type="float">
            <text:p>1274</text:p>
          </table:table-cell>
          <table:table-cell office:value-type="float" office:value="3749" calcext:value-type="float">
            <text:p>3749</text:p>
          </table:table-cell>
          <table:table-cell table:formula="of:= 11.5 * [.B86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98" calcext:value-type="float">
            <text:p>1998</text:p>
          </table:table-cell>
          <table:table-cell office:value-type="float" office:value="23276" calcext:value-type="float">
            <text:p>23276</text:p>
          </table:table-cell>
          <table:table-cell office:value-type="float" office:value="1274" calcext:value-type="float">
            <text:p>1274</text:p>
          </table:table-cell>
          <table:table-cell office:value-type="float" office:value="3773" calcext:value-type="float">
            <text:p>3773</text:p>
          </table:table-cell>
          <table:table-cell table:formula="of:= 11.5 * [.B87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98" calcext:value-type="float">
            <text:p>1998</text:p>
          </table:table-cell>
          <table:table-cell office:value-type="float" office:value="22822" calcext:value-type="float">
            <text:p>22822</text:p>
          </table:table-cell>
          <table:table-cell office:value-type="float" office:value="1259" calcext:value-type="float">
            <text:p>1259</text:p>
          </table:table-cell>
          <table:table-cell office:value-type="float" office:value="3803" calcext:value-type="float">
            <text:p>3803</text:p>
          </table:table-cell>
          <table:table-cell table:formula="of:= 11.5 * [.B87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</text:p>
          </table:table-cell>
          <table:table-cell office:value-type="float" office:value="23123" calcext:value-type="float">
            <text:p>23123</text:p>
          </table:table-cell>
          <table:table-cell office:value-type="float" office:value="1248" calcext:value-type="float">
            <text:p>1248</text:p>
          </table:table-cell>
          <table:table-cell office:value-type="float" office:value="3800" calcext:value-type="float">
            <text:p>3800</text:p>
          </table:table-cell>
          <table:table-cell table:formula="of:= 11.5 * [.B87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98" calcext:value-type="float">
            <text:p>1998</text:p>
          </table:table-cell>
          <table:table-cell office:value-type="float" office:value="22800" calcext:value-type="float">
            <text:p>22800</text:p>
          </table:table-cell>
          <table:table-cell office:value-type="float" office:value="1251" calcext:value-type="float">
            <text:p>1251</text:p>
          </table:table-cell>
          <table:table-cell office:value-type="float" office:value="3788" calcext:value-type="float">
            <text:p>3788</text:p>
          </table:table-cell>
          <table:table-cell table:formula="of:= 11.5 * [.B87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88" calcext:value-type="float">
            <text:p>1988</text:p>
          </table:table-cell>
          <table:table-cell office:value-type="float" office:value="23123" calcext:value-type="float">
            <text:p>23123</text:p>
          </table:table-cell>
          <table:table-cell office:value-type="float" office:value="1270" calcext:value-type="float">
            <text:p>1270</text:p>
          </table:table-cell>
          <table:table-cell office:value-type="float" office:value="3777" calcext:value-type="float">
            <text:p>3777</text:p>
          </table:table-cell>
          <table:table-cell table:formula="of:= 11.5 * [.B874]" office:value-type="float" office:value="22862" calcext:value-type="float">
            <text:p>228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68" calcext:value-type="float">
            <text:p>1968</text:p>
          </table:table-cell>
          <table:table-cell office:value-type="float" office:value="23193" calcext:value-type="float">
            <text:p>23193</text:p>
          </table:table-cell>
          <table:table-cell office:value-type="float" office:value="1268" calcext:value-type="float">
            <text:p>1268</text:p>
          </table:table-cell>
          <table:table-cell office:value-type="float" office:value="3775" calcext:value-type="float">
            <text:p>3775</text:p>
          </table:table-cell>
          <table:table-cell table:formula="of:= 11.5 * [.B875]" office:value-type="float" office:value="22632" calcext:value-type="float">
            <text:p>226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43" calcext:value-type="float">
            <text:p>1943</text:p>
          </table:table-cell>
          <table:table-cell office:value-type="float" office:value="22811" calcext:value-type="float">
            <text:p>22811</text:p>
          </table:table-cell>
          <table:table-cell office:value-type="float" office:value="1273" calcext:value-type="float">
            <text:p>1273</text:p>
          </table:table-cell>
          <table:table-cell office:value-type="float" office:value="3803" calcext:value-type="float">
            <text:p>3803</text:p>
          </table:table-cell>
          <table:table-cell table:formula="of:= 11.5 * [.B876]" office:value-type="float" office:value="22344.5" calcext:value-type="float">
            <text:p>2234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18" calcext:value-type="float">
            <text:p>1918</text:p>
          </table:table-cell>
          <table:table-cell office:value-type="float" office:value="23383" calcext:value-type="float">
            <text:p>23383</text:p>
          </table:table-cell>
          <table:table-cell office:value-type="float" office:value="1273" calcext:value-type="float">
            <text:p>1273</text:p>
          </table:table-cell>
          <table:table-cell office:value-type="float" office:value="3801" calcext:value-type="float">
            <text:p>3801</text:p>
          </table:table-cell>
          <table:table-cell table:formula="of:= 11.5 * [.B877]" office:value-type="float" office:value="22057" calcext:value-type="float">
            <text:p>220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98" calcext:value-type="float">
            <text:p>1898</text:p>
          </table:table-cell>
          <table:table-cell office:value-type="float" office:value="23181" calcext:value-type="float">
            <text:p>23181</text:p>
          </table:table-cell>
          <table:table-cell office:value-type="float" office:value="1276" calcext:value-type="float">
            <text:p>1276</text:p>
          </table:table-cell>
          <table:table-cell office:value-type="float" office:value="3766" calcext:value-type="float">
            <text:p>3766</text:p>
          </table:table-cell>
          <table:table-cell table:formula="of:= 11.5 * [.B878]" office:value-type="float" office:value="21827" calcext:value-type="float">
            <text:p>218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73" calcext:value-type="float">
            <text:p>1873</text:p>
          </table:table-cell>
          <table:table-cell office:value-type="float" office:value="23551" calcext:value-type="float">
            <text:p>23551</text:p>
          </table:table-cell>
          <table:table-cell office:value-type="float" office:value="1279" calcext:value-type="float">
            <text:p>1279</text:p>
          </table:table-cell>
          <table:table-cell office:value-type="float" office:value="3708" calcext:value-type="float">
            <text:p>3708</text:p>
          </table:table-cell>
          <table:table-cell table:formula="of:= 11.5 * [.B879]" office:value-type="float" office:value="21539.5" calcext:value-type="float">
            <text:p>21539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48" calcext:value-type="float">
            <text:p>1848</text:p>
          </table:table-cell>
          <table:table-cell office:value-type="float" office:value="23099" calcext:value-type="float">
            <text:p>23099</text:p>
          </table:table-cell>
          <table:table-cell office:value-type="float" office:value="1285" calcext:value-type="float">
            <text:p>1285</text:p>
          </table:table-cell>
          <table:table-cell office:value-type="float" office:value="3639" calcext:value-type="float">
            <text:p>3639</text:p>
          </table:table-cell>
          <table:table-cell table:formula="of:= 11.5 * [.B880]" office:value-type="float" office:value="21252" calcext:value-type="float">
            <text:p>212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28" calcext:value-type="float">
            <text:p>1828</text:p>
          </table:table-cell>
          <table:table-cell office:value-type="float" office:value="23041" calcext:value-type="float">
            <text:p>23041</text:p>
          </table:table-cell>
          <table:table-cell office:value-type="float" office:value="1314" calcext:value-type="float">
            <text:p>1314</text:p>
          </table:table-cell>
          <table:table-cell office:value-type="float" office:value="3545" calcext:value-type="float">
            <text:p>3545</text:p>
          </table:table-cell>
          <table:table-cell table:formula="of:= 11.5 * [.B881]" office:value-type="float" office:value="21022" calcext:value-type="float">
            <text:p>210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03" calcext:value-type="float">
            <text:p>1803</text:p>
          </table:table-cell>
          <table:table-cell office:value-type="float" office:value="23018" calcext:value-type="float">
            <text:p>23018</text:p>
          </table:table-cell>
          <table:table-cell office:value-type="float" office:value="1295" calcext:value-type="float">
            <text:p>1295</text:p>
          </table:table-cell>
          <table:table-cell office:value-type="float" office:value="3467" calcext:value-type="float">
            <text:p>3467</text:p>
          </table:table-cell>
          <table:table-cell table:formula="of:= 11.5 * [.B882]" office:value-type="float" office:value="20734.5" calcext:value-type="float">
            <text:p>2073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83" calcext:value-type="float">
            <text:p>1783</text:p>
          </table:table-cell>
          <table:table-cell office:value-type="float" office:value="22948" calcext:value-type="float">
            <text:p>22948</text:p>
          </table:table-cell>
          <table:table-cell office:value-type="float" office:value="1306" calcext:value-type="float">
            <text:p>1306</text:p>
          </table:table-cell>
          <table:table-cell office:value-type="float" office:value="3371" calcext:value-type="float">
            <text:p>3371</text:p>
          </table:table-cell>
          <table:table-cell table:formula="of:= 11.5 * [.B883]" office:value-type="float" office:value="20504.5" calcext:value-type="float">
            <text:p>2050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63" calcext:value-type="float">
            <text:p>1763</text:p>
          </table:table-cell>
          <table:table-cell office:value-type="float" office:value="22983" calcext:value-type="float">
            <text:p>22983</text:p>
          </table:table-cell>
          <table:table-cell office:value-type="float" office:value="1301" calcext:value-type="float">
            <text:p>1301</text:p>
          </table:table-cell>
          <table:table-cell office:value-type="float" office:value="3254" calcext:value-type="float">
            <text:p>3254</text:p>
          </table:table-cell>
          <table:table-cell table:formula="of:= 11.5 * [.B884]" office:value-type="float" office:value="20274.5" calcext:value-type="float">
            <text:p>2027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38" calcext:value-type="float">
            <text:p>1738</text:p>
          </table:table-cell>
          <table:table-cell office:value-type="float" office:value="22788" calcext:value-type="float">
            <text:p>22788</text:p>
          </table:table-cell>
          <table:table-cell office:value-type="float" office:value="1336" calcext:value-type="float">
            <text:p>1336</text:p>
          </table:table-cell>
          <table:table-cell office:value-type="float" office:value="3139" calcext:value-type="float">
            <text:p>3139</text:p>
          </table:table-cell>
          <table:table-cell table:formula="of:= 11.5 * [.B885]" office:value-type="float" office:value="19987" calcext:value-type="float">
            <text:p>199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18" calcext:value-type="float">
            <text:p>1718</text:p>
          </table:table-cell>
          <table:table-cell office:value-type="float" office:value="23181" calcext:value-type="float">
            <text:p>23181</text:p>
          </table:table-cell>
          <table:table-cell office:value-type="float" office:value="1370" calcext:value-type="float">
            <text:p>1370</text:p>
          </table:table-cell>
          <table:table-cell office:value-type="float" office:value="3029" calcext:value-type="float">
            <text:p>3029</text:p>
          </table:table-cell>
          <table:table-cell table:formula="of:= 11.5 * [.B886]" office:value-type="float" office:value="19757" calcext:value-type="float">
            <text:p>197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88" calcext:value-type="float">
            <text:p>1688</text:p>
          </table:table-cell>
          <table:table-cell office:value-type="float" office:value="22376" calcext:value-type="float">
            <text:p>22376</text:p>
          </table:table-cell>
          <table:table-cell office:value-type="float" office:value="1404" calcext:value-type="float">
            <text:p>1404</text:p>
          </table:table-cell>
          <table:table-cell office:value-type="float" office:value="2939" calcext:value-type="float">
            <text:p>2939</text:p>
          </table:table-cell>
          <table:table-cell table:formula="of:= 11.5 * [.B887]" office:value-type="float" office:value="19412" calcext:value-type="float">
            <text:p>194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68" calcext:value-type="float">
            <text:p>1668</text:p>
          </table:table-cell>
          <table:table-cell office:value-type="float" office:value="22387" calcext:value-type="float">
            <text:p>22387</text:p>
          </table:table-cell>
          <table:table-cell office:value-type="float" office:value="1415" calcext:value-type="float">
            <text:p>1415</text:p>
          </table:table-cell>
          <table:table-cell office:value-type="float" office:value="2831" calcext:value-type="float">
            <text:p>2831</text:p>
          </table:table-cell>
          <table:table-cell table:formula="of:= 11.5 * [.B888]" office:value-type="float" office:value="19182" calcext:value-type="float">
            <text:p>191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43" calcext:value-type="float">
            <text:p>1643</text:p>
          </table:table-cell>
          <table:table-cell office:value-type="float" office:value="22834" calcext:value-type="float">
            <text:p>22834</text:p>
          </table:table-cell>
          <table:table-cell office:value-type="float" office:value="1403" calcext:value-type="float">
            <text:p>1403</text:p>
          </table:table-cell>
          <table:table-cell office:value-type="float" office:value="2767" calcext:value-type="float">
            <text:p>2767</text:p>
          </table:table-cell>
          <table:table-cell table:formula="of:= 11.5 * [.B889]" office:value-type="float" office:value="18894.5" calcext:value-type="float">
            <text:p>1889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18" calcext:value-type="float">
            <text:p>1618</text:p>
          </table:table-cell>
          <table:table-cell office:value-type="float" office:value="22653" calcext:value-type="float">
            <text:p>22653</text:p>
          </table:table-cell>
          <table:table-cell office:value-type="float" office:value="1417" calcext:value-type="float">
            <text:p>1417</text:p>
          </table:table-cell>
          <table:table-cell office:value-type="float" office:value="2655" calcext:value-type="float">
            <text:p>2655</text:p>
          </table:table-cell>
          <table:table-cell table:formula="of:= 11.5 * [.B890]" office:value-type="float" office:value="18607" calcext:value-type="float">
            <text:p>186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98" calcext:value-type="float">
            <text:p>1598</text:p>
          </table:table-cell>
          <table:table-cell office:value-type="float" office:value="22698" calcext:value-type="float">
            <text:p>22698</text:p>
          </table:table-cell>
          <table:table-cell office:value-type="float" office:value="1424" calcext:value-type="float">
            <text:p>1424</text:p>
          </table:table-cell>
          <table:table-cell office:value-type="float" office:value="2558" calcext:value-type="float">
            <text:p>2558</text:p>
          </table:table-cell>
          <table:table-cell table:formula="of:= 11.5 * [.B891]" office:value-type="float" office:value="18377" calcext:value-type="float">
            <text:p>183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73" calcext:value-type="float">
            <text:p>1573</text:p>
          </table:table-cell>
          <table:table-cell office:value-type="float" office:value="23006" calcext:value-type="float">
            <text:p>23006</text:p>
          </table:table-cell>
          <table:table-cell office:value-type="float" office:value="1428" calcext:value-type="float">
            <text:p>1428</text:p>
          </table:table-cell>
          <table:table-cell office:value-type="float" office:value="2459" calcext:value-type="float">
            <text:p>2459</text:p>
          </table:table-cell>
          <table:table-cell table:formula="of:= 11.5 * [.B892]" office:value-type="float" office:value="18089.5" calcext:value-type="float">
            <text:p>18089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48" calcext:value-type="float">
            <text:p>1548</text:p>
          </table:table-cell>
          <table:table-cell office:value-type="float" office:value="22530" calcext:value-type="float">
            <text:p>22530</text:p>
          </table:table-cell>
          <table:table-cell office:value-type="float" office:value="1428" calcext:value-type="float">
            <text:p>1428</text:p>
          </table:table-cell>
          <table:table-cell office:value-type="float" office:value="2337" calcext:value-type="float">
            <text:p>2337</text:p>
          </table:table-cell>
          <table:table-cell table:formula="of:= 11.5 * [.B893]" office:value-type="float" office:value="17802" calcext:value-type="float">
            <text:p>178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23" calcext:value-type="float">
            <text:p>1523</text:p>
          </table:table-cell>
          <table:table-cell office:value-type="float" office:value="21686" calcext:value-type="float">
            <text:p>21686</text:p>
          </table:table-cell>
          <table:table-cell office:value-type="float" office:value="1416" calcext:value-type="float">
            <text:p>1416</text:p>
          </table:table-cell>
          <table:table-cell office:value-type="float" office:value="2240" calcext:value-type="float">
            <text:p>2240</text:p>
          </table:table-cell>
          <table:table-cell table:formula="of:= 11.5 * [.B894]" office:value-type="float" office:value="17514.5" calcext:value-type="float">
            <text:p>1751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3" calcext:value-type="float">
            <text:p>1503</text:p>
          </table:table-cell>
          <table:table-cell office:value-type="float" office:value="22321" calcext:value-type="float">
            <text:p>22321</text:p>
          </table:table-cell>
          <table:table-cell office:value-type="float" office:value="1397" calcext:value-type="float">
            <text:p>1397</text:p>
          </table:table-cell>
          <table:table-cell office:value-type="float" office:value="2130" calcext:value-type="float">
            <text:p>2130</text:p>
          </table:table-cell>
          <table:table-cell table:formula="of:= 11.5 * [.B895]" office:value-type="float" office:value="17284.5" calcext:value-type="float">
            <text:p>1728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78" calcext:value-type="float">
            <text:p>1478</text:p>
          </table:table-cell>
          <table:table-cell office:value-type="float" office:value="22497" calcext:value-type="float">
            <text:p>22497</text:p>
          </table:table-cell>
          <table:table-cell office:value-type="float" office:value="1411" calcext:value-type="float">
            <text:p>1411</text:p>
          </table:table-cell>
          <table:table-cell office:value-type="float" office:value="2051" calcext:value-type="float">
            <text:p>2051</text:p>
          </table:table-cell>
          <table:table-cell table:formula="of:= 11.5 * [.B896]" office:value-type="float" office:value="16997" calcext:value-type="float">
            <text:p>169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8" calcext:value-type="float">
            <text:p>1448</text:p>
          </table:table-cell>
          <table:table-cell office:value-type="float" office:value="21645" calcext:value-type="float">
            <text:p>21645</text:p>
          </table:table-cell>
          <table:table-cell office:value-type="float" office:value="1425" calcext:value-type="float">
            <text:p>1425</text:p>
          </table:table-cell>
          <table:table-cell office:value-type="float" office:value="1924" calcext:value-type="float">
            <text:p>1924</text:p>
          </table:table-cell>
          <table:table-cell table:formula="of:= 11.5 * [.B897]" office:value-type="float" office:value="16652" calcext:value-type="float">
            <text:p>16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 office:value-type="float" office:value="21686" calcext:value-type="float">
            <text:p>21686</text:p>
          </table:table-cell>
          <table:table-cell office:value-type="float" office:value="1438" calcext:value-type="float">
            <text:p>1438</text:p>
          </table:table-cell>
          <table:table-cell office:value-type="float" office:value="1847" calcext:value-type="float">
            <text:p>1847</text:p>
          </table:table-cell>
          <table:table-cell table:formula="of:= 11.5 * [.B898]" office:value-type="float" office:value="16422" calcext:value-type="float">
            <text:p>16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3" calcext:value-type="float">
            <text:p>1403</text:p>
          </table:table-cell>
          <table:table-cell office:value-type="float" office:value="21634" calcext:value-type="float">
            <text:p>21634</text:p>
          </table:table-cell>
          <table:table-cell office:value-type="float" office:value="1438" calcext:value-type="float">
            <text:p>1438</text:p>
          </table:table-cell>
          <table:table-cell office:value-type="float" office:value="1754" calcext:value-type="float">
            <text:p>1754</text:p>
          </table:table-cell>
          <table:table-cell table:formula="of:= 11.5 * [.B899]" office:value-type="float" office:value="16134.5" calcext:value-type="float">
            <text:p>1613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3" calcext:value-type="float">
            <text:p>1383</text:p>
          </table:table-cell>
          <table:table-cell office:value-type="float" office:value="21645" calcext:value-type="float">
            <text:p>21645</text:p>
          </table:table-cell>
          <table:table-cell office:value-type="float" office:value="1460" calcext:value-type="float">
            <text:p>1460</text:p>
          </table:table-cell>
          <table:table-cell office:value-type="float" office:value="1681" calcext:value-type="float">
            <text:p>1681</text:p>
          </table:table-cell>
          <table:table-cell table:formula="of:= 11.5 * [.B900]" office:value-type="float" office:value="15904.5" calcext:value-type="float">
            <text:p>1590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3" calcext:value-type="float">
            <text:p>1353</text:p>
          </table:table-cell>
          <table:table-cell office:value-type="float" office:value="21027" calcext:value-type="float">
            <text:p>21027</text:p>
          </table:table-cell>
          <table:table-cell office:value-type="float" office:value="1447" calcext:value-type="float">
            <text:p>1447</text:p>
          </table:table-cell>
          <table:table-cell office:value-type="float" office:value="1585" calcext:value-type="float">
            <text:p>1585</text:p>
          </table:table-cell>
          <table:table-cell table:formula="of:= 11.5 * [.B901]" office:value-type="float" office:value="15559.5" calcext:value-type="float">
            <text:p>1555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8" calcext:value-type="float">
            <text:p>1328</text:p>
          </table:table-cell>
          <table:table-cell office:value-type="float" office:value="20760" calcext:value-type="float">
            <text:p>20760</text:p>
          </table:table-cell>
          <table:table-cell office:value-type="float" office:value="1457" calcext:value-type="float">
            <text:p>1457</text:p>
          </table:table-cell>
          <table:table-cell office:value-type="float" office:value="1498" calcext:value-type="float">
            <text:p>1498</text:p>
          </table:table-cell>
          <table:table-cell table:formula="of:= 11.5 * [.B902]" office:value-type="float" office:value="15272" calcext:value-type="float">
            <text:p>15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8" calcext:value-type="float">
            <text:p>1308</text:p>
          </table:table-cell>
          <table:table-cell office:value-type="float" office:value="20769" calcext:value-type="float">
            <text:p>20769</text:p>
          </table:table-cell>
          <table:table-cell office:value-type="float" office:value="1466" calcext:value-type="float">
            <text:p>1466</text:p>
          </table:table-cell>
          <table:table-cell office:value-type="float" office:value="1400" calcext:value-type="float">
            <text:p>1400</text:p>
          </table:table-cell>
          <table:table-cell table:formula="of:= 11.5 * [.B903]" office:value-type="float" office:value="15042" calcext:value-type="float">
            <text:p>150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3" calcext:value-type="float">
            <text:p>1283</text:p>
          </table:table-cell>
          <table:table-cell office:value-type="float" office:value="21341" calcext:value-type="float">
            <text:p>21341</text:p>
          </table:table-cell>
          <table:table-cell office:value-type="float" office:value="1469" calcext:value-type="float">
            <text:p>1469</text:p>
          </table:table-cell>
          <table:table-cell office:value-type="float" office:value="1322" calcext:value-type="float">
            <text:p>1322</text:p>
          </table:table-cell>
          <table:table-cell table:formula="of:= 11.5 * [.B904]" office:value-type="float" office:value="14754.5" calcext:value-type="float">
            <text:p>1475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8" calcext:value-type="float">
            <text:p>1258</text:p>
          </table:table-cell>
          <table:table-cell office:value-type="float" office:value="21522" calcext:value-type="float">
            <text:p>21522</text:p>
          </table:table-cell>
          <table:table-cell office:value-type="float" office:value="1469" calcext:value-type="float">
            <text:p>1469</text:p>
          </table:table-cell>
          <table:table-cell office:value-type="float" office:value="1264" calcext:value-type="float">
            <text:p>1264</text:p>
          </table:table-cell>
          <table:table-cell table:formula="of:= 11.5 * [.B905]" office:value-type="float" office:value="14467" calcext:value-type="float">
            <text:p>144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8" calcext:value-type="float">
            <text:p>1238</text:p>
          </table:table-cell>
          <table:table-cell office:value-type="float" office:value="21222" calcext:value-type="float">
            <text:p>21222</text:p>
          </table:table-cell>
          <table:table-cell office:value-type="float" office:value="1467" calcext:value-type="float">
            <text:p>1467</text:p>
          </table:table-cell>
          <table:table-cell office:value-type="float" office:value="1191" calcext:value-type="float">
            <text:p>1191</text:p>
          </table:table-cell>
          <table:table-cell table:formula="of:= 11.5 * [.B906]" office:value-type="float" office:value="14237" calcext:value-type="float">
            <text:p>142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3" calcext:value-type="float">
            <text:p>1213</text:p>
          </table:table-cell>
          <table:table-cell office:value-type="float" office:value="21124" calcext:value-type="float">
            <text:p>21124</text:p>
          </table:table-cell>
          <table:table-cell office:value-type="float" office:value="1488" calcext:value-type="float">
            <text:p>1488</text:p>
          </table:table-cell>
          <table:table-cell office:value-type="float" office:value="1120" calcext:value-type="float">
            <text:p>1120</text:p>
          </table:table-cell>
          <table:table-cell table:formula="of:= 11.5 * [.B907]" office:value-type="float" office:value="13949.5" calcext:value-type="float">
            <text:p>13949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88" calcext:value-type="float">
            <text:p>1188</text:p>
          </table:table-cell>
          <table:table-cell office:value-type="float" office:value="20408" calcext:value-type="float">
            <text:p>20408</text:p>
          </table:table-cell>
          <table:table-cell office:value-type="float" office:value="1482" calcext:value-type="float">
            <text:p>1482</text:p>
          </table:table-cell>
          <table:table-cell office:value-type="float" office:value="1028" calcext:value-type="float">
            <text:p>1028</text:p>
          </table:table-cell>
          <table:table-cell table:formula="of:= 11.5 * [.B908]" office:value-type="float" office:value="13662" calcext:value-type="float">
            <text:p>136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58" calcext:value-type="float">
            <text:p>1158</text:p>
          </table:table-cell>
          <table:table-cell office:value-type="float" office:value="20317" calcext:value-type="float">
            <text:p>20317</text:p>
          </table:table-cell>
          <table:table-cell office:value-type="float" office:value="1491" calcext:value-type="float">
            <text:p>1491</text:p>
          </table:table-cell>
          <table:table-cell office:value-type="float" office:value="985" calcext:value-type="float">
            <text:p>985</text:p>
          </table:table-cell>
          <table:table-cell table:formula="of:= 11.5 * [.B909]" office:value-type="float" office:value="13317" calcext:value-type="float">
            <text:p>13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8" calcext:value-type="float">
            <text:p>1138</text:p>
          </table:table-cell>
          <table:table-cell office:value-type="float" office:value="19729" calcext:value-type="float">
            <text:p>19729</text:p>
          </table:table-cell>
          <table:table-cell office:value-type="float" office:value="1488" calcext:value-type="float">
            <text:p>1488</text:p>
          </table:table-cell>
          <table:table-cell office:value-type="float" office:value="920" calcext:value-type="float">
            <text:p>920</text:p>
          </table:table-cell>
          <table:table-cell table:formula="of:= 11.5 * [.B910]" office:value-type="float" office:value="13087" calcext:value-type="float">
            <text:p>130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13" calcext:value-type="float">
            <text:p>1113</text:p>
          </table:table-cell>
          <table:table-cell office:value-type="float" office:value="20272" calcext:value-type="float">
            <text:p>20272</text:p>
          </table:table-cell>
          <table:table-cell office:value-type="float" office:value="1501" calcext:value-type="float">
            <text:p>1501</text:p>
          </table:table-cell>
          <table:table-cell office:value-type="float" office:value="860" calcext:value-type="float">
            <text:p>860</text:p>
          </table:table-cell>
          <table:table-cell table:formula="of:= 11.5 * [.B911]" office:value-type="float" office:value="12799.5" calcext:value-type="float">
            <text:p>12799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88" calcext:value-type="float">
            <text:p>1088</text:p>
          </table:table-cell>
          <table:table-cell office:value-type="float" office:value="19594" calcext:value-type="float">
            <text:p>19594</text:p>
          </table:table-cell>
          <table:table-cell office:value-type="float" office:value="1498" calcext:value-type="float">
            <text:p>1498</text:p>
          </table:table-cell>
          <table:table-cell office:value-type="float" office:value="793" calcext:value-type="float">
            <text:p>793</text:p>
          </table:table-cell>
          <table:table-cell table:formula="of:= 11.5 * [.B912]" office:value-type="float" office:value="12512" calcext:value-type="float">
            <text:p>125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68" calcext:value-type="float">
            <text:p>1068</text:p>
          </table:table-cell>
          <table:table-cell office:value-type="float" office:value="19452" calcext:value-type="float">
            <text:p>19452</text:p>
          </table:table-cell>
          <table:table-cell office:value-type="float" office:value="1504" calcext:value-type="float">
            <text:p>1504</text:p>
          </table:table-cell>
          <table:table-cell office:value-type="float" office:value="738" calcext:value-type="float">
            <text:p>738</text:p>
          </table:table-cell>
          <table:table-cell table:formula="of:= 11.5 * [.B913]" office:value-type="float" office:value="12282" calcext:value-type="float">
            <text:p>122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3" calcext:value-type="float">
            <text:p>1033</text:p>
          </table:table-cell>
          <table:table-cell office:value-type="float" office:value="19337" calcext:value-type="float">
            <text:p>19337</text:p>
          </table:table-cell>
          <table:table-cell office:value-type="float" office:value="1517" calcext:value-type="float">
            <text:p>1517</text:p>
          </table:table-cell>
          <table:table-cell office:value-type="float" office:value="660" calcext:value-type="float">
            <text:p>660</text:p>
          </table:table-cell>
          <table:table-cell table:formula="of:= 11.5 * [.B914]" office:value-type="float" office:value="11879.5" calcext:value-type="float">
            <text:p>11879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8" calcext:value-type="float">
            <text:p>1008</text:p>
          </table:table-cell>
          <table:table-cell office:value-type="float" office:value="19207" calcext:value-type="float">
            <text:p>19207</text:p>
          </table:table-cell>
          <table:table-cell office:value-type="float" office:value="1519" calcext:value-type="float">
            <text:p>1519</text:p>
          </table:table-cell>
          <table:table-cell office:value-type="float" office:value="604" calcext:value-type="float">
            <text:p>604</text:p>
          </table:table-cell>
          <table:table-cell table:formula="of:= 11.5 * [.B915]" office:value-type="float" office:value="11592" calcext:value-type="float">
            <text:p>115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3" calcext:value-type="float">
            <text:p>983</text:p>
          </table:table-cell>
          <table:table-cell office:value-type="float" office:value="18789" calcext:value-type="float">
            <text:p>18789</text:p>
          </table:table-cell>
          <table:table-cell office:value-type="float" office:value="1523" calcext:value-type="float">
            <text:p>1523</text:p>
          </table:table-cell>
          <table:table-cell office:value-type="float" office:value="564" calcext:value-type="float">
            <text:p>564</text:p>
          </table:table-cell>
          <table:table-cell table:formula="of:= 11.5 * [.B916]" office:value-type="float" office:value="11304.5" calcext:value-type="float">
            <text:p>1130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3" calcext:value-type="float">
            <text:p>963</text:p>
          </table:table-cell>
          <table:table-cell office:value-type="float" office:value="19815" calcext:value-type="float">
            <text:p>19815</text:p>
          </table:table-cell>
          <table:table-cell office:value-type="float" office:value="1530" calcext:value-type="float">
            <text:p>1530</text:p>
          </table:table-cell>
          <table:table-cell office:value-type="float" office:value="499" calcext:value-type="float">
            <text:p>499</text:p>
          </table:table-cell>
          <table:table-cell table:formula="of:= 11.5 * [.B917]" office:value-type="float" office:value="11074.5" calcext:value-type="float">
            <text:p>1107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3" calcext:value-type="float">
            <text:p>933</text:p>
          </table:table-cell>
          <table:table-cell office:value-type="float" office:value="19824" calcext:value-type="float">
            <text:p>19824</text:p>
          </table:table-cell>
          <table:table-cell office:value-type="float" office:value="1539" calcext:value-type="float">
            <text:p>1539</text:p>
          </table:table-cell>
          <table:table-cell office:value-type="float" office:value="441" calcext:value-type="float">
            <text:p>441</text:p>
          </table:table-cell>
          <table:table-cell table:formula="of:= 11.5 * [.B918]" office:value-type="float" office:value="10729.5" calcext:value-type="float">
            <text:p>10729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19175" calcext:value-type="float">
            <text:p>19175</text:p>
          </table:table-cell>
          <table:table-cell office:value-type="float" office:value="1539" calcext:value-type="float">
            <text:p>1539</text:p>
          </table:table-cell>
          <table:table-cell office:value-type="float" office:value="394" calcext:value-type="float">
            <text:p>394</text:p>
          </table:table-cell>
          <table:table-cell table:formula="of:= 11.5 * [.B919]" office:value-type="float" office:value="10442" calcext:value-type="float">
            <text:p>104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83" calcext:value-type="float">
            <text:p>883</text:p>
          </table:table-cell>
          <table:table-cell office:value-type="float" office:value="19183" calcext:value-type="float">
            <text:p>19183</text:p>
          </table:table-cell>
          <table:table-cell office:value-type="float" office:value="1546" calcext:value-type="float">
            <text:p>1546</text:p>
          </table:table-cell>
          <table:table-cell office:value-type="float" office:value="359" calcext:value-type="float">
            <text:p>359</text:p>
          </table:table-cell>
          <table:table-cell table:formula="of:= 11.5 * [.B920]" office:value-type="float" office:value="10154.5" calcext:value-type="float">
            <text:p>1015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3" calcext:value-type="float">
            <text:p>853</text:p>
          </table:table-cell>
          <table:table-cell office:value-type="float" office:value="18796" calcext:value-type="float">
            <text:p>18796</text:p>
          </table:table-cell>
          <table:table-cell office:value-type="float" office:value="1549" calcext:value-type="float">
            <text:p>1549</text:p>
          </table:table-cell>
          <table:table-cell office:value-type="float" office:value="303" calcext:value-type="float">
            <text:p>303</text:p>
          </table:table-cell>
          <table:table-cell table:formula="of:= 11.5 * [.B921]" office:value-type="float" office:value="9809.5" calcext:value-type="float">
            <text:p>9809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28" calcext:value-type="float">
            <text:p>828</text:p>
          </table:table-cell>
          <table:table-cell office:value-type="float" office:value="18590" calcext:value-type="float">
            <text:p>18590</text:p>
          </table:table-cell>
          <table:table-cell office:value-type="float" office:value="1554" calcext:value-type="float">
            <text:p>1554</text:p>
          </table:table-cell>
          <table:table-cell office:value-type="float" office:value="269" calcext:value-type="float">
            <text:p>269</text:p>
          </table:table-cell>
          <table:table-cell table:formula="of:= 11.5 * [.B922]" office:value-type="float" office:value="9522" calcext:value-type="float">
            <text:p>95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3" calcext:value-type="float">
            <text:p>803</text:p>
          </table:table-cell>
          <table:table-cell office:value-type="float" office:value="18212" calcext:value-type="float">
            <text:p>18212</text:p>
          </table:table-cell>
          <table:table-cell office:value-type="float" office:value="1557" calcext:value-type="float">
            <text:p>1557</text:p>
          </table:table-cell>
          <table:table-cell office:value-type="float" office:value="222" calcext:value-type="float">
            <text:p>222</text:p>
          </table:table-cell>
          <table:table-cell table:formula="of:= 11.5 * [.B923]" office:value-type="float" office:value="9234.5" calcext:value-type="float">
            <text:p>923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3" calcext:value-type="float">
            <text:p>783</text:p>
          </table:table-cell>
          <table:table-cell office:value-type="float" office:value="17969" calcext:value-type="float">
            <text:p>17969</text:p>
          </table:table-cell>
          <table:table-cell office:value-type="float" office:value="1568" calcext:value-type="float">
            <text:p>1568</text:p>
          </table:table-cell>
          <table:table-cell office:value-type="float" office:value="174" calcext:value-type="float">
            <text:p>174</text:p>
          </table:table-cell>
          <table:table-cell table:formula="of:= 11.5 * [.B924]" office:value-type="float" office:value="9004.5" calcext:value-type="float">
            <text:p>900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8" calcext:value-type="float">
            <text:p>758</text:p>
          </table:table-cell>
          <table:table-cell office:value-type="float" office:value="17794" calcext:value-type="float">
            <text:p>17794</text:p>
          </table:table-cell>
          <table:table-cell office:value-type="float" office:value="1575" calcext:value-type="float">
            <text:p>1575</text:p>
          </table:table-cell>
          <table:table-cell office:value-type="float" office:value="142" calcext:value-type="float">
            <text:p>142</text:p>
          </table:table-cell>
          <table:table-cell table:formula="of:= 11.5 * [.B925]" office:value-type="float" office:value="8717" calcext:value-type="float">
            <text:p>87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3" calcext:value-type="float">
            <text:p>723</text:p>
          </table:table-cell>
          <table:table-cell office:value-type="float" office:value="17976" calcext:value-type="float">
            <text:p>17976</text:p>
          </table:table-cell>
          <table:table-cell office:value-type="float" office:value="1583" calcext:value-type="float">
            <text:p>1583</text:p>
          </table:table-cell>
          <table:table-cell office:value-type="float" office:value="108" calcext:value-type="float">
            <text:p>108</text:p>
          </table:table-cell>
          <table:table-cell table:formula="of:= 11.5 * [.B926]" office:value-type="float" office:value="8314.5" calcext:value-type="float">
            <text:p>831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3" calcext:value-type="float">
            <text:p>703</text:p>
          </table:table-cell>
          <table:table-cell office:value-type="float" office:value="17342" calcext:value-type="float">
            <text:p>17342</text:p>
          </table:table-cell>
          <table:table-cell office:value-type="float" office:value="1589" calcext:value-type="float">
            <text:p>1589</text:p>
          </table:table-cell>
          <table:table-cell office:value-type="float" office:value="75" calcext:value-type="float">
            <text:p>75</text:p>
          </table:table-cell>
          <table:table-cell table:formula="of:= 11.5 * [.B927]" office:value-type="float" office:value="8084.5" calcext:value-type="float">
            <text:p>808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8" calcext:value-type="float">
            <text:p>678</text:p>
          </table:table-cell>
          <table:table-cell office:value-type="float" office:value="17076" calcext:value-type="float">
            <text:p>17076</text:p>
          </table:table-cell>
          <table:table-cell office:value-type="float" office:value="1591" calcext:value-type="float">
            <text:p>1591</text:p>
          </table:table-cell>
          <table:table-cell office:value-type="float" office:value="26" calcext:value-type="float">
            <text:p>26</text:p>
          </table:table-cell>
          <table:table-cell table:formula="of:= 11.5 * [.B928]" office:value-type="float" office:value="7797" calcext:value-type="float">
            <text:p>77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3" calcext:value-type="float">
            <text:p>653</text:p>
          </table:table-cell>
          <table:table-cell office:value-type="float" office:value="16708" calcext:value-type="float">
            <text:p>16708</text:p>
          </table:table-cell>
          <table:table-cell office:value-type="float" office:value="1597" calcext:value-type="float">
            <text:p>1597</text:p>
          </table:table-cell>
          <table:table-cell office:value-type="float" office:value="7" calcext:value-type="float">
            <text:p>7</text:p>
          </table:table-cell>
          <table:table-cell table:formula="of:= 11.5 * [.B929]" office:value-type="float" office:value="7509.5" calcext:value-type="float">
            <text:p>7509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3" calcext:value-type="float">
            <text:p>633</text:p>
          </table:table-cell>
          <table:table-cell office:value-type="float" office:value="16557" calcext:value-type="float">
            <text:p>16557</text:p>
          </table:table-cell>
          <table:table-cell office:value-type="float" office:value="1600" calcext:value-type="float">
            <text:p>1600</text:p>
          </table:table-cell>
          <table:table-cell office:value-type="float" office:value="46" calcext:value-type="float">
            <text:p>46</text:p>
          </table:table-cell>
          <table:table-cell table:formula="of:= 11.5 * [.B930]" office:value-type="float" office:value="7279.5" calcext:value-type="float">
            <text:p>7279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8" calcext:value-type="float">
            <text:p>608</text:p>
          </table:table-cell>
          <table:table-cell office:value-type="float" office:value="16569" calcext:value-type="float">
            <text:p>16569</text:p>
          </table:table-cell>
          <table:table-cell office:value-type="float" office:value="1608" calcext:value-type="float">
            <text:p>1608</text:p>
          </table:table-cell>
          <table:table-cell office:value-type="float" office:value="80" calcext:value-type="float">
            <text:p>80</text:p>
          </table:table-cell>
          <table:table-cell table:formula="of:= 11.5 * [.B931]" office:value-type="float" office:value="6992" calcext:value-type="float">
            <text:p>69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8" calcext:value-type="float">
            <text:p>588</text:p>
          </table:table-cell>
          <table:table-cell office:value-type="float" office:value="16575" calcext:value-type="float">
            <text:p>16575</text:p>
          </table:table-cell>
          <table:table-cell office:value-type="float" office:value="1607" calcext:value-type="float">
            <text:p>1607</text:p>
          </table:table-cell>
          <table:table-cell office:value-type="float" office:value="110" calcext:value-type="float">
            <text:p>110</text:p>
          </table:table-cell>
          <table:table-cell table:formula="of:= 11.5 * [.B932]" office:value-type="float" office:value="6762" calcext:value-type="float">
            <text:p>67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3" calcext:value-type="float">
            <text:p>563</text:p>
          </table:table-cell>
          <table:table-cell office:value-type="float" office:value="15840" calcext:value-type="float">
            <text:p>15840</text:p>
          </table:table-cell>
          <table:table-cell office:value-type="float" office:value="1608" calcext:value-type="float">
            <text:p>1608</text:p>
          </table:table-cell>
          <table:table-cell office:value-type="float" office:value="140" calcext:value-type="float">
            <text:p>140</text:p>
          </table:table-cell>
          <table:table-cell table:formula="of:= 11.5 * [.B933]" office:value-type="float" office:value="6474.5" calcext:value-type="float">
            <text:p>647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38" calcext:value-type="float">
            <text:p>538</text:p>
          </table:table-cell>
          <table:table-cell office:value-type="float" office:value="15840" calcext:value-type="float">
            <text:p>15840</text:p>
          </table:table-cell>
          <table:table-cell office:value-type="float" office:value="1613" calcext:value-type="float">
            <text:p>1613</text:p>
          </table:table-cell>
          <table:table-cell office:value-type="float" office:value="160" calcext:value-type="float">
            <text:p>160</text:p>
          </table:table-cell>
          <table:table-cell table:formula="of:= 11.5 * [.B934]" office:value-type="float" office:value="6187" calcext:value-type="float">
            <text:p>61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8" calcext:value-type="float">
            <text:p>518</text:p>
          </table:table-cell>
          <table:table-cell office:value-type="float" office:value="15666" calcext:value-type="float">
            <text:p>15666</text:p>
          </table:table-cell>
          <table:table-cell office:value-type="float" office:value="1610" calcext:value-type="float">
            <text:p>1610</text:p>
          </table:table-cell>
          <table:table-cell office:value-type="float" office:value="192" calcext:value-type="float">
            <text:p>192</text:p>
          </table:table-cell>
          <table:table-cell table:formula="of:= 11.5 * [.B935]"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8" calcext:value-type="float">
            <text:p>498</text:p>
          </table:table-cell>
          <table:table-cell office:value-type="float" office:value="15182" calcext:value-type="float">
            <text:p>15182</text:p>
          </table:table-cell>
          <table:table-cell office:value-type="float" office:value="1619" calcext:value-type="float">
            <text:p>1619</text:p>
          </table:table-cell>
          <table:table-cell office:value-type="float" office:value="211" calcext:value-type="float">
            <text:p>211</text:p>
          </table:table-cell>
          <table:table-cell table:formula="of:= 11.5 * [.B936]"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15027" calcext:value-type="float">
            <text:p>15027</text:p>
          </table:table-cell>
          <table:table-cell office:value-type="float" office:value="1618" calcext:value-type="float">
            <text:p>1618</text:p>
          </table:table-cell>
          <table:table-cell office:value-type="float" office:value="237" calcext:value-type="float">
            <text:p>237</text:p>
          </table:table-cell>
          <table:table-cell table:formula="of:= 11.5 * [.B937]" office:value-type="float" office:value="5439.5" calcext:value-type="float">
            <text:p>5439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3" calcext:value-type="float">
            <text:p>453</text:p>
          </table:table-cell>
          <table:table-cell office:value-type="float" office:value="14581" calcext:value-type="float">
            <text:p>14581</text:p>
          </table:table-cell>
          <table:table-cell office:value-type="float" office:value="1623" calcext:value-type="float">
            <text:p>1623</text:p>
          </table:table-cell>
          <table:table-cell office:value-type="float" office:value="265" calcext:value-type="float">
            <text:p>265</text:p>
          </table:table-cell>
          <table:table-cell table:formula="of:= 11.5 * [.B938]" office:value-type="float" office:value="5209.5" calcext:value-type="float">
            <text:p>5209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3" calcext:value-type="float">
            <text:p>433</text:p>
          </table:table-cell>
          <table:table-cell office:value-type="float" office:value="14267" calcext:value-type="float">
            <text:p>14267</text:p>
          </table:table-cell>
          <table:table-cell office:value-type="float" office:value="1617" calcext:value-type="float">
            <text:p>1617</text:p>
          </table:table-cell>
          <table:table-cell office:value-type="float" office:value="291" calcext:value-type="float">
            <text:p>291</text:p>
          </table:table-cell>
          <table:table-cell table:formula="of:= 11.5 * [.B939]" office:value-type="float" office:value="4979.5" calcext:value-type="float">
            <text:p>4979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3" calcext:value-type="float">
            <text:p>413</text:p>
          </table:table-cell>
          <table:table-cell office:value-type="float" office:value="14375" calcext:value-type="float">
            <text:p>14375</text:p>
          </table:table-cell>
          <table:table-cell office:value-type="float" office:value="1626" calcext:value-type="float">
            <text:p>1626</text:p>
          </table:table-cell>
          <table:table-cell office:value-type="float" office:value="313" calcext:value-type="float">
            <text:p>313</text:p>
          </table:table-cell>
          <table:table-cell table:formula="of:= 11.5 * [.B940]" office:value-type="float" office:value="4749.5" calcext:value-type="float">
            <text:p>4749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3" calcext:value-type="float">
            <text:p>393</text:p>
          </table:table-cell>
          <table:table-cell office:value-type="float" office:value="14027" calcext:value-type="float">
            <text:p>14027</text:p>
          </table:table-cell>
          <table:table-cell office:value-type="float" office:value="1638" calcext:value-type="float">
            <text:p>1638</text:p>
          </table:table-cell>
          <table:table-cell office:value-type="float" office:value="319" calcext:value-type="float">
            <text:p>319</text:p>
          </table:table-cell>
          <table:table-cell table:formula="of:= 11.5 * [.B941]" office:value-type="float" office:value="4519.5" calcext:value-type="float">
            <text:p>4519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8" calcext:value-type="float">
            <text:p>368</text:p>
          </table:table-cell>
          <table:table-cell office:value-type="float" office:value="13907" calcext:value-type="float">
            <text:p>13907</text:p>
          </table:table-cell>
          <table:table-cell office:value-type="float" office:value="1631" calcext:value-type="float">
            <text:p>1631</text:p>
          </table:table-cell>
          <table:table-cell office:value-type="float" office:value="340" calcext:value-type="float">
            <text:p>340</text:p>
          </table:table-cell>
          <table:table-cell table:formula="of:= 11.5 * [.B942]"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8" calcext:value-type="float">
            <text:p>348</text:p>
          </table:table-cell>
          <table:table-cell office:value-type="float" office:value="13544" calcext:value-type="float">
            <text:p>13544</text:p>
          </table:table-cell>
          <table:table-cell office:value-type="float" office:value="1644" calcext:value-type="float">
            <text:p>1644</text:p>
          </table:table-cell>
          <table:table-cell office:value-type="float" office:value="349" calcext:value-type="float">
            <text:p>349</text:p>
          </table:table-cell>
          <table:table-cell table:formula="of:= 11.5 * [.B943]"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13140" calcext:value-type="float">
            <text:p>13140</text:p>
          </table:table-cell>
          <table:table-cell office:value-type="float" office:value="1635" calcext:value-type="float">
            <text:p>1635</text:p>
          </table:table-cell>
          <table:table-cell office:value-type="float" office:value="368" calcext:value-type="float">
            <text:p>368</text:p>
          </table:table-cell>
          <table:table-cell table:formula="of:= 11.5 * [.B944]"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3" calcext:value-type="float">
            <text:p>313</text:p>
          </table:table-cell>
          <table:table-cell office:value-type="float" office:value="13166" calcext:value-type="float">
            <text:p>13166</text:p>
          </table:table-cell>
          <table:table-cell office:value-type="float" office:value="1643" calcext:value-type="float">
            <text:p>1643</text:p>
          </table:table-cell>
          <table:table-cell office:value-type="float" office:value="375" calcext:value-type="float">
            <text:p>375</text:p>
          </table:table-cell>
          <table:table-cell table:formula="of:= 11.5 * [.B945]" office:value-type="float" office:value="3599.5" calcext:value-type="float">
            <text:p>3599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3" calcext:value-type="float">
            <text:p>293</text:p>
          </table:table-cell>
          <table:table-cell office:value-type="float" office:value="12586" calcext:value-type="float">
            <text:p>12586</text:p>
          </table:table-cell>
          <table:table-cell office:value-type="float" office:value="1648" calcext:value-type="float">
            <text:p>1648</text:p>
          </table:table-cell>
          <table:table-cell office:value-type="float" office:value="381" calcext:value-type="float">
            <text:p>381</text:p>
          </table:table-cell>
          <table:table-cell table:formula="of:= 11.5 * [.B946]" office:value-type="float" office:value="3369.5" calcext:value-type="float">
            <text:p>3369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3" calcext:value-type="float">
            <text:p>273</text:p>
          </table:table-cell>
          <table:table-cell office:value-type="float" office:value="12684" calcext:value-type="float">
            <text:p>12684</text:p>
          </table:table-cell>
          <table:table-cell office:value-type="float" office:value="1661" calcext:value-type="float">
            <text:p>1661</text:p>
          </table:table-cell>
          <table:table-cell office:value-type="float" office:value="381" calcext:value-type="float">
            <text:p>381</text:p>
          </table:table-cell>
          <table:table-cell table:formula="of:= 11.5 * [.B947]" office:value-type="float" office:value="3139.5" calcext:value-type="float">
            <text:p>3139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3" calcext:value-type="float">
            <text:p>263</text:p>
          </table:table-cell>
          <table:table-cell office:value-type="float" office:value="12439" calcext:value-type="float">
            <text:p>12439</text:p>
          </table:table-cell>
          <table:table-cell office:value-type="float" office:value="1655" calcext:value-type="float">
            <text:p>1655</text:p>
          </table:table-cell>
          <table:table-cell office:value-type="float" office:value="381" calcext:value-type="float">
            <text:p>381</text:p>
          </table:table-cell>
          <table:table-cell table:formula="of:= 11.5 * [.B948]" office:value-type="float" office:value="3024.5" calcext:value-type="float">
            <text:p>30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3" calcext:value-type="float">
            <text:p>253</text:p>
          </table:table-cell>
          <table:table-cell office:value-type="float" office:value="12245" calcext:value-type="float">
            <text:p>12245</text:p>
          </table:table-cell>
          <table:table-cell office:value-type="float" office:value="1653" calcext:value-type="float">
            <text:p>1653</text:p>
          </table:table-cell>
          <table:table-cell office:value-type="float" office:value="388" calcext:value-type="float">
            <text:p>388</text:p>
          </table:table-cell>
          <table:table-cell table:formula="of:= 11.5 * [.B949]" office:value-type="float" office:value="2909.5" calcext:value-type="float">
            <text:p>2909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3" calcext:value-type="float">
            <text:p>243</text:p>
          </table:table-cell>
          <table:table-cell office:value-type="float" office:value="12145" calcext:value-type="float">
            <text:p>12145</text:p>
          </table:table-cell>
          <table:table-cell office:value-type="float" office:value="1653" calcext:value-type="float">
            <text:p>1653</text:p>
          </table:table-cell>
          <table:table-cell office:value-type="float" office:value="386" calcext:value-type="float">
            <text:p>386</text:p>
          </table:table-cell>
          <table:table-cell table:formula="of:= 11.5 * [.B950]" office:value-type="float" office:value="2794.5" calcext:value-type="float">
            <text:p>279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8" calcext:value-type="float">
            <text:p>228</text:p>
          </table:table-cell>
          <table:table-cell office:value-type="float" office:value="11901" calcext:value-type="float">
            <text:p>11901</text:p>
          </table:table-cell>
          <table:table-cell office:value-type="float" office:value="1649" calcext:value-type="float">
            <text:p>1649</text:p>
          </table:table-cell>
          <table:table-cell office:value-type="float" office:value="384" calcext:value-type="float">
            <text:p>384</text:p>
          </table:table-cell>
          <table:table-cell table:formula="of:= 11.5 * [.B951]"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8" calcext:value-type="float">
            <text:p>218</text:p>
          </table:table-cell>
          <table:table-cell office:value-type="float" office:value="11709" calcext:value-type="float">
            <text:p>11709</text:p>
          </table:table-cell>
          <table:table-cell office:value-type="float" office:value="1662" calcext:value-type="float">
            <text:p>1662</text:p>
          </table:table-cell>
          <table:table-cell office:value-type="float" office:value="383" calcext:value-type="float">
            <text:p>383</text:p>
          </table:table-cell>
          <table:table-cell table:formula="of:= 11.5 * [.B952]"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8" calcext:value-type="float">
            <text:p>208</text:p>
          </table:table-cell>
          <table:table-cell office:value-type="float" office:value="11736" calcext:value-type="float">
            <text:p>11736</text:p>
          </table:table-cell>
          <table:table-cell office:value-type="float" office:value="1654" calcext:value-type="float">
            <text:p>1654</text:p>
          </table:table-cell>
          <table:table-cell office:value-type="float" office:value="375" calcext:value-type="float">
            <text:p>375</text:p>
          </table:table-cell>
          <table:table-cell table:formula="of:= 11.5 * [.B953]"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3" calcext:value-type="float">
            <text:p>193</text:p>
          </table:table-cell>
          <table:table-cell office:value-type="float" office:value="11754" calcext:value-type="float">
            <text:p>11754</text:p>
          </table:table-cell>
          <table:table-cell office:value-type="float" office:value="1649" calcext:value-type="float">
            <text:p>1649</text:p>
          </table:table-cell>
          <table:table-cell office:value-type="float" office:value="375" calcext:value-type="float">
            <text:p>375</text:p>
          </table:table-cell>
          <table:table-cell table:formula="of:= 11.5 * [.B954]" office:value-type="float" office:value="2219.5" calcext:value-type="float">
            <text:p>2219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3" calcext:value-type="float">
            <text:p>183</text:p>
          </table:table-cell>
          <table:table-cell office:value-type="float" office:value="11388" calcext:value-type="float">
            <text:p>11388</text:p>
          </table:table-cell>
          <table:table-cell office:value-type="float" office:value="1636" calcext:value-type="float">
            <text:p>1636</text:p>
          </table:table-cell>
          <table:table-cell office:value-type="float" office:value="373" calcext:value-type="float">
            <text:p>373</text:p>
          </table:table-cell>
          <table:table-cell table:formula="of:= 11.5 * [.B955]" office:value-type="float" office:value="2104.5" calcext:value-type="float">
            <text:p>210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3" calcext:value-type="float">
            <text:p>173</text:p>
          </table:table-cell>
          <table:table-cell office:value-type="float" office:value="11039" calcext:value-type="float">
            <text:p>11039</text:p>
          </table:table-cell>
          <table:table-cell office:value-type="float" office:value="1641" calcext:value-type="float">
            <text:p>1641</text:p>
          </table:table-cell>
          <table:table-cell office:value-type="float" office:value="370" calcext:value-type="float">
            <text:p>370</text:p>
          </table:table-cell>
          <table:table-cell table:formula="of:= 11.5 * [.B956]" office:value-type="float" office:value="1989.5" calcext:value-type="float">
            <text:p>1989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8" calcext:value-type="float">
            <text:p>158</text:p>
          </table:table-cell>
          <table:table-cell office:value-type="float" office:value="11044" calcext:value-type="float">
            <text:p>11044</text:p>
          </table:table-cell>
          <table:table-cell office:value-type="float" office:value="1633" calcext:value-type="float">
            <text:p>1633</text:p>
          </table:table-cell>
          <table:table-cell office:value-type="float" office:value="371" calcext:value-type="float">
            <text:p>371</text:p>
          </table:table-cell>
          <table:table-cell table:formula="of:= 11.5 * [.B957]"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 office:value-type="float" office:value="11050" calcext:value-type="float">
            <text:p>11050</text:p>
          </table:table-cell>
          <table:table-cell office:value-type="float" office:value="1637" calcext:value-type="float">
            <text:p>1637</text:p>
          </table:table-cell>
          <table:table-cell office:value-type="float" office:value="364" calcext:value-type="float">
            <text:p>364</text:p>
          </table:table-cell>
          <table:table-cell table:formula="of:= 11.5 * [.B958]"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8" calcext:value-type="float">
            <text:p>138</text:p>
          </table:table-cell>
          <table:table-cell office:value-type="float" office:value="10791" calcext:value-type="float">
            <text:p>10791</text:p>
          </table:table-cell>
          <table:table-cell office:value-type="float" office:value="1643" calcext:value-type="float">
            <text:p>1643</text:p>
          </table:table-cell>
          <table:table-cell office:value-type="float" office:value="355" calcext:value-type="float">
            <text:p>355</text:p>
          </table:table-cell>
          <table:table-cell table:formula="of:= 11.5 * [.B959]"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10628" calcext:value-type="float">
            <text:p>10628</text:p>
          </table:table-cell>
          <table:table-cell office:value-type="float" office:value="1634" calcext:value-type="float">
            <text:p>1634</text:p>
          </table:table-cell>
          <table:table-cell office:value-type="float" office:value="347" calcext:value-type="float">
            <text:p>347</text:p>
          </table:table-cell>
          <table:table-cell table:formula="of:= 11.5 * [.B960]"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  <table:table-cell office:value-type="float" office:value="10439" calcext:value-type="float">
            <text:p>10439</text:p>
          </table:table-cell>
          <table:table-cell office:value-type="float" office:value="1638" calcext:value-type="float">
            <text:p>1638</text:p>
          </table:table-cell>
          <table:table-cell office:value-type="float" office:value="345" calcext:value-type="float">
            <text:p>345</text:p>
          </table:table-cell>
          <table:table-cell table:formula="of:= 11.5 * [.B961]"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10231" calcext:value-type="float">
            <text:p>10231</text:p>
          </table:table-cell>
          <table:table-cell office:value-type="float" office:value="1639" calcext:value-type="float">
            <text:p>1639</text:p>
          </table:table-cell>
          <table:table-cell office:value-type="float" office:value="334" calcext:value-type="float">
            <text:p>334</text:p>
          </table:table-cell>
          <table:table-cell table:formula="of:= 11.5 * [.B962]"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10091" calcext:value-type="float">
            <text:p>10091</text:p>
          </table:table-cell>
          <table:table-cell office:value-type="float" office:value="1649" calcext:value-type="float">
            <text:p>1649</text:p>
          </table:table-cell>
          <table:table-cell office:value-type="float" office:value="323" calcext:value-type="float">
            <text:p>323</text:p>
          </table:table-cell>
          <table:table-cell table:formula="of:= 11.5 * [.B963]" office:value-type="float" office:value="1069.5" calcext:value-type="float">
            <text:p>1069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852" calcext:value-type="float">
            <text:p>9852</text:p>
          </table:table-cell>
          <table:table-cell office:value-type="float" office:value="1652" calcext:value-type="float">
            <text:p>1652</text:p>
          </table:table-cell>
          <table:table-cell office:value-type="float" office:value="321" calcext:value-type="float">
            <text:p>321</text:p>
          </table:table-cell>
          <table:table-cell table:formula="of:= 11.5 * [.B964]"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9599" calcext:value-type="float">
            <text:p>9599</text:p>
          </table:table-cell>
          <table:table-cell office:value-type="float" office:value="1651" calcext:value-type="float">
            <text:p>1651</text:p>
          </table:table-cell>
          <table:table-cell office:value-type="float" office:value="304" calcext:value-type="float">
            <text:p>304</text:p>
          </table:table-cell>
          <table:table-cell table:formula="of:= 11.5 * [.B9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9474" calcext:value-type="float">
            <text:p>9474</text:p>
          </table:table-cell>
          <table:table-cell office:value-type="float" office:value="1649" calcext:value-type="float">
            <text:p>1649</text:p>
          </table:table-cell>
          <table:table-cell office:value-type="float" office:value="293" calcext:value-type="float">
            <text:p>293</text:p>
          </table:table-cell>
          <table:table-cell table:formula="of:= 11.5 * [.B9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9172" calcext:value-type="float">
            <text:p>9172</text:p>
          </table:table-cell>
          <table:table-cell office:value-type="float" office:value="1643" calcext:value-type="float">
            <text:p>1643</text:p>
          </table:table-cell>
          <table:table-cell office:value-type="float" office:value="284" calcext:value-type="float">
            <text:p>284</text:p>
          </table:table-cell>
          <table:table-cell table:formula="of:= 11.5 * [.B9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9048" calcext:value-type="float">
            <text:p>9048</text:p>
          </table:table-cell>
          <table:table-cell office:value-type="float" office:value="1642" calcext:value-type="float">
            <text:p>1642</text:p>
          </table:table-cell>
          <table:table-cell office:value-type="float" office:value="285" calcext:value-type="float">
            <text:p>285</text:p>
          </table:table-cell>
          <table:table-cell table:formula="of:= 11.5 * [.B9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8782" calcext:value-type="float">
            <text:p>8782</text:p>
          </table:table-cell>
          <table:table-cell office:value-type="float" office:value="1644" calcext:value-type="float">
            <text:p>1644</text:p>
          </table:table-cell>
          <table:table-cell office:value-type="float" office:value="267" calcext:value-type="float">
            <text:p>267</text:p>
          </table:table-cell>
          <table:table-cell table:formula="of:= 11.5 * [.B9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8671" calcext:value-type="float">
            <text:p>8671</text:p>
          </table:table-cell>
          <table:table-cell office:value-type="float" office:value="1641" calcext:value-type="float">
            <text:p>1641</text:p>
          </table:table-cell>
          <table:table-cell office:value-type="float" office:value="246" calcext:value-type="float">
            <text:p>246</text:p>
          </table:table-cell>
          <table:table-cell table:formula="of:= 11.5 * [.B9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8493" calcext:value-type="float">
            <text:p>8493</text:p>
          </table:table-cell>
          <table:table-cell office:value-type="float" office:value="1638" calcext:value-type="float">
            <text:p>1638</text:p>
          </table:table-cell>
          <table:table-cell office:value-type="float" office:value="250" calcext:value-type="float">
            <text:p>250</text:p>
          </table:table-cell>
          <table:table-cell table:formula="of:= 11.5 * [.B9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8281" calcext:value-type="float">
            <text:p>8281</text:p>
          </table:table-cell>
          <table:table-cell office:value-type="float" office:value="1633" calcext:value-type="float">
            <text:p>1633</text:p>
          </table:table-cell>
          <table:table-cell office:value-type="float" office:value="233" calcext:value-type="float">
            <text:p>233</text:p>
          </table:table-cell>
          <table:table-cell table:formula="of:= 11.5 * [.B9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8119" calcext:value-type="float">
            <text:p>8119</text:p>
          </table:table-cell>
          <table:table-cell office:value-type="float" office:value="1642" calcext:value-type="float">
            <text:p>1642</text:p>
          </table:table-cell>
          <table:table-cell office:value-type="float" office:value="224" calcext:value-type="float">
            <text:p>224</text:p>
          </table:table-cell>
          <table:table-cell table:formula="of:= 11.5 * [.B9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8007" calcext:value-type="float">
            <text:p>8007</text:p>
          </table:table-cell>
          <table:table-cell office:value-type="float" office:value="1664" calcext:value-type="float">
            <text:p>1664</text:p>
          </table:table-cell>
          <table:table-cell office:value-type="float" office:value="227" calcext:value-type="float">
            <text:p>227</text:p>
          </table:table-cell>
          <table:table-cell table:formula="of:= 11.5 * [.B9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7740" calcext:value-type="float">
            <text:p>7740</text:p>
          </table:table-cell>
          <table:table-cell office:value-type="float" office:value="1663" calcext:value-type="float">
            <text:p>1663</text:p>
          </table:table-cell>
          <table:table-cell office:value-type="float" office:value="226" calcext:value-type="float">
            <text:p>226</text:p>
          </table:table-cell>
          <table:table-cell table:formula="of:= 11.5 * [.B9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7694" calcext:value-type="float">
            <text:p>7694</text:p>
          </table:table-cell>
          <table:table-cell office:value-type="float" office:value="1662" calcext:value-type="float">
            <text:p>1662</text:p>
          </table:table-cell>
          <table:table-cell office:value-type="float" office:value="205" calcext:value-type="float">
            <text:p>205</text:p>
          </table:table-cell>
          <table:table-cell table:formula="of:= 11.5 * [.B9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7579" calcext:value-type="float">
            <text:p>7579</text:p>
          </table:table-cell>
          <table:table-cell office:value-type="float" office:value="1663" calcext:value-type="float">
            <text:p>1663</text:p>
          </table:table-cell>
          <table:table-cell office:value-type="float" office:value="197" calcext:value-type="float">
            <text:p>197</text:p>
          </table:table-cell>
          <table:table-cell table:formula="of:= 11.5 * [.B9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7315" calcext:value-type="float">
            <text:p>7315</text:p>
          </table:table-cell>
          <table:table-cell office:value-type="float" office:value="1665" calcext:value-type="float">
            <text:p>1665</text:p>
          </table:table-cell>
          <table:table-cell office:value-type="float" office:value="194" calcext:value-type="float">
            <text:p>194</text:p>
          </table:table-cell>
          <table:table-cell table:formula="of:= 11.5 * [.B9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7146" calcext:value-type="float">
            <text:p>7146</text:p>
          </table:table-cell>
          <table:table-cell office:value-type="float" office:value="1663" calcext:value-type="float">
            <text:p>1663</text:p>
          </table:table-cell>
          <table:table-cell office:value-type="float" office:value="177" calcext:value-type="float">
            <text:p>177</text:p>
          </table:table-cell>
          <table:table-cell table:formula="of:= 11.5 * [.B9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7025" calcext:value-type="float">
            <text:p>7025</text:p>
          </table:table-cell>
          <table:table-cell office:value-type="float" office:value="1660" calcext:value-type="float">
            <text:p>1660</text:p>
          </table:table-cell>
          <table:table-cell office:value-type="float" office:value="197" calcext:value-type="float">
            <text:p>197</text:p>
          </table:table-cell>
          <table:table-cell table:formula="of:= 11.5 * [.B9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7315" calcext:value-type="float">
            <text:p>7315</text:p>
          </table:table-cell>
          <table:table-cell office:value-type="float" office:value="1665" calcext:value-type="float">
            <text:p>1665</text:p>
          </table:table-cell>
          <table:table-cell office:value-type="float" office:value="194" calcext:value-type="float">
            <text:p>194</text:p>
          </table:table-cell>
          <table:table-cell table:formula="of:= 11.5 * [.B9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7146" calcext:value-type="float">
            <text:p>7146</text:p>
          </table:table-cell>
          <table:table-cell office:value-type="float" office:value="1663" calcext:value-type="float">
            <text:p>1663</text:p>
          </table:table-cell>
          <table:table-cell office:value-type="float" office:value="177" calcext:value-type="float">
            <text:p>177</text:p>
          </table:table-cell>
          <table:table-cell table:formula="of:= 11.5 * [.B9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7025" calcext:value-type="float">
            <text:p>7025</text:p>
          </table:table-cell>
          <table:table-cell office:value-type="float" office:value="1660" calcext:value-type="float">
            <text:p>1660</text:p>
          </table:table-cell>
          <table:table-cell office:value-type="float" office:value="169" calcext:value-type="float">
            <text:p>169</text:p>
          </table:table-cell>
          <table:table-cell table:formula="of:= 11.5 * [.B9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922" calcext:value-type="float">
            <text:p>6922</text:p>
          </table:table-cell>
          <table:table-cell office:value-type="float" office:value="1654" calcext:value-type="float">
            <text:p>1654</text:p>
          </table:table-cell>
          <table:table-cell office:value-type="float" office:value="166" calcext:value-type="float">
            <text:p>166</text:p>
          </table:table-cell>
          <table:table-cell table:formula="of:= 11.5 * [.B9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6813" calcext:value-type="float">
            <text:p>6813</text:p>
          </table:table-cell>
          <table:table-cell office:value-type="float" office:value="1636" calcext:value-type="float">
            <text:p>1636</text:p>
          </table:table-cell>
          <table:table-cell office:value-type="float" office:value="149" calcext:value-type="float">
            <text:p>149</text:p>
          </table:table-cell>
          <table:table-cell table:formula="of:= 11.5 * [.B9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6735" calcext:value-type="float">
            <text:p>6735</text:p>
          </table:table-cell>
          <table:table-cell office:value-type="float" office:value="1635" calcext:value-type="float">
            <text:p>1635</text:p>
          </table:table-cell>
          <table:table-cell office:value-type="float" office:value="138" calcext:value-type="float">
            <text:p>138</text:p>
          </table:table-cell>
          <table:table-cell table:formula="of:= 11.5 * [.B9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6672" calcext:value-type="float">
            <text:p>6672</text:p>
          </table:table-cell>
          <table:table-cell office:value-type="float" office:value="1633" calcext:value-type="float">
            <text:p>1633</text:p>
          </table:table-cell>
          <table:table-cell office:value-type="float" office:value="130" calcext:value-type="float">
            <text:p>130</text:p>
          </table:table-cell>
          <table:table-cell table:formula="of:= 11.5 * [.B9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6571" calcext:value-type="float">
            <text:p>6571</text:p>
          </table:table-cell>
          <table:table-cell office:value-type="float" office:value="1631" calcext:value-type="float">
            <text:p>1631</text:p>
          </table:table-cell>
          <table:table-cell office:value-type="float" office:value="138" calcext:value-type="float">
            <text:p>138</text:p>
          </table:table-cell>
          <table:table-cell table:formula="of:= 11.5 * [.B9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6472" calcext:value-type="float">
            <text:p>6472</text:p>
          </table:table-cell>
          <table:table-cell office:value-type="float" office:value="1627" calcext:value-type="float">
            <text:p>1627</text:p>
          </table:table-cell>
          <table:table-cell office:value-type="float" office:value="136" calcext:value-type="float">
            <text:p>136</text:p>
          </table:table-cell>
          <table:table-cell table:formula="of:= 11.5 * [.B9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6390" calcext:value-type="float">
            <text:p>6390</text:p>
          </table:table-cell>
          <table:table-cell office:value-type="float" office:value="1632" calcext:value-type="float">
            <text:p>1632</text:p>
          </table:table-cell>
          <table:table-cell office:value-type="float" office:value="130" calcext:value-type="float">
            <text:p>130</text:p>
          </table:table-cell>
          <table:table-cell table:formula="of:= 11.5 * [.B9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6327" calcext:value-type="float">
            <text:p>6327</text:p>
          </table:table-cell>
          <table:table-cell office:value-type="float" office:value="1633" calcext:value-type="float">
            <text:p>1633</text:p>
          </table:table-cell>
          <table:table-cell office:value-type="float" office:value="130" calcext:value-type="float">
            <text:p>130</text:p>
          </table:table-cell>
          <table:table-cell table:formula="of:= 11.5 * [.B9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6275" calcext:value-type="float">
            <text:p>6275</text:p>
          </table:table-cell>
          <table:table-cell office:value-type="float" office:value="1637" calcext:value-type="float">
            <text:p>1637</text:p>
          </table:table-cell>
          <table:table-cell office:value-type="float" office:value="126" calcext:value-type="float">
            <text:p>126</text:p>
          </table:table-cell>
          <table:table-cell table:formula="of:= 11.5 * [.B9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6245" calcext:value-type="float">
            <text:p>6245</text:p>
          </table:table-cell>
          <table:table-cell office:value-type="float" office:value="1632" calcext:value-type="float">
            <text:p>1632</text:p>
          </table:table-cell>
          <table:table-cell office:value-type="float" office:value="123" calcext:value-type="float">
            <text:p>123</text:p>
          </table:table-cell>
          <table:table-cell table:formula="of:= 11.5 * [.B9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6131" calcext:value-type="float">
            <text:p>6131</text:p>
          </table:table-cell>
          <table:table-cell office:value-type="float" office:value="1633" calcext:value-type="float">
            <text:p>1633</text:p>
          </table:table-cell>
          <table:table-cell office:value-type="float" office:value="121" calcext:value-type="float">
            <text:p>121</text:p>
          </table:table-cell>
          <table:table-cell table:formula="of:= 11.5 * [.B9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6014" calcext:value-type="float">
            <text:p>6014</text:p>
          </table:table-cell>
          <table:table-cell office:value-type="float" office:value="1638" calcext:value-type="float">
            <text:p>1638</text:p>
          </table:table-cell>
          <table:table-cell office:value-type="float" office:value="121" calcext:value-type="float">
            <text:p>121</text:p>
          </table:table-cell>
          <table:table-cell table:formula="of:= 11.5 * [.B9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957" calcext:value-type="float">
            <text:p>5957</text:p>
          </table:table-cell>
          <table:table-cell office:value-type="float" office:value="1634" calcext:value-type="float">
            <text:p>1634</text:p>
          </table:table-cell>
          <table:table-cell office:value-type="float" office:value="110" calcext:value-type="float">
            <text:p>110</text:p>
          </table:table-cell>
          <table:table-cell table:formula="of:= 11.5 * [.B9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5881" calcext:value-type="float">
            <text:p>5881</text:p>
          </table:table-cell>
          <table:table-cell office:value-type="float" office:value="1638" calcext:value-type="float">
            <text:p>1638</text:p>
          </table:table-cell>
          <table:table-cell office:value-type="float" office:value="106" calcext:value-type="float">
            <text:p>106</text:p>
          </table:table-cell>
          <table:table-cell table:formula="of:= 11.5 * [.B9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5824" calcext:value-type="float">
            <text:p>5824</text:p>
          </table:table-cell>
          <table:table-cell office:value-type="float" office:value="1636" calcext:value-type="float">
            <text:p>1636</text:p>
          </table:table-cell>
          <table:table-cell office:value-type="float" office:value="104" calcext:value-type="float">
            <text:p>104</text:p>
          </table:table-cell>
          <table:table-cell table:formula="of:= 11.5 * [.B9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5749" calcext:value-type="float">
            <text:p>5749</text:p>
          </table:table-cell>
          <table:table-cell office:value-type="float" office:value="1638" calcext:value-type="float">
            <text:p>1638</text:p>
          </table:table-cell>
          <table:table-cell office:value-type="float" office:value="102" calcext:value-type="float">
            <text:p>102</text:p>
          </table:table-cell>
          <table:table-cell table:formula="of:= 11.5 * [.B9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5696" calcext:value-type="float">
            <text:p>5696</text:p>
          </table:table-cell>
          <table:table-cell office:value-type="float" office:value="1636" calcext:value-type="float">
            <text:p>1636</text:p>
          </table:table-cell>
          <table:table-cell office:value-type="float" office:value="100" calcext:value-type="float">
            <text:p>100</text:p>
          </table:table-cell>
          <table:table-cell table:formula="of:= 11.5 * [.B10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5647" calcext:value-type="float">
            <text:p>5647</text:p>
          </table:table-cell>
          <table:table-cell office:value-type="float" office:value="1640" calcext:value-type="float">
            <text:p>1640</text:p>
          </table:table-cell>
          <table:table-cell office:value-type="float" office:value="98" calcext:value-type="float">
            <text:p>98</text:p>
          </table:table-cell>
          <table:table-cell table:formula="of:= 11.5 * [.B10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5559" calcext:value-type="float">
            <text:p>5559</text:p>
          </table:table-cell>
          <table:table-cell office:value-type="float" office:value="1641" calcext:value-type="float">
            <text:p>1641</text:p>
          </table:table-cell>
          <table:table-cell office:value-type="float" office:value="97" calcext:value-type="float">
            <text:p>97</text:p>
          </table:table-cell>
          <table:table-cell table:formula="of:= 11.5 * [.B10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5521" calcext:value-type="float">
            <text:p>5521</text:p>
          </table:table-cell>
          <table:table-cell office:value-type="float" office:value="1639" calcext:value-type="float">
            <text:p>1639</text:p>
          </table:table-cell>
          <table:table-cell office:value-type="float" office:value="93" calcext:value-type="float">
            <text:p>93</text:p>
          </table:table-cell>
          <table:table-cell table:formula="of:= 11.5 * [.B10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5445" calcext:value-type="float">
            <text:p>5445</text:p>
          </table:table-cell>
          <table:table-cell office:value-type="float" office:value="1642" calcext:value-type="float">
            <text:p>1642</text:p>
          </table:table-cell>
          <table:table-cell office:value-type="float" office:value="89" calcext:value-type="float">
            <text:p>89</text:p>
          </table:table-cell>
          <table:table-cell table:formula="of:= 11.5 * [.B10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5418" calcext:value-type="float">
            <text:p>5418</text:p>
          </table:table-cell>
          <table:table-cell office:value-type="float" office:value="1641" calcext:value-type="float">
            <text:p>1641</text:p>
          </table:table-cell>
          <table:table-cell office:value-type="float" office:value="89" calcext:value-type="float">
            <text:p>89</text:p>
          </table:table-cell>
          <table:table-cell table:formula="of:= 11.5 * [.B10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5345" calcext:value-type="float">
            <text:p>5345</text:p>
          </table:table-cell>
          <table:table-cell office:value-type="float" office:value="1639" calcext:value-type="float">
            <text:p>1639</text:p>
          </table:table-cell>
          <table:table-cell office:value-type="float" office:value="85" calcext:value-type="float">
            <text:p>85</text:p>
          </table:table-cell>
          <table:table-cell table:formula="of:= 11.5 * [.B10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5268" calcext:value-type="float">
            <text:p>5268</text:p>
          </table:table-cell>
          <table:table-cell office:value-type="float" office:value="1637" calcext:value-type="float">
            <text:p>1637</text:p>
          </table:table-cell>
          <table:table-cell office:value-type="float" office:value="82" calcext:value-type="float">
            <text:p>82</text:p>
          </table:table-cell>
          <table:table-cell table:formula="of:= 11.5 * [.B10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5210" calcext:value-type="float">
            <text:p>5210</text:p>
          </table:table-cell>
          <table:table-cell office:value-type="float" office:value="1638" calcext:value-type="float">
            <text:p>1638</text:p>
          </table:table-cell>
          <table:table-cell office:value-type="float" office:value="83" calcext:value-type="float">
            <text:p>83</text:p>
          </table:table-cell>
          <table:table-cell table:formula="of:= 11.5 * [.B10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5178" calcext:value-type="float">
            <text:p>5178</text:p>
          </table:table-cell>
          <table:table-cell office:value-type="float" office:value="1636" calcext:value-type="float">
            <text:p>1636</text:p>
          </table:table-cell>
          <table:table-cell office:value-type="float" office:value="82" calcext:value-type="float">
            <text:p>82</text:p>
          </table:table-cell>
          <table:table-cell table:formula="of:= 11.5 * [.B10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5135" calcext:value-type="float">
            <text:p>5135</text:p>
          </table:table-cell>
          <table:table-cell office:value-type="float" office:value="1637" calcext:value-type="float">
            <text:p>1637</text:p>
          </table:table-cell>
          <table:table-cell office:value-type="float" office:value="78" calcext:value-type="float">
            <text:p>78</text:p>
          </table:table-cell>
          <table:table-cell table:formula="of:= 11.5 * [.B10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5083" calcext:value-type="float">
            <text:p>5083</text:p>
          </table:table-cell>
          <table:table-cell office:value-type="float" office:value="1638" calcext:value-type="float">
            <text:p>1638</text:p>
          </table:table-cell>
          <table:table-cell office:value-type="float" office:value="78" calcext:value-type="float">
            <text:p>78</text:p>
          </table:table-cell>
          <table:table-cell table:formula="of:= 11.5 * [.B10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4990" calcext:value-type="float">
            <text:p>4990</text:p>
          </table:table-cell>
          <table:table-cell office:value-type="float" office:value="1635" calcext:value-type="float">
            <text:p>1635</text:p>
          </table:table-cell>
          <table:table-cell office:value-type="float" office:value="78" calcext:value-type="float">
            <text:p>78</text:p>
          </table:table-cell>
          <table:table-cell table:formula="of:= 11.5 * [.B10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4913" calcext:value-type="float">
            <text:p>4913</text:p>
          </table:table-cell>
          <table:table-cell office:value-type="float" office:value="1634" calcext:value-type="float">
            <text:p>1634</text:p>
          </table:table-cell>
          <table:table-cell office:value-type="float" office:value="76" calcext:value-type="float">
            <text:p>76</text:p>
          </table:table-cell>
          <table:table-cell table:formula="of:= 11.5 * [.B10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4857" calcext:value-type="float">
            <text:p>4857</text:p>
          </table:table-cell>
          <table:table-cell office:value-type="float" office:value="1635" calcext:value-type="float">
            <text:p>1635</text:p>
          </table:table-cell>
          <table:table-cell office:value-type="float" office:value="74" calcext:value-type="float">
            <text:p>74</text:p>
          </table:table-cell>
          <table:table-cell table:formula="of:= 11.5 * [.B10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4790" calcext:value-type="float">
            <text:p>4790</text:p>
          </table:table-cell>
          <table:table-cell office:value-type="float" office:value="1636" calcext:value-type="float">
            <text:p>1636</text:p>
          </table:table-cell>
          <table:table-cell office:value-type="float" office:value="74" calcext:value-type="float">
            <text:p>74</text:p>
          </table:table-cell>
          <table:table-cell table:formula="of:= 11.5 * [.B10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726" calcext:value-type="float">
            <text:p>4726</text:p>
          </table:table-cell>
          <table:table-cell office:value-type="float" office:value="1633" calcext:value-type="float">
            <text:p>1633</text:p>
          </table:table-cell>
          <table:table-cell office:value-type="float" office:value="72" calcext:value-type="float">
            <text:p>72</text:p>
          </table:table-cell>
          <table:table-cell table:formula="of:= 11.5 * [.B10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678" calcext:value-type="float">
            <text:p>4678</text:p>
          </table:table-cell>
          <table:table-cell office:value-type="float" office:value="1632" calcext:value-type="float">
            <text:p>1632</text:p>
          </table:table-cell>
          <table:table-cell office:value-type="float" office:value="70" calcext:value-type="float">
            <text:p>70</text:p>
          </table:table-cell>
          <table:table-cell table:formula="of:= 11.5 * [.B10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588" calcext:value-type="float">
            <text:p>4588</text:p>
          </table:table-cell>
          <table:table-cell office:value-type="float" office:value="1632" calcext:value-type="float">
            <text:p>1632</text:p>
          </table:table-cell>
          <table:table-cell office:value-type="float" office:value="70" calcext:value-type="float">
            <text:p>70</text:p>
          </table:table-cell>
          <table:table-cell table:formula="of:= 11.5 * [.B10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4527" calcext:value-type="float">
            <text:p>4527</text:p>
          </table:table-cell>
          <table:table-cell office:value-type="float" office:value="1632" calcext:value-type="float">
            <text:p>1632</text:p>
          </table:table-cell>
          <table:table-cell office:value-type="float" office:value="63" calcext:value-type="float">
            <text:p>63</text:p>
          </table:table-cell>
          <table:table-cell table:formula="of:= 11.5 * [.B10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500" calcext:value-type="float">
            <text:p>4500</text:p>
          </table:table-cell>
          <table:table-cell office:value-type="float" office:value="1634" calcext:value-type="float">
            <text:p>1634</text:p>
          </table:table-cell>
          <table:table-cell office:value-type="float" office:value="63" calcext:value-type="float">
            <text:p>63</text:p>
          </table:table-cell>
          <table:table-cell table:formula="of:= 11.5 * [.B10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419" calcext:value-type="float">
            <text:p>4419</text:p>
          </table:table-cell>
          <table:table-cell office:value-type="float" office:value="1634" calcext:value-type="float">
            <text:p>1634</text:p>
          </table:table-cell>
          <table:table-cell office:value-type="float" office:value="59" calcext:value-type="float">
            <text:p>59</text:p>
          </table:table-cell>
          <table:table-cell table:formula="of:= 11.5 * [.B10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4376" calcext:value-type="float">
            <text:p>4376</text:p>
          </table:table-cell>
          <table:table-cell office:value-type="float" office:value="1633" calcext:value-type="float">
            <text:p>1633</text:p>
          </table:table-cell>
          <table:table-cell office:value-type="float" office:value="59" calcext:value-type="float">
            <text:p>59</text:p>
          </table:table-cell>
          <table:table-cell table:formula="of:= 11.5 * [.B10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311" calcext:value-type="float">
            <text:p>4311</text:p>
          </table:table-cell>
          <table:table-cell office:value-type="float" office:value="1633" calcext:value-type="float">
            <text:p>1633</text:p>
          </table:table-cell>
          <table:table-cell office:value-type="float" office:value="54" calcext:value-type="float">
            <text:p>54</text:p>
          </table:table-cell>
          <table:table-cell table:formula="of:= 11.5 * [.B10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241" calcext:value-type="float">
            <text:p>4241</text:p>
          </table:table-cell>
          <table:table-cell office:value-type="float" office:value="1635" calcext:value-type="float">
            <text:p>1635</text:p>
          </table:table-cell>
          <table:table-cell office:value-type="float" office:value="52" calcext:value-type="float">
            <text:p>52</text:p>
          </table:table-cell>
          <table:table-cell table:formula="of:= 11.5 * [.B10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203" calcext:value-type="float">
            <text:p>4203</text:p>
          </table:table-cell>
          <table:table-cell office:value-type="float" office:value="1635" calcext:value-type="float">
            <text:p>1635</text:p>
          </table:table-cell>
          <table:table-cell office:value-type="float" office:value="52" calcext:value-type="float">
            <text:p>52</text:p>
          </table:table-cell>
          <table:table-cell table:formula="of:= 11.5 * [.B10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4166" calcext:value-type="float">
            <text:p>4166</text:p>
          </table:table-cell>
          <table:table-cell office:value-type="float" office:value="1635" calcext:value-type="float">
            <text:p>1635</text:p>
          </table:table-cell>
          <table:table-cell office:value-type="float" office:value="46" calcext:value-type="float">
            <text:p>46</text:p>
          </table:table-cell>
          <table:table-cell table:formula="of:= 11.5 * [.B10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4105" calcext:value-type="float">
            <text:p>4105</text:p>
          </table:table-cell>
          <table:table-cell office:value-type="float" office:value="1635" calcext:value-type="float">
            <text:p>1635</text:p>
          </table:table-cell>
          <table:table-cell office:value-type="float" office:value="48" calcext:value-type="float">
            <text:p>48</text:p>
          </table:table-cell>
          <table:table-cell table:formula="of:= 11.5 * [.B10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4072" calcext:value-type="float">
            <text:p>4072</text:p>
          </table:table-cell>
          <table:table-cell office:value-type="float" office:value="1633" calcext:value-type="float">
            <text:p>1633</text:p>
          </table:table-cell>
          <table:table-cell office:value-type="float" office:value="44" calcext:value-type="float">
            <text:p>44</text:p>
          </table:table-cell>
          <table:table-cell table:formula="of:= 11.5 * [.B10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4035" calcext:value-type="float">
            <text:p>4035</text:p>
          </table:table-cell>
          <table:table-cell office:value-type="float" office:value="1633" calcext:value-type="float">
            <text:p>1633</text:p>
          </table:table-cell>
          <table:table-cell office:value-type="float" office:value="44" calcext:value-type="float">
            <text:p>44</text:p>
          </table:table-cell>
          <table:table-cell table:formula="of:= 11.5 * [.B10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3982" calcext:value-type="float">
            <text:p>3982</text:p>
          </table:table-cell>
          <table:table-cell office:value-type="float" office:value="1635" calcext:value-type="float">
            <text:p>1635</text:p>
          </table:table-cell>
          <table:table-cell office:value-type="float" office:value="44" calcext:value-type="float">
            <text:p>44</text:p>
          </table:table-cell>
          <table:table-cell table:formula="of:= 11.5 * [.B10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44" calcext:value-type="float">
            <text:p>3944</text:p>
          </table:table-cell>
          <table:table-cell office:value-type="float" office:value="1634" calcext:value-type="float">
            <text:p>1634</text:p>
          </table:table-cell>
          <table:table-cell office:value-type="float" office:value="42" calcext:value-type="float">
            <text:p>42</text:p>
          </table:table-cell>
          <table:table-cell table:formula="of:= 11.5 * [.B10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06" calcext:value-type="float">
            <text:p>3906</text:p>
          </table:table-cell>
          <table:table-cell office:value-type="float" office:value="1632" calcext:value-type="float">
            <text:p>1632</text:p>
          </table:table-cell>
          <table:table-cell office:value-type="float" office:value="39" calcext:value-type="float">
            <text:p>39</text:p>
          </table:table-cell>
          <table:table-cell table:formula="of:= 11.5 * [.B10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864" calcext:value-type="float">
            <text:p>3864</text:p>
          </table:table-cell>
          <table:table-cell office:value-type="float" office:value="1632" calcext:value-type="float">
            <text:p>1632</text:p>
          </table:table-cell>
          <table:table-cell office:value-type="float" office:value="37" calcext:value-type="float">
            <text:p>37</text:p>
          </table:table-cell>
          <table:table-cell table:formula="of:= 11.5 * [.B10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3813" calcext:value-type="float">
            <text:p>3813</text:p>
          </table:table-cell>
          <table:table-cell office:value-type="float" office:value="1632" calcext:value-type="float">
            <text:p>1632</text:p>
          </table:table-cell>
          <table:table-cell office:value-type="float" office:value="37" calcext:value-type="float">
            <text:p>37</text:p>
          </table:table-cell>
          <table:table-cell table:formula="of:= 11.5 * [.B10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3776" calcext:value-type="float">
            <text:p>3776</text:p>
          </table:table-cell>
          <table:table-cell office:value-type="float" office:value="1631" calcext:value-type="float">
            <text:p>1631</text:p>
          </table:table-cell>
          <table:table-cell office:value-type="float" office:value="35" calcext:value-type="float">
            <text:p>35</text:p>
          </table:table-cell>
          <table:table-cell table:formula="of:= 11.5 * [.B10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3745" calcext:value-type="float">
            <text:p>3745</text:p>
          </table:table-cell>
          <table:table-cell office:value-type="float" office:value="1632" calcext:value-type="float">
            <text:p>1632</text:p>
          </table:table-cell>
          <table:table-cell office:value-type="float" office:value="35" calcext:value-type="float">
            <text:p>35</text:p>
          </table:table-cell>
          <table:table-cell table:formula="of:= 11.5 * [.B10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3707" calcext:value-type="float">
            <text:p>3707</text:p>
          </table:table-cell>
          <table:table-cell office:value-type="float" office:value="1632" calcext:value-type="float">
            <text:p>1632</text:p>
          </table:table-cell>
          <table:table-cell office:value-type="float" office:value="31" calcext:value-type="float">
            <text:p>31</text:p>
          </table:table-cell>
          <table:table-cell table:formula="of:= 11.5 * [.B10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677" calcext:value-type="float">
            <text:p>3677</text:p>
          </table:table-cell>
          <table:table-cell office:value-type="float" office:value="1632" calcext:value-type="float">
            <text:p>1632</text:p>
          </table:table-cell>
          <table:table-cell office:value-type="float" office:value="29" calcext:value-type="float">
            <text:p>29</text:p>
          </table:table-cell>
          <table:table-cell table:formula="of:= 11.5 * [.B10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3634" calcext:value-type="float">
            <text:p>3634</text:p>
          </table:table-cell>
          <table:table-cell office:value-type="float" office:value="1633" calcext:value-type="float">
            <text:p>1633</text:p>
          </table:table-cell>
          <table:table-cell office:value-type="float" office:value="27" calcext:value-type="float">
            <text:p>27</text:p>
          </table:table-cell>
          <table:table-cell table:formula="of:= 11.5 * [.B10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615" calcext:value-type="float">
            <text:p>3615</text:p>
          </table:table-cell>
          <table:table-cell office:value-type="float" office:value="1633" calcext:value-type="float">
            <text:p>1633</text:p>
          </table:table-cell>
          <table:table-cell office:value-type="float" office:value="27" calcext:value-type="float">
            <text:p>27</text:p>
          </table:table-cell>
          <table:table-cell table:formula="of:= 11.5 * [.B10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576" calcext:value-type="float">
            <text:p>3576</text:p>
          </table:table-cell>
          <table:table-cell office:value-type="float" office:value="1635" calcext:value-type="float">
            <text:p>1635</text:p>
          </table:table-cell>
          <table:table-cell office:value-type="float" office:value="25" calcext:value-type="float">
            <text:p>25</text:p>
          </table:table-cell>
          <table:table-cell table:formula="of:= 11.5 * [.B10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553" calcext:value-type="float">
            <text:p>3553</text:p>
          </table:table-cell>
          <table:table-cell office:value-type="float" office:value="1634" calcext:value-type="float">
            <text:p>1634</text:p>
          </table:table-cell>
          <table:table-cell office:value-type="float" office:value="24" calcext:value-type="float">
            <text:p>24</text:p>
          </table:table-cell>
          <table:table-cell table:formula="of:= 11.5 * [.B10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3500" calcext:value-type="float">
            <text:p>3500</text:p>
          </table:table-cell>
          <table:table-cell office:value-type="float" office:value="1635" calcext:value-type="float">
            <text:p>1635</text:p>
          </table:table-cell>
          <table:table-cell office:value-type="float" office:value="22" calcext:value-type="float">
            <text:p>22</text:p>
          </table:table-cell>
          <table:table-cell table:formula="of:= 11.5 * [.B10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498" calcext:value-type="float">
            <text:p>3498</text:p>
          </table:table-cell>
          <table:table-cell office:value-type="float" office:value="1635" calcext:value-type="float">
            <text:p>1635</text:p>
          </table:table-cell>
          <table:table-cell office:value-type="float" office:value="20" calcext:value-type="float">
            <text:p>20</text:p>
          </table:table-cell>
          <table:table-cell table:formula="of:= 11.5 * [.B10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461" calcext:value-type="float">
            <text:p>3461</text:p>
          </table:table-cell>
          <table:table-cell office:value-type="float" office:value="1634" calcext:value-type="float">
            <text:p>1634</text:p>
          </table:table-cell>
          <table:table-cell office:value-type="float" office:value="20" calcext:value-type="float">
            <text:p>20</text:p>
          </table:table-cell>
          <table:table-cell table:formula="of:= 11.5 * [.B10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412" calcext:value-type="float">
            <text:p>3412</text:p>
          </table:table-cell>
          <table:table-cell office:value-type="float" office:value="1634" calcext:value-type="float">
            <text:p>1634</text:p>
          </table:table-cell>
          <table:table-cell office:value-type="float" office:value="18" calcext:value-type="float">
            <text:p>18</text:p>
          </table:table-cell>
          <table:table-cell table:formula="of:= 11.5 * [.B10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3379" calcext:value-type="float">
            <text:p>3379</text:p>
          </table:table-cell>
          <table:table-cell office:value-type="float" office:value="1634" calcext:value-type="float">
            <text:p>1634</text:p>
          </table:table-cell>
          <table:table-cell office:value-type="float" office:value="16" calcext:value-type="float">
            <text:p>16</text:p>
          </table:table-cell>
          <table:table-cell table:formula="of:= 11.5 * [.B10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3364" calcext:value-type="float">
            <text:p>3364</text:p>
          </table:table-cell>
          <table:table-cell office:value-type="float" office:value="1633" calcext:value-type="float">
            <text:p>1633</text:p>
          </table:table-cell>
          <table:table-cell office:value-type="float" office:value="18" calcext:value-type="float">
            <text:p>18</text:p>
          </table:table-cell>
          <table:table-cell table:formula="of:= 11.5 * [.B10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3340" calcext:value-type="float">
            <text:p>3340</text:p>
          </table:table-cell>
          <table:table-cell office:value-type="float" office:value="1633" calcext:value-type="float">
            <text:p>1633</text:p>
          </table:table-cell>
          <table:table-cell office:value-type="float" office:value="14" calcext:value-type="float">
            <text:p>14</text:p>
          </table:table-cell>
          <table:table-cell table:formula="of:= 11.5 * [.B10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3327" calcext:value-type="float">
            <text:p>3327</text:p>
          </table:table-cell>
          <table:table-cell office:value-type="float" office:value="1633" calcext:value-type="float">
            <text:p>1633</text:p>
          </table:table-cell>
          <table:table-cell office:value-type="float" office:value="14" calcext:value-type="float">
            <text:p>14</text:p>
          </table:table-cell>
          <table:table-cell table:formula="of:= 11.5 * [.B10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3289" calcext:value-type="float">
            <text:p>3289</text:p>
          </table:table-cell>
          <table:table-cell office:value-type="float" office:value="1633" calcext:value-type="float">
            <text:p>1633</text:p>
          </table:table-cell>
          <table:table-cell office:value-type="float" office:value="14" calcext:value-type="float">
            <text:p>14</text:p>
          </table:table-cell>
          <table:table-cell table:formula="of:= 11.5 * [.B10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3271" calcext:value-type="float">
            <text:p>3271</text:p>
          </table:table-cell>
          <table:table-cell office:value-type="float" office:value="1632" calcext:value-type="float">
            <text:p>1632</text:p>
          </table:table-cell>
          <table:table-cell office:value-type="float" office:value="12" calcext:value-type="float">
            <text:p>12</text:p>
          </table:table-cell>
          <table:table-cell table:formula="of:= 11.5 * [.B10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3263" calcext:value-type="float">
            <text:p>3263</text:p>
          </table:table-cell>
          <table:table-cell office:value-type="float" office:value="1632" calcext:value-type="float">
            <text:p>1632</text:p>
          </table:table-cell>
          <table:table-cell office:value-type="float" office:value="10" calcext:value-type="float">
            <text:p>10</text:p>
          </table:table-cell>
          <table:table-cell table:formula="of:= 11.5 * [.B10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223" calcext:value-type="float">
            <text:p>3223</text:p>
          </table:table-cell>
          <table:table-cell office:value-type="float" office:value="1632" calcext:value-type="float">
            <text:p>1632</text:p>
          </table:table-cell>
          <table:table-cell office:value-type="float" office:value="12" calcext:value-type="float">
            <text:p>12</text:p>
          </table:table-cell>
          <table:table-cell table:formula="of:= 11.5 * [.B10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205" calcext:value-type="float">
            <text:p>3205</text:p>
          </table:table-cell>
          <table:table-cell office:value-type="float" office:value="1633" calcext:value-type="float">
            <text:p>1633</text:p>
          </table:table-cell>
          <table:table-cell office:value-type="float" office:value="12" calcext:value-type="float">
            <text:p>12</text:p>
          </table:table-cell>
          <table:table-cell table:formula="of:= 11.5 * [.B10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3185" calcext:value-type="float">
            <text:p>3185</text:p>
          </table:table-cell>
          <table:table-cell office:value-type="float" office:value="1633" calcext:value-type="float">
            <text:p>1633</text:p>
          </table:table-cell>
          <table:table-cell office:value-type="float" office:value="10" calcext:value-type="float">
            <text:p>10</text:p>
          </table:table-cell>
          <table:table-cell table:formula="of:= 11.5 * [.B10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3160" calcext:value-type="float">
            <text:p>3160</text:p>
          </table:table-cell>
          <table:table-cell office:value-type="float" office:value="1633" calcext:value-type="float">
            <text:p>1633</text:p>
          </table:table-cell>
          <table:table-cell office:value-type="float" office:value="10" calcext:value-type="float">
            <text:p>10</text:p>
          </table:table-cell>
          <table:table-cell table:formula="of:= 11.5 * [.B10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3140" calcext:value-type="float">
            <text:p>3140</text:p>
          </table:table-cell>
          <table:table-cell office:value-type="float" office:value="1633" calcext:value-type="float">
            <text:p>1633</text:p>
          </table:table-cell>
          <table:table-cell office:value-type="float" office:value="10" calcext:value-type="float">
            <text:p>10</text:p>
          </table:table-cell>
          <table:table-cell table:formula="of:= 11.5 * [.B10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3107" calcext:value-type="float">
            <text:p>3107</text:p>
          </table:table-cell>
          <table:table-cell office:value-type="float" office:value="1633" calcext:value-type="float">
            <text:p>1633</text:p>
          </table:table-cell>
          <table:table-cell office:value-type="float" office:value="9" calcext:value-type="float">
            <text:p>9</text:p>
          </table:table-cell>
          <table:table-cell table:formula="of:= 11.5 * [.B10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3113" calcext:value-type="float">
            <text:p>3113</text:p>
          </table:table-cell>
          <table:table-cell office:value-type="float" office:value="1633" calcext:value-type="float">
            <text:p>1633</text:p>
          </table:table-cell>
          <table:table-cell office:value-type="float" office:value="10" calcext:value-type="float">
            <text:p>10</text:p>
          </table:table-cell>
          <table:table-cell table:formula="of:= 11.5 * [.B10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3082" calcext:value-type="float">
            <text:p>3082</text:p>
          </table:table-cell>
          <table:table-cell office:value-type="float" office:value="1634" calcext:value-type="float">
            <text:p>1634</text:p>
          </table:table-cell>
          <table:table-cell office:value-type="float" office:value="9" calcext:value-type="float">
            <text:p>9</text:p>
          </table:table-cell>
          <table:table-cell table:formula="of:= 11.5 * [.B10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080" calcext:value-type="float">
            <text:p>3080</text:p>
          </table:table-cell>
          <table:table-cell office:value-type="float" office:value="1634" calcext:value-type="float">
            <text:p>1634</text:p>
          </table:table-cell>
          <table:table-cell office:value-type="float" office:value="9" calcext:value-type="float">
            <text:p>9</text:p>
          </table:table-cell>
          <table:table-cell table:formula="of:= 11.5 * [.B10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054" calcext:value-type="float">
            <text:p>3054</text:p>
          </table:table-cell>
          <table:table-cell office:value-type="float" office:value="1633" calcext:value-type="float">
            <text:p>1633</text:p>
          </table:table-cell>
          <table:table-cell office:value-type="float" office:value="7" calcext:value-type="float">
            <text:p>7</text:p>
          </table:table-cell>
          <table:table-cell table:formula="of:= 11.5 * [.B10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039" calcext:value-type="float">
            <text:p>3039</text:p>
          </table:table-cell>
          <table:table-cell office:value-type="float" office:value="1633" calcext:value-type="float">
            <text:p>1633</text:p>
          </table:table-cell>
          <table:table-cell office:value-type="float" office:value="7" calcext:value-type="float">
            <text:p>7</text:p>
          </table:table-cell>
          <table:table-cell table:formula="of:= 11.5 * [.B10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3023" calcext:value-type="float">
            <text:p>3023</text:p>
          </table:table-cell>
          <table:table-cell office:value-type="float" office:value="1633" calcext:value-type="float">
            <text:p>1633</text:p>
          </table:table-cell>
          <table:table-cell office:value-type="float" office:value="7" calcext:value-type="float">
            <text:p>7</text:p>
          </table:table-cell>
          <table:table-cell table:formula="of:= 11.5 * [.B10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3003" calcext:value-type="float">
            <text:p>3003</text:p>
          </table:table-cell>
          <table:table-cell office:value-type="float" office:value="1633" calcext:value-type="float">
            <text:p>1633</text:p>
          </table:table-cell>
          <table:table-cell office:value-type="float" office:value="7" calcext:value-type="float">
            <text:p>7</text:p>
          </table:table-cell>
          <table:table-cell table:formula="of:= 11.5 * [.B10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968" calcext:value-type="float">
            <text:p>2968</text:p>
          </table:table-cell>
          <table:table-cell office:value-type="float" office:value="1633" calcext:value-type="float">
            <text:p>1633</text:p>
          </table:table-cell>
          <table:table-cell office:value-type="float" office:value="7" calcext:value-type="float">
            <text:p>7</text:p>
          </table:table-cell>
          <table:table-cell table:formula="of:= 11.5 * [.B10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961" calcext:value-type="float">
            <text:p>2961</text:p>
          </table:table-cell>
          <table:table-cell office:value-type="float" office:value="1633" calcext:value-type="float">
            <text:p>1633</text:p>
          </table:table-cell>
          <table:table-cell office:value-type="float" office:value="3" calcext:value-type="float">
            <text:p>3</text:p>
          </table:table-cell>
          <table:table-cell table:formula="of:= 11.5 * [.B10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947" calcext:value-type="float">
            <text:p>2947</text:p>
          </table:table-cell>
          <table:table-cell office:value-type="float" office:value="1633" calcext:value-type="float">
            <text:p>1633</text:p>
          </table:table-cell>
          <table:table-cell office:value-type="float" office:value="3" calcext:value-type="float">
            <text:p>3</text:p>
          </table:table-cell>
          <table:table-cell table:formula="of:= 11.5 * [.B10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951" calcext:value-type="float">
            <text:p>2951</text:p>
          </table:table-cell>
          <table:table-cell office:value-type="float" office:value="1633" calcext:value-type="float">
            <text:p>1633</text:p>
          </table:table-cell>
          <table:table-cell office:value-type="float" office:value="5" calcext:value-type="float">
            <text:p>5</text:p>
          </table:table-cell>
          <table:table-cell table:formula="of:= 11.5 * [.B10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920" calcext:value-type="float">
            <text:p>2920</text:p>
          </table:table-cell>
          <table:table-cell office:value-type="float" office:value="1633" calcext:value-type="float">
            <text:p>1633</text:p>
          </table:table-cell>
          <table:table-cell office:value-type="float" office:value="5" calcext:value-type="float">
            <text:p>5</text:p>
          </table:table-cell>
          <table:table-cell table:formula="of:= 11.5 * [.B10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916" calcext:value-type="float">
            <text:p>2916</text:p>
          </table:table-cell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table:formula="of:= 11.5 * [.B10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901" calcext:value-type="float">
            <text:p>2901</text:p>
          </table:table-cell>
          <table:table-cell office:value-type="float" office:value="1633" calcext:value-type="float">
            <text:p>1633</text:p>
          </table:table-cell>
          <table:table-cell office:value-type="float" office:value="3" calcext:value-type="float">
            <text:p>3</text:p>
          </table:table-cell>
          <table:table-cell table:formula="of:= 11.5 * [.B10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885" calcext:value-type="float">
            <text:p>2885</text:p>
          </table:table-cell>
          <table:table-cell office:value-type="float" office:value="1633" calcext:value-type="float">
            <text:p>1633</text:p>
          </table:table-cell>
          <table:table-cell office:value-type="float" office:value="3" calcext:value-type="float">
            <text:p>3</text:p>
          </table:table-cell>
          <table:table-cell table:formula="of:= 11.5 * [.B10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873" calcext:value-type="float">
            <text:p>2873</text:p>
          </table:table-cell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table:formula="of:= 11.5 * [.B10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857" calcext:value-type="float">
            <text:p>2857</text:p>
          </table:table-cell>
          <table:table-cell office:value-type="float" office:value="1633" calcext:value-type="float">
            <text:p>1633</text:p>
          </table:table-cell>
          <table:table-cell office:value-type="float" office:value="3" calcext:value-type="float">
            <text:p>3</text:p>
          </table:table-cell>
          <table:table-cell table:formula="of:= 11.5 * [.B10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853" calcext:value-type="float">
            <text:p>2853</text:p>
          </table:table-cell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table:formula="of:= 11.5 * [.B10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835" calcext:value-type="float">
            <text:p>2835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formula="of:= 11.5 * [.B10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825" calcext:value-type="float">
            <text:p>2825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formula="of:= 11.5 * [.B10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810" calcext:value-type="float">
            <text:p>281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formula="of:= 11.5 * [.B10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801" calcext:value-type="float">
            <text:p>2801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formula="of:= 11.5 * [.B10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777" calcext:value-type="float">
            <text:p>2777</text:p>
          </table:table-cell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table:formula="of:= 11.5 * [.B10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778" calcext:value-type="float">
            <text:p>2778</text:p>
          </table:table-cell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table:formula="of:= 11.5 * [.B10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762" calcext:value-type="float">
            <text:p>2762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formula="of:= 11.5 * [.B10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763" calcext:value-type="float">
            <text:p>2763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table:formula="of:= 11.5 * [.B10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757" calcext:value-type="float">
            <text:p>2757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formula="of:= 11.5 * [.B10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739" calcext:value-type="float">
            <text:p>2739</text:p>
          </table:table-cell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  <table:table-cell table:formula="of:= 11.5 * [.B10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731" calcext:value-type="float">
            <text:p>2731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table:formula="of:= 11.5 * [.B10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719" calcext:value-type="float">
            <text:p>2719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table:formula="of:= 11.5 * [.B10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714" calcext:value-type="float">
            <text:p>2714</text:p>
          </table:table-cell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  <table:table-cell table:formula="of:= 11.5 * [.B10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698" calcext:value-type="float">
            <text:p>2698</text:p>
          </table:table-cell>
          <table:table-cell office:value-type="float" office:value="1635" calcext:value-type="float">
            <text:p>1635</text:p>
          </table:table-cell>
          <table:table-cell office:value-type="float" office:value="2" calcext:value-type="float">
            <text:p>2</text:p>
          </table:table-cell>
          <table:table-cell table:formula="of:= 11.5 * [.B10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681" calcext:value-type="float">
            <text:p>2681</text:p>
          </table:table-cell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  <table:table-cell table:formula="of:= 11.5 * [.B10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684" calcext:value-type="float">
            <text:p>2684</text:p>
          </table:table-cell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  <table:table-cell table:formula="of:= 11.5 * [.B10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672" calcext:value-type="float">
            <text:p>2672</text:p>
          </table:table-cell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  <table:table-cell table:formula="of:= 11.5 * [.B10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660" calcext:value-type="float">
            <text:p>2660</text:p>
          </table:table-cell>
          <table:table-cell office:value-type="float" office:value="1635" calcext:value-type="float">
            <text:p>1635</text:p>
          </table:table-cell>
          <table:table-cell office:value-type="float" office:value="2" calcext:value-type="float">
            <text:p>2</text:p>
          </table:table-cell>
          <table:table-cell table:formula="of:= 11.5 * [.B10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659" calcext:value-type="float">
            <text:p>2659</text:p>
          </table:table-cell>
          <table:table-cell office:value-type="float" office:value="1635" calcext:value-type="float">
            <text:p>1635</text:p>
          </table:table-cell>
          <table:table-cell office:value-type="float" office:value="3" calcext:value-type="float">
            <text:p>3</text:p>
          </table:table-cell>
          <table:table-cell table:formula="of:= 11.5 * [.B1096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638" calcext:value-type="float">
            <text:p>2638</text:p>
          </table:table-cell>
          <table:table-cell office:value-type="float" office:value="1635" calcext:value-type="float">
            <text:p>1635</text:p>
          </table:table-cell>
          <table:table-cell office:value-type="float" office:value="3" calcext:value-type="float">
            <text:p>3</text:p>
          </table:table-cell>
          <table:table-cell table:formula="of:= 11.5 * [.B1097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644" calcext:value-type="float">
            <text:p>2644</text:p>
          </table:table-cell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  <table:table-cell table:formula="of:= 11.5 * [.B10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642" calcext:value-type="float">
            <text:p>2642</text:p>
          </table:table-cell>
          <table:table-cell office:value-type="float" office:value="1634" calcext:value-type="float">
            <text:p>1634</text:p>
          </table:table-cell>
          <table:table-cell office:value-type="float" office:value="3" calcext:value-type="float">
            <text:p>3</text:p>
          </table:table-cell>
          <table:table-cell table:formula="of:= 11.5 * [.B10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622" calcext:value-type="float">
            <text:p>2622</text:p>
          </table:table-cell>
          <table:table-cell office:value-type="float" office:value="1634" calcext:value-type="float">
            <text:p>1634</text:p>
          </table:table-cell>
          <table:table-cell office:value-type="float" office:value="3" calcext:value-type="float">
            <text:p>3</text:p>
          </table:table-cell>
          <table:table-cell table:formula="of:= 11.5 * [.B11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635" calcext:value-type="float">
            <text:p>2635</text:p>
          </table:table-cell>
          <table:table-cell office:value-type="float" office:value="1634" calcext:value-type="float">
            <text:p>1634</text:p>
          </table:table-cell>
          <table:table-cell office:value-type="float" office:value="3" calcext:value-type="float">
            <text:p>3</text:p>
          </table:table-cell>
          <table:table-cell table:formula="of:= 11.5 * [.B11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610" calcext:value-type="float">
            <text:p>2610</text:p>
          </table:table-cell>
          <table:table-cell office:value-type="float" office:value="1634" calcext:value-type="float">
            <text:p>1634</text:p>
          </table:table-cell>
          <table:table-cell office:value-type="float" office:value="3" calcext:value-type="float">
            <text:p>3</text:p>
          </table:table-cell>
          <table:table-cell table:formula="of:= 11.5 * [.B11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609" calcext:value-type="float">
            <text:p>2609</text:p>
          </table:table-cell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  <table:table-cell table:formula="of:= 11.5 * [.B11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605" calcext:value-type="float">
            <text:p>2605</text:p>
          </table:table-cell>
          <table:table-cell office:value-type="float" office:value="1634" calcext:value-type="float">
            <text:p>1634</text:p>
          </table:table-cell>
          <table:table-cell office:value-type="float" office:value="3" calcext:value-type="float">
            <text:p>3</text:p>
          </table:table-cell>
          <table:table-cell table:formula="of:= 11.5 * [.B11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600" calcext:value-type="float">
            <text:p>2600</text:p>
          </table:table-cell>
          <table:table-cell office:value-type="float" office:value="1633" calcext:value-type="float">
            <text:p>1633</text:p>
          </table:table-cell>
          <table:table-cell office:value-type="float" office:value="3" calcext:value-type="float">
            <text:p>3</text:p>
          </table:table-cell>
          <table:table-cell table:formula="of:= 11.5 * [.B11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589" calcext:value-type="float">
            <text:p>2589</text:p>
          </table:table-cell>
          <table:table-cell office:value-type="float" office:value="1634" calcext:value-type="float">
            <text:p>1634</text:p>
          </table:table-cell>
          <table:table-cell office:value-type="float" office:value="5" calcext:value-type="float">
            <text:p>5</text:p>
          </table:table-cell>
          <table:table-cell table:formula="of:= 11.5 * [.B11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583" calcext:value-type="float">
            <text:p>2583</text:p>
          </table:table-cell>
          <table:table-cell office:value-type="float" office:value="1633" calcext:value-type="float">
            <text:p>1633</text:p>
          </table:table-cell>
          <table:table-cell office:value-type="float" office:value="3" calcext:value-type="float">
            <text:p>3</text:p>
          </table:table-cell>
          <table:table-cell table:formula="of:= 11.5 * [.B11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575" calcext:value-type="float">
            <text:p>2575</text:p>
          </table:table-cell>
          <table:table-cell office:value-type="float" office:value="1634" calcext:value-type="float">
            <text:p>1634</text:p>
          </table:table-cell>
          <table:table-cell office:value-type="float" office:value="3" calcext:value-type="float">
            <text:p>3</text:p>
          </table:table-cell>
          <table:table-cell table:formula="of:= 11.5 * [.B11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563" calcext:value-type="float">
            <text:p>2563</text:p>
          </table:table-cell>
          <table:table-cell office:value-type="float" office:value="1634" calcext:value-type="float">
            <text:p>1634</text:p>
          </table:table-cell>
          <table:table-cell office:value-type="float" office:value="5" calcext:value-type="float">
            <text:p>5</text:p>
          </table:table-cell>
          <table:table-cell table:formula="of:= 11.5 * [.B11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551" calcext:value-type="float">
            <text:p>2551</text:p>
          </table:table-cell>
          <table:table-cell office:value-type="float" office:value="1634" calcext:value-type="float">
            <text:p>1634</text:p>
          </table:table-cell>
          <table:table-cell office:value-type="float" office:value="5" calcext:value-type="float">
            <text:p>5</text:p>
          </table:table-cell>
          <table:table-cell table:formula="of:= 11.5 * [.B11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555" calcext:value-type="float">
            <text:p>2555</text:p>
          </table:table-cell>
          <table:table-cell office:value-type="float" office:value="1634" calcext:value-type="float">
            <text:p>1634</text:p>
          </table:table-cell>
          <table:table-cell office:value-type="float" office:value="5" calcext:value-type="float">
            <text:p>5</text:p>
          </table:table-cell>
          <table:table-cell table:formula="of:= 11.5 * [.B11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547" calcext:value-type="float">
            <text:p>2547</text:p>
          </table:table-cell>
          <table:table-cell office:value-type="float" office:value="1634" calcext:value-type="float">
            <text:p>1634</text:p>
          </table:table-cell>
          <table:table-cell office:value-type="float" office:value="5" calcext:value-type="float">
            <text:p>5</text:p>
          </table:table-cell>
          <table:table-cell table:formula="of:= 11.5 * [.B11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553" calcext:value-type="float">
            <text:p>2553</text:p>
          </table:table-cell>
          <table:table-cell office:value-type="float" office:value="1635" calcext:value-type="float">
            <text:p>1635</text:p>
          </table:table-cell>
          <table:table-cell office:value-type="float" office:value="5" calcext:value-type="float">
            <text:p>5</text:p>
          </table:table-cell>
          <table:table-cell table:formula="of:= 11.5 * [.B11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546" calcext:value-type="float">
            <text:p>2546</text:p>
          </table:table-cell>
          <table:table-cell office:value-type="float" office:value="1634" calcext:value-type="float">
            <text:p>1634</text:p>
          </table:table-cell>
          <table:table-cell office:value-type="float" office:value="5" calcext:value-type="float">
            <text:p>5</text:p>
          </table:table-cell>
          <table:table-cell table:formula="of:= 11.5 * [.B11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539" calcext:value-type="float">
            <text:p>2539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531" calcext:value-type="float">
            <text:p>2531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525" calcext:value-type="float">
            <text:p>2525</text:p>
          </table:table-cell>
          <table:table-cell office:value-type="float" office:value="1635" calcext:value-type="float">
            <text:p>1635</text:p>
          </table:table-cell>
          <table:table-cell office:value-type="float" office:value="5" calcext:value-type="float">
            <text:p>5</text:p>
          </table:table-cell>
          <table:table-cell table:formula="of:= 11.5 * [.B11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515" calcext:value-type="float">
            <text:p>2515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512" calcext:value-type="float">
            <text:p>2512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505" calcext:value-type="float">
            <text:p>2505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98" calcext:value-type="float">
            <text:p>2498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506" calcext:value-type="float">
            <text:p>2506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84" calcext:value-type="float">
            <text:p>2484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86" calcext:value-type="float">
            <text:p>2486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91" calcext:value-type="float">
            <text:p>2491</text:p>
          </table:table-cell>
          <table:table-cell office:value-type="float" office:value="1634" calcext:value-type="float">
            <text:p>1634</text:p>
          </table:table-cell>
          <table:table-cell office:value-type="float" office:value="7" calcext:value-type="float">
            <text:p>7</text:p>
          </table:table-cell>
          <table:table-cell table:formula="of:= 11.5 * [.B11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78" calcext:value-type="float">
            <text:p>2478</text:p>
          </table:table-cell>
          <table:table-cell office:value-type="float" office:value="1634" calcext:value-type="float">
            <text:p>1634</text:p>
          </table:table-cell>
          <table:table-cell office:value-type="float" office:value="7" calcext:value-type="float">
            <text:p>7</text:p>
          </table:table-cell>
          <table:table-cell table:formula="of:= 11.5 * [.B11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90" calcext:value-type="float">
            <text:p>2490</text:p>
          </table:table-cell>
          <table:table-cell office:value-type="float" office:value="1634" calcext:value-type="float">
            <text:p>1634</text:p>
          </table:table-cell>
          <table:table-cell office:value-type="float" office:value="7" calcext:value-type="float">
            <text:p>7</text:p>
          </table:table-cell>
          <table:table-cell table:formula="of:= 11.5 * [.B11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78" calcext:value-type="float">
            <text:p>2478</text:p>
          </table:table-cell>
          <table:table-cell office:value-type="float" office:value="1634" calcext:value-type="float">
            <text:p>1634</text:p>
          </table:table-cell>
          <table:table-cell office:value-type="float" office:value="7" calcext:value-type="float">
            <text:p>7</text:p>
          </table:table-cell>
          <table:table-cell table:formula="of:= 11.5 * [.B11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72" calcext:value-type="float">
            <text:p>2472</text:p>
          </table:table-cell>
          <table:table-cell office:value-type="float" office:value="1634" calcext:value-type="float">
            <text:p>1634</text:p>
          </table:table-cell>
          <table:table-cell office:value-type="float" office:value="7" calcext:value-type="float">
            <text:p>7</text:p>
          </table:table-cell>
          <table:table-cell table:formula="of:= 11.5 * [.B11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65" calcext:value-type="float">
            <text:p>2465</text:p>
          </table:table-cell>
          <table:table-cell office:value-type="float" office:value="1634" calcext:value-type="float">
            <text:p>1634</text:p>
          </table:table-cell>
          <table:table-cell office:value-type="float" office:value="5" calcext:value-type="float">
            <text:p>5</text:p>
          </table:table-cell>
          <table:table-cell table:formula="of:= 11.5 * [.B11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56" calcext:value-type="float">
            <text:p>2456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61" calcext:value-type="float">
            <text:p>2461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57" calcext:value-type="float">
            <text:p>2457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54" calcext:value-type="float">
            <text:p>2454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46" calcext:value-type="float">
            <text:p>2446</text:p>
          </table:table-cell>
          <table:table-cell office:value-type="float" office:value="1636" calcext:value-type="float">
            <text:p>1636</text:p>
          </table:table-cell>
          <table:table-cell office:value-type="float" office:value="7" calcext:value-type="float">
            <text:p>7</text:p>
          </table:table-cell>
          <table:table-cell table:formula="of:= 11.5 * [.B11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28" calcext:value-type="float">
            <text:p>2428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38" calcext:value-type="float">
            <text:p>2438</text:p>
          </table:table-cell>
          <table:table-cell office:value-type="float" office:value="1636" calcext:value-type="float">
            <text:p>1636</text:p>
          </table:table-cell>
          <table:table-cell office:value-type="float" office:value="7" calcext:value-type="float">
            <text:p>7</text:p>
          </table:table-cell>
          <table:table-cell table:formula="of:= 11.5 * [.B11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33" calcext:value-type="float">
            <text:p>2433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437" calcext:value-type="float">
            <text:p>2437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440" calcext:value-type="float">
            <text:p>2440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21" calcext:value-type="float">
            <text:p>2421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25" calcext:value-type="float">
            <text:p>2425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18" calcext:value-type="float">
            <text:p>2418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  <table:table-cell table:formula="of:= 11.5 * [.B11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91" calcext:value-type="float">
            <text:p>2391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381" calcext:value-type="float">
            <text:p>2381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82" calcext:value-type="float">
            <text:p>2382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80" calcext:value-type="float">
            <text:p>2380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80" calcext:value-type="float">
            <text:p>2380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380" calcext:value-type="float">
            <text:p>2380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378" calcext:value-type="float">
            <text:p>2378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75" calcext:value-type="float">
            <text:p>2375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69" calcext:value-type="float">
            <text:p>2369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53" calcext:value-type="float">
            <text:p>2353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69" calcext:value-type="float">
            <text:p>2369</text:p>
          </table:table-cell>
          <table:table-cell office:value-type="float" office:value="1636" calcext:value-type="float">
            <text:p>1636</text:p>
          </table:table-cell>
          <table:table-cell office:value-type="float" office:value="7" calcext:value-type="float">
            <text:p>7</text:p>
          </table:table-cell>
          <table:table-cell table:formula="of:= 11.5 * [.B11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369" calcext:value-type="float">
            <text:p>2369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367" calcext:value-type="float">
            <text:p>2367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376" calcext:value-type="float">
            <text:p>2376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364" calcext:value-type="float">
            <text:p>2364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355" calcext:value-type="float">
            <text:p>2355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366" calcext:value-type="float">
            <text:p>2366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362" calcext:value-type="float">
            <text:p>2362</text:p>
          </table:table-cell>
          <table:table-cell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  <table:table-cell table:formula="of:= 11.5 * [.B11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363" calcext:value-type="float">
            <text:p>2363</text:p>
          </table:table-cell>
          <table:table-cell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  <table:table-cell table:formula="of:= 11.5 * [.B11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56" calcext:value-type="float">
            <text:p>2356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48" calcext:value-type="float">
            <text:p>2348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343" calcext:value-type="float">
            <text:p>2343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342" calcext:value-type="float">
            <text:p>2342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346" calcext:value-type="float">
            <text:p>2346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352" calcext:value-type="float">
            <text:p>2352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348" calcext:value-type="float">
            <text:p>2348</text:p>
          </table:table-cell>
          <table:table-cell office:value-type="float" office:value="1637" calcext:value-type="float">
            <text:p>1637</text:p>
          </table:table-cell>
          <table:table-cell office:value-type="float" office:value="9" calcext:value-type="float">
            <text:p>9</text:p>
          </table:table-cell>
          <table:table-cell table:formula="of:= 11.5 * [.B11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350" calcext:value-type="float">
            <text:p>2350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343" calcext:value-type="float">
            <text:p>2343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334" calcext:value-type="float">
            <text:p>2334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342" calcext:value-type="float">
            <text:p>2342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339" calcext:value-type="float">
            <text:p>2339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36" calcext:value-type="float">
            <text:p>2336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343" calcext:value-type="float">
            <text:p>2343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337" calcext:value-type="float">
            <text:p>2337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327" calcext:value-type="float">
            <text:p>2327</text:p>
          </table:table-cell>
          <table:table-cell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  <table:table-cell table:formula="of:= 11.5 * [.B11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336" calcext:value-type="float">
            <text:p>2336</text:p>
          </table:table-cell>
          <table:table-cell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  <table:table-cell table:formula="of:= 11.5 * [.B11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332" calcext:value-type="float">
            <text:p>2332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331" calcext:value-type="float">
            <text:p>2331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338" calcext:value-type="float">
            <text:p>2338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28" calcext:value-type="float">
            <text:p>2328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328" calcext:value-type="float">
            <text:p>2328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330" calcext:value-type="float">
            <text:p>2330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325" calcext:value-type="float">
            <text:p>2325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327" calcext:value-type="float">
            <text:p>2327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321" calcext:value-type="float">
            <text:p>2321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318" calcext:value-type="float">
            <text:p>2318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2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319" calcext:value-type="float">
            <text:p>2319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2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325" calcext:value-type="float">
            <text:p>2325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2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330" calcext:value-type="float">
            <text:p>2330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37" calcext:value-type="float">
            <text:p>1637</text:p>
          </table:table-cell>
          <table:table-cell office:value-type="float" office:value="9" calcext:value-type="float">
            <text:p>9</text:p>
          </table:table-cell>
          <table:table-cell table:formula="of:= 11.5 * [.B12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319" calcext:value-type="float">
            <text:p>2319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322" calcext:value-type="float">
            <text:p>2322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19" calcext:value-type="float">
            <text:p>2319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317" calcext:value-type="float">
            <text:p>2317</text:p>
          </table:table-cell>
          <table:table-cell office:value-type="float" office:value="1637" calcext:value-type="float">
            <text:p>1637</text:p>
          </table:table-cell>
          <table:table-cell office:value-type="float" office:value="13" calcext:value-type="float">
            <text:p>13</text:p>
          </table:table-cell>
          <table:table-cell table:formula="of:= 11.5 * [.B12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36" calcext:value-type="float">
            <text:p>1636</text:p>
          </table:table-cell>
          <table:table-cell office:value-type="float" office:value="13" calcext:value-type="float">
            <text:p>13</text:p>
          </table:table-cell>
          <table:table-cell table:formula="of:= 11.5 * [.B12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11" calcext:value-type="float">
            <text:p>2311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19" calcext:value-type="float">
            <text:p>2319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310" calcext:value-type="float">
            <text:p>2310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2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2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21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37" calcext:value-type="float">
            <text:p>1637</text:p>
          </table:table-cell>
          <table:table-cell office:value-type="float" office:value="9" calcext:value-type="float">
            <text:p>9</text:p>
          </table:table-cell>
          <table:table-cell table:formula="of:= 11.5 * [.B12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37" calcext:value-type="float">
            <text:p>1637</text:p>
          </table:table-cell>
          <table:table-cell office:value-type="float" office:value="9" calcext:value-type="float">
            <text:p>9</text:p>
          </table:table-cell>
          <table:table-cell table:formula="of:= 11.5 * [.B12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37" calcext:value-type="float">
            <text:p>1637</text:p>
          </table:table-cell>
          <table:table-cell office:value-type="float" office:value="13" calcext:value-type="float">
            <text:p>13</text:p>
          </table:table-cell>
          <table:table-cell table:formula="of:= 11.5 * [.B12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37" calcext:value-type="float">
            <text:p>1637</text:p>
          </table:table-cell>
          <table:table-cell office:value-type="float" office:value="13" calcext:value-type="float">
            <text:p>13</text:p>
          </table:table-cell>
          <table:table-cell table:formula="of:= 11.5 * [.B12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37" calcext:value-type="float">
            <text:p>1637</text:p>
          </table:table-cell>
          <table:table-cell office:value-type="float" office:value="13" calcext:value-type="float">
            <text:p>13</text:p>
          </table:table-cell>
          <table:table-cell table:formula="of:= 11.5 * [.B12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36" calcext:value-type="float">
            <text:p>1636</text:p>
          </table:table-cell>
          <table:table-cell office:value-type="float" office:value="13" calcext:value-type="float">
            <text:p>13</text:p>
          </table:table-cell>
          <table:table-cell table:formula="of:= 11.5 * [.B12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36" calcext:value-type="float">
            <text:p>1636</text:p>
          </table:table-cell>
          <table:table-cell office:value-type="float" office:value="13" calcext:value-type="float">
            <text:p>13</text:p>
          </table:table-cell>
          <table:table-cell table:formula="of:= 11.5 * [.B12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36" calcext:value-type="float">
            <text:p>1636</text:p>
          </table:table-cell>
          <table:table-cell office:value-type="float" office:value="13" calcext:value-type="float">
            <text:p>13</text:p>
          </table:table-cell>
          <table:table-cell table:formula="of:= 11.5 * [.B12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36" calcext:value-type="float">
            <text:p>1636</text:p>
          </table:table-cell>
          <table:table-cell office:value-type="float" office:value="13" calcext:value-type="float">
            <text:p>13</text:p>
          </table:table-cell>
          <table:table-cell table:formula="of:= 11.5 * [.B12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37" calcext:value-type="float">
            <text:p>1637</text:p>
          </table:table-cell>
          <table:table-cell office:value-type="float" office:value="13" calcext:value-type="float">
            <text:p>13</text:p>
          </table:table-cell>
          <table:table-cell table:formula="of:= 11.5 * [.B12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294" calcext:value-type="float">
            <text:p>2294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37" calcext:value-type="float">
            <text:p>1637</text:p>
          </table:table-cell>
          <table:table-cell office:value-type="float" office:value="9" calcext:value-type="float">
            <text:p>9</text:p>
          </table:table-cell>
          <table:table-cell table:formula="of:= 11.5 * [.B12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7" calcext:value-type="float">
            <text:p>1637</text:p>
          </table:table-cell>
          <table:table-cell office:value-type="float" office:value="9" calcext:value-type="float">
            <text:p>9</text:p>
          </table:table-cell>
          <table:table-cell table:formula="of:= 11.5 * [.B12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37" calcext:value-type="float">
            <text:p>1637</text:p>
          </table:table-cell>
          <table:table-cell office:value-type="float" office:value="9" calcext:value-type="float">
            <text:p>9</text:p>
          </table:table-cell>
          <table:table-cell table:formula="of:= 11.5 * [.B12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294" calcext:value-type="float">
            <text:p>2294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7" calcext:value-type="float">
            <text:p>1637</text:p>
          </table:table-cell>
          <table:table-cell office:value-type="float" office:value="9" calcext:value-type="float">
            <text:p>9</text:p>
          </table:table-cell>
          <table:table-cell table:formula="of:= 11.5 * [.B12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7" calcext:value-type="float">
            <text:p>1637</text:p>
          </table:table-cell>
          <table:table-cell office:value-type="float" office:value="13" calcext:value-type="float">
            <text:p>13</text:p>
          </table:table-cell>
          <table:table-cell table:formula="of:= 11.5 * [.B12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294" calcext:value-type="float">
            <text:p>2294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7" calcext:value-type="float">
            <text:p>1637</text:p>
          </table:table-cell>
          <table:table-cell office:value-type="float" office:value="13" calcext:value-type="float">
            <text:p>13</text:p>
          </table:table-cell>
          <table:table-cell table:formula="of:= 11.5 * [.B12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2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2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2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273" calcext:value-type="float">
            <text:p>2273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278" calcext:value-type="float">
            <text:p>2278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3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278" calcext:value-type="float">
            <text:p>2278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3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3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3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3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3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274" calcext:value-type="float">
            <text:p>2274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3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3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276" calcext:value-type="float">
            <text:p>2276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3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3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3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3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42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3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3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278" calcext:value-type="float">
            <text:p>2278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3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274" calcext:value-type="float">
            <text:p>2274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3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277" calcext:value-type="float">
            <text:p>2277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3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3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274" calcext:value-type="float">
            <text:p>2274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276" calcext:value-type="float">
            <text:p>2276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3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3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3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3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277" calcext:value-type="float">
            <text:p>227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4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4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4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278" calcext:value-type="float">
            <text:p>2278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4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274" calcext:value-type="float">
            <text:p>2274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9" calcext:value-type="float">
            <text:p>9</text:p>
          </table:table-cell>
          <table:table-cell table:formula="of:= 11.5 * [.B14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278" calcext:value-type="float">
            <text:p>2278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277" calcext:value-type="float">
            <text:p>2277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277" calcext:value-type="float">
            <text:p>227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261" calcext:value-type="float">
            <text:p>226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4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4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4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277" calcext:value-type="float">
            <text:p>2277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4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4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277" calcext:value-type="float">
            <text:p>227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63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40" calcext:value-type="float">
            <text:p>1640</text:p>
          </table:table-cell>
          <table:table-cell office:value-type="float" office:value="9" calcext:value-type="float">
            <text:p>9</text:p>
          </table:table-cell>
          <table:table-cell table:formula="of:= 11.5 * [.B14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4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4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276" calcext:value-type="float">
            <text:p>2276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276" calcext:value-type="float">
            <text:p>2276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265" calcext:value-type="float">
            <text:p>2265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5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276" calcext:value-type="float">
            <text:p>2276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5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277" calcext:value-type="float">
            <text:p>2277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5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40" calcext:value-type="float">
            <text:p>1640</text:p>
          </table:table-cell>
          <table:table-cell office:value-type="float" office:value="9" calcext:value-type="float">
            <text:p>9</text:p>
          </table:table-cell>
          <table:table-cell table:formula="of:= 11.5 * [.B15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41" calcext:value-type="float">
            <text:p>1641</text:p>
          </table:table-cell>
          <table:table-cell office:value-type="float" office:value="9" calcext:value-type="float">
            <text:p>9</text:p>
          </table:table-cell>
          <table:table-cell table:formula="of:= 11.5 * [.B15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41" calcext:value-type="float">
            <text:p>1641</text:p>
          </table:table-cell>
          <table:table-cell office:value-type="float" office:value="9" calcext:value-type="float">
            <text:p>9</text:p>
          </table:table-cell>
          <table:table-cell table:formula="of:= 11.5 * [.B15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9" calcext:value-type="float">
            <text:p>9</text:p>
          </table:table-cell>
          <table:table-cell table:formula="of:= 11.5 * [.B15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1" calcext:value-type="float">
            <text:p>1641</text:p>
          </table:table-cell>
          <table:table-cell office:value-type="float" office:value="9" calcext:value-type="float">
            <text:p>9</text:p>
          </table:table-cell>
          <table:table-cell table:formula="of:= 11.5 * [.B15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41" calcext:value-type="float">
            <text:p>1641</text:p>
          </table:table-cell>
          <table:table-cell office:value-type="float" office:value="9" calcext:value-type="float">
            <text:p>9</text:p>
          </table:table-cell>
          <table:table-cell table:formula="of:= 11.5 * [.B15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273" calcext:value-type="float">
            <text:p>2273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276" calcext:value-type="float">
            <text:p>2276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278" calcext:value-type="float">
            <text:p>2278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5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5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294" calcext:value-type="float">
            <text:p>2294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5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83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5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5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5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5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5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6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6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6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6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17]" office:value-type="float" office:value="724.5" calcext:value-type="float">
            <text:p>72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07:53:19.111494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3T08:03:49.494606374</dc:date>
    <meta:editing-duration>PT47M3S</meta:editing-duration>
    <meta:editing-cycles>20</meta:editing-cycles>
    <meta:generator>LibreOffice/6.0.7.3$Linux_X86_64 LibreOffice_project/00m0$Build-3</meta:generator>
    <meta:document-statistic meta:table-count="4" meta:cell-count="97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674cm" svg:height="21.732cm" xlink:href=".." xlink:type="simple" chart:class="chart:bar" chart:style-name="ch1">
        <chart:plot-area chart:style-name="ch2" table:cell-range-address="'6a199013bdb_hqprop_5.1x4x3'.C1:'6a199013bdb_hqprop_5.1x4x3'.C1617 '6a199013bdb_hqprop_5.1x4x3'.F1:'6a199013bdb_hqprop_5.1x4x3'.F1617" svg:x="0.813cm" svg:y="0.434cm" svg:width="39.048cm" svg:height="20.864cm">
          <chartooo:coordinate-region svg:x="2.017cm" svg:y="0.434cm" svg:width="37.844cm" svg:height="19.5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6a199013bdb_hqprop_5.1x4x3'.C1:'6a199013bdb_hqprop_5.1x4x3'.C1617" chart:class="chart:bar">
            <chart:data-point chart:repeated="1617"/>
          </chart:series>
          <chart:series chart:style-name="ch7" chart:values-cell-range-address="'6a199013bdb_hqprop_5.1x4x3'.F1:'6a199013bdb_hqprop_5.1x4x3'.F1617" chart:class="chart:bar">
            <chart:data-point chart:repeated="16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a199013bdb_hqprop_5.1x4x3'.C1:'6a199013bdb_hqprop_5.1x4x3'.C1617</svg:desc>
                </draw:g>
              </table:table-cell>
              <table:table-cell office:value-type="float" office:value="724.5">
                <text:p>724.5</text:p>
                <draw:g>
                  <svg:desc>'6a199013bdb_hqprop_5.1x4x3'.F1:'6a199013bdb_hqprop_5.1x4x3'.F16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43">
                <text:p>234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43">
                <text:p>234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43">
                <text:p>234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0">
                <text:p>1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0">
                <text:p>1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6">
                <text:p>10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7">
                <text:p>135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9">
                <text:p>12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9">
                <text:p>175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5">
                <text:p>18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11">
                <text:p>24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98">
                <text:p>21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61">
                <text:p>276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87">
                <text:p>29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44">
                <text:p>314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14">
                <text:p>33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30">
                <text:p>353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13">
                <text:p>37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17">
                <text:p>39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91">
                <text:p>40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40">
                <text:p>424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85">
                <text:p>43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18">
                <text:p>451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17">
                <text:p>46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42">
                <text:p>474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19">
                <text:p>49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26">
                <text:p>502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24">
                <text:p>502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26">
                <text:p>492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53">
                <text:p>485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60">
                <text:p>476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31">
                <text:p>47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2">
                <text:p>466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4">
                <text:p>45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35">
                <text:p>453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56">
                <text:p>445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84">
                <text:p>43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62">
                <text:p>436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97">
                <text:p>4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1">
                <text:p>425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83">
                <text:p>41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53">
                <text:p>415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40">
                <text:p>414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69">
                <text:p>406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04">
                <text:p>40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51">
                <text:p>395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58">
                <text:p>395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81">
                <text:p>38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33">
                <text:p>383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12">
                <text:p>38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59">
                <text:p>375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34">
                <text:p>373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91">
                <text:p>36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80">
                <text:p>36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33">
                <text:p>363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06">
                <text:p>36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71">
                <text:p>357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36">
                <text:p>353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39">
                <text:p>353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8">
                <text:p>34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67">
                <text:p>346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63">
                <text:p>346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47">
                <text:p>344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27">
                <text:p>34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92">
                <text:p>33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6">
                <text:p>34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68">
                <text:p>336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67">
                <text:p>336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42">
                <text:p>334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54">
                <text:p>335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06">
                <text:p>3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00">
                <text:p>3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80">
                <text:p>3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59">
                <text:p>325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54">
                <text:p>325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29">
                <text:p>322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99">
                <text:p>31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79">
                <text:p>31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49">
                <text:p>314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34">
                <text:p>313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12">
                <text:p>31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06">
                <text:p>31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74">
                <text:p>30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60">
                <text:p>306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21">
                <text:p>302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36">
                <text:p>303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10">
                <text:p>30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93">
                <text:p>29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11">
                <text:p>30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85">
                <text:p>29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61">
                <text:p>296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42">
                <text:p>294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46">
                <text:p>29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31">
                <text:p>29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27">
                <text:p>29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32">
                <text:p>293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13">
                <text:p>29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11">
                <text:p>29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95">
                <text:p>28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90">
                <text:p>28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80">
                <text:p>28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74">
                <text:p>28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65">
                <text:p>286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45">
                <text:p>284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38">
                <text:p>283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2">
                <text:p>282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18">
                <text:p>281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08">
                <text:p>28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97">
                <text:p>27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02">
                <text:p>28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80">
                <text:p>27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67">
                <text:p>276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59">
                <text:p>275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38">
                <text:p>273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35">
                <text:p>273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23">
                <text:p>272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18">
                <text:p>271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09">
                <text:p>27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10">
                <text:p>27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97">
                <text:p>26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82">
                <text:p>26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87">
                <text:p>26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75">
                <text:p>26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61">
                <text:p>266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74">
                <text:p>26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47">
                <text:p>264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48">
                <text:p>264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37">
                <text:p>263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23">
                <text:p>262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23">
                <text:p>262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25">
                <text:p>26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10">
                <text:p>26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12">
                <text:p>26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01">
                <text:p>26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82">
                <text:p>25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93">
                <text:p>25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87">
                <text:p>25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84">
                <text:p>25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84">
                <text:p>25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65">
                <text:p>256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51">
                <text:p>255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46">
                <text:p>25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49">
                <text:p>254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42">
                <text:p>254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45">
                <text:p>254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40">
                <text:p>254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26">
                <text:p>252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26">
                <text:p>252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28">
                <text:p>25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11">
                <text:p>25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20">
                <text:p>25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01">
                <text:p>25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06">
                <text:p>25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06">
                <text:p>25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02">
                <text:p>25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05">
                <text:p>25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89">
                <text:p>24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83">
                <text:p>24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81">
                <text:p>24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81">
                <text:p>24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77">
                <text:p>24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69">
                <text:p>246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63">
                <text:p>246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60">
                <text:p>246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60">
                <text:p>246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67">
                <text:p>246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64">
                <text:p>246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46">
                <text:p>24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46">
                <text:p>24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44">
                <text:p>244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43">
                <text:p>244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44">
                <text:p>244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43">
                <text:p>244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31">
                <text:p>24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28">
                <text:p>24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27">
                <text:p>24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25">
                <text:p>24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25">
                <text:p>24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19">
                <text:p>24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15">
                <text:p>241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16">
                <text:p>24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11">
                <text:p>24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10">
                <text:p>24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17">
                <text:p>24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98">
                <text:p>23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01">
                <text:p>24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00">
                <text:p>24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95">
                <text:p>23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97">
                <text:p>23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96">
                <text:p>23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92">
                <text:p>23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95">
                <text:p>23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84">
                <text:p>23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84">
                <text:p>23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83">
                <text:p>23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80">
                <text:p>23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88">
                <text:p>23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81">
                <text:p>23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78">
                <text:p>23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76">
                <text:p>23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74">
                <text:p>23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69">
                <text:p>236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75">
                <text:p>23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69">
                <text:p>236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74">
                <text:p>23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67">
                <text:p>236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62">
                <text:p>236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65">
                <text:p>236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62">
                <text:p>236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58">
                <text:p>235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65">
                <text:p>236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49">
                <text:p>234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56">
                <text:p>235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64">
                <text:p>236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49">
                <text:p>234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52">
                <text:p>235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1">
                <text:p>235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0">
                <text:p>235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55">
                <text:p>235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56">
                <text:p>235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44">
                <text:p>234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41">
                <text:p>234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46">
                <text:p>23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31">
                <text:p>23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52">
                <text:p>235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46">
                <text:p>23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49">
                <text:p>234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45">
                <text:p>234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7">
                <text:p>233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3">
                <text:p>233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1">
                <text:p>23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37">
                <text:p>233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2">
                <text:p>234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40">
                <text:p>234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36">
                <text:p>233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36">
                <text:p>233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34">
                <text:p>233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33">
                <text:p>233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34">
                <text:p>233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34">
                <text:p>233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30">
                <text:p>233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33">
                <text:p>233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36">
                <text:p>233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19">
                <text:p>23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30">
                <text:p>233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32">
                <text:p>233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28">
                <text:p>23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27">
                <text:p>23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28">
                <text:p>23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25">
                <text:p>23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23">
                <text:p>232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31">
                <text:p>23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21">
                <text:p>232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22">
                <text:p>232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28">
                <text:p>23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22">
                <text:p>232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28">
                <text:p>23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22">
                <text:p>232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32">
                <text:p>233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21">
                <text:p>232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19">
                <text:p>23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323">
                <text:p>232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19">
                <text:p>23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327">
                <text:p>23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313">
                <text:p>23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10">
                <text:p>23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11">
                <text:p>2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17">
                <text:p>23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21">
                <text:p>232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17">
                <text:p>23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13">
                <text:p>23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19">
                <text:p>23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11">
                <text:p>2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13">
                <text:p>23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14">
                <text:p>23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14">
                <text:p>23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313">
                <text:p>23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17">
                <text:p>23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311">
                <text:p>2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10">
                <text:p>23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10">
                <text:p>23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10">
                <text:p>23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11">
                <text:p>2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15">
                <text:p>231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313">
                <text:p>23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10">
                <text:p>23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23">
                <text:p>232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311">
                <text:p>2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11">
                <text:p>2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13">
                <text:p>23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314">
                <text:p>23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311">
                <text:p>2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94">
                <text:p>22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94">
                <text:p>22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313">
                <text:p>23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314">
                <text:p>23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314">
                <text:p>23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314">
                <text:p>23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294">
                <text:p>22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94">
                <text:p>22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317">
                <text:p>23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302">
                <text:p>2302</text:p>
              </table:table-cell>
              <table:table-cell office:value-type="float" office:value="839.5">
                <text:p>839.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93">
                <text:p>2293</text:p>
              </table:table-cell>
              <table:table-cell office:value-type="float" office:value="1069.5">
                <text:p>1069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04">
                <text:p>2304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290">
                <text:p>2290</text:p>
              </table:table-cell>
              <table:table-cell office:value-type="float" office:value="1414.5">
                <text:p>1414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310">
                <text:p>2310</text:p>
              </table:table-cell>
              <table:table-cell office:value-type="float" office:value="1644.5">
                <text:p>1644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24">
                <text:p>2324</text:p>
              </table:table-cell>
              <table:table-cell office:value-type="float" office:value="1874.5">
                <text:p>1874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66">
                <text:p>2366</text:p>
              </table:table-cell>
              <table:table-cell office:value-type="float" office:value="2104.5">
                <text:p>2104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422">
                <text:p>2422</text:p>
              </table:table-cell>
              <table:table-cell office:value-type="float" office:value="2449.5">
                <text:p>2449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491">
                <text:p>2491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656">
                <text:p>2656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866">
                <text:p>2866</text:p>
              </table:table-cell>
              <table:table-cell office:value-type="float" office:value="3369.5">
                <text:p>3369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987">
                <text:p>2987</text:p>
              </table:table-cell>
              <table:table-cell office:value-type="float" office:value="3714.5">
                <text:p>3714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172">
                <text:p>3172</text:p>
              </table:table-cell>
              <table:table-cell office:value-type="float" office:value="3944.5">
                <text:p>3944.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465">
                <text:p>3465</text:p>
              </table:table-cell>
              <table:table-cell office:value-type="float" office:value="4289.5">
                <text:p>4289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606">
                <text:p>3606</text:p>
              </table:table-cell>
              <table:table-cell office:value-type="float" office:value="4577">
                <text:p>457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899">
                <text:p>3899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026">
                <text:p>4026</text:p>
              </table:table-cell>
              <table:table-cell office:value-type="float" office:value="5094.5">
                <text:p>5094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237">
                <text:p>4237</text:p>
              </table:table-cell>
              <table:table-cell office:value-type="float" office:value="5382">
                <text:p>53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492">
                <text:p>4492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729">
                <text:p>4729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888">
                <text:p>4888</text:p>
              </table:table-cell>
              <table:table-cell office:value-type="float" office:value="6129.5">
                <text:p>6129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258">
                <text:p>5258</text:p>
              </table:table-cell>
              <table:table-cell office:value-type="float" office:value="6359.5">
                <text:p>6359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439">
                <text:p>5439</text:p>
              </table:table-cell>
              <table:table-cell office:value-type="float" office:value="6589.5">
                <text:p>6589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769">
                <text:p>5769</text:p>
              </table:table-cell>
              <table:table-cell office:value-type="float" office:value="6877">
                <text:p>687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863">
                <text:p>5863</text:p>
              </table:table-cell>
              <table:table-cell office:value-type="float" office:value="7164.5">
                <text:p>7164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269">
                <text:p>6269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518">
                <text:p>6518</text:p>
              </table:table-cell>
              <table:table-cell office:value-type="float" office:value="7739.5">
                <text:p>7739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874">
                <text:p>6874</text:p>
              </table:table-cell>
              <table:table-cell office:value-type="float" office:value="8084.5">
                <text:p>8084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145">
                <text:p>7145</text:p>
              </table:table-cell>
              <table:table-cell office:value-type="float" office:value="8372">
                <text:p>83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589">
                <text:p>7589</text:p>
              </table:table-cell>
              <table:table-cell office:value-type="float" office:value="8602">
                <text:p>860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468">
                <text:p>8468</text:p>
              </table:table-cell>
              <table:table-cell office:value-type="float" office:value="8889.5">
                <text:p>8889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278">
                <text:p>8278</text:p>
              </table:table-cell>
              <table:table-cell office:value-type="float" office:value="9177">
                <text:p>917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099">
                <text:p>8099</text:p>
              </table:table-cell>
              <table:table-cell office:value-type="float" office:value="9407">
                <text:p>94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277">
                <text:p>8277</text:p>
              </table:table-cell>
              <table:table-cell office:value-type="float" office:value="9694.5">
                <text:p>9694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672">
                <text:p>8672</text:p>
              </table:table-cell>
              <table:table-cell office:value-type="float" office:value="9924.5">
                <text:p>9924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104">
                <text:p>9104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340">
                <text:p>9340</text:p>
              </table:table-cell>
              <table:table-cell office:value-type="float" office:value="10442">
                <text:p>1044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585">
                <text:p>9585</text:p>
              </table:table-cell>
              <table:table-cell office:value-type="float" office:value="10672">
                <text:p>106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845">
                <text:p>9845</text:p>
              </table:table-cell>
              <table:table-cell office:value-type="float" office:value="10959.5">
                <text:p>10959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120">
                <text:p>10120</text:p>
              </table:table-cell>
              <table:table-cell office:value-type="float" office:value="11132">
                <text:p>111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403">
                <text:p>10403</text:p>
              </table:table-cell>
              <table:table-cell office:value-type="float" office:value="11419.5">
                <text:p>11419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410">
                <text:p>10410</text:p>
              </table:table-cell>
              <table:table-cell office:value-type="float" office:value="11649.5">
                <text:p>11649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036">
                <text:p>11036</text:p>
              </table:table-cell>
              <table:table-cell office:value-type="float" office:value="11937">
                <text:p>1193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388">
                <text:p>11388</text:p>
              </table:table-cell>
              <table:table-cell office:value-type="float" office:value="12167">
                <text:p>1216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394">
                <text:p>11394</text:p>
              </table:table-cell>
              <table:table-cell office:value-type="float" office:value="12454.5">
                <text:p>12454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748">
                <text:p>11748</text:p>
              </table:table-cell>
              <table:table-cell office:value-type="float" office:value="12742">
                <text:p>1274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742">
                <text:p>11742</text:p>
              </table:table-cell>
              <table:table-cell office:value-type="float" office:value="12972">
                <text:p>1297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548">
                <text:p>12548</text:p>
              </table:table-cell>
              <table:table-cell office:value-type="float" office:value="13202">
                <text:p>132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2562">
                <text:p>12562</text:p>
              </table:table-cell>
              <table:table-cell office:value-type="float" office:value="13489.5">
                <text:p>13489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009">
                <text:p>13009</text:p>
              </table:table-cell>
              <table:table-cell office:value-type="float" office:value="13777">
                <text:p>1377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005">
                <text:p>13005</text:p>
              </table:table-cell>
              <table:table-cell office:value-type="float" office:value="14007">
                <text:p>140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016">
                <text:p>13016</text:p>
              </table:table-cell>
              <table:table-cell office:value-type="float" office:value="14179.5">
                <text:p>14179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493">
                <text:p>13493</text:p>
              </table:table-cell>
              <table:table-cell office:value-type="float" office:value="14352">
                <text:p>1435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485">
                <text:p>13485</text:p>
              </table:table-cell>
              <table:table-cell office:value-type="float" office:value="14467">
                <text:p>144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992">
                <text:p>13992</text:p>
              </table:table-cell>
              <table:table-cell office:value-type="float" office:value="14697">
                <text:p>1469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001">
                <text:p>14001</text:p>
              </table:table-cell>
              <table:table-cell office:value-type="float" office:value="14869.5">
                <text:p>14869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581">
                <text:p>14581</text:p>
              </table:table-cell>
              <table:table-cell office:value-type="float" office:value="15042">
                <text:p>1504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572">
                <text:p>14572</text:p>
              </table:table-cell>
              <table:table-cell office:value-type="float" office:value="15329.5">
                <text:p>15329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581">
                <text:p>14581</text:p>
              </table:table-cell>
              <table:table-cell office:value-type="float" office:value="15617">
                <text:p>156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167">
                <text:p>15167</text:p>
              </table:table-cell>
              <table:table-cell office:value-type="float" office:value="15847">
                <text:p>158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62">
                <text:p>15162</text:p>
              </table:table-cell>
              <table:table-cell office:value-type="float" office:value="16019.5">
                <text:p>16019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077">
                <text:p>15077</text:p>
              </table:table-cell>
              <table:table-cell office:value-type="float" office:value="16192">
                <text:p>1619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687">
                <text:p>15687</text:p>
              </table:table-cell>
              <table:table-cell office:value-type="float" office:value="16422">
                <text:p>164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698">
                <text:p>15698</text:p>
              </table:table-cell>
              <table:table-cell office:value-type="float" office:value="16594.5">
                <text:p>16594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840">
                <text:p>15840</text:p>
              </table:table-cell>
              <table:table-cell office:value-type="float" office:value="16882">
                <text:p>1688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989">
                <text:p>15989</text:p>
              </table:table-cell>
              <table:table-cell office:value-type="float" office:value="17169.5">
                <text:p>17169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539">
                <text:p>16539</text:p>
              </table:table-cell>
              <table:table-cell office:value-type="float" office:value="17399.5">
                <text:p>17399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551">
                <text:p>16551</text:p>
              </table:table-cell>
              <table:table-cell office:value-type="float" office:value="17687">
                <text:p>1768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7342">
                <text:p>17342</text:p>
              </table:table-cell>
              <table:table-cell office:value-type="float" office:value="18032">
                <text:p>1803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172">
                <text:p>17172</text:p>
              </table:table-cell>
              <table:table-cell office:value-type="float" office:value="18262">
                <text:p>182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7589">
                <text:p>17589</text:p>
              </table:table-cell>
              <table:table-cell office:value-type="float" office:value="18607">
                <text:p>1860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133">
                <text:p>18133</text:p>
              </table:table-cell>
              <table:table-cell office:value-type="float" office:value="18894.5">
                <text:p>18894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8373">
                <text:p>18373</text:p>
              </table:table-cell>
              <table:table-cell office:value-type="float" office:value="19182">
                <text:p>1918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8205">
                <text:p>18205</text:p>
              </table:table-cell>
              <table:table-cell office:value-type="float" office:value="19412">
                <text:p>194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8425">
                <text:p>18425</text:p>
              </table:table-cell>
              <table:table-cell office:value-type="float" office:value="19699.5">
                <text:p>19699.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8212">
                <text:p>18212</text:p>
              </table:table-cell>
              <table:table-cell office:value-type="float" office:value="20044.5">
                <text:p>20044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159">
                <text:p>19159</text:p>
              </table:table-cell>
              <table:table-cell office:value-type="float" office:value="20332">
                <text:p>203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9159">
                <text:p>19159</text:p>
              </table:table-cell>
              <table:table-cell office:value-type="float" office:value="20619.5">
                <text:p>20619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8537">
                <text:p>18537</text:p>
              </table:table-cell>
              <table:table-cell office:value-type="float" office:value="20849.5">
                <text:p>20849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636">
                <text:p>18636</text:p>
              </table:table-cell>
              <table:table-cell office:value-type="float" office:value="21022">
                <text:p>210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619">
                <text:p>19619</text:p>
              </table:table-cell>
              <table:table-cell office:value-type="float" office:value="21194.5">
                <text:p>21194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0245">
                <text:p>20245</text:p>
              </table:table-cell>
              <table:table-cell office:value-type="float" office:value="21367">
                <text:p>213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9000">
                <text:p>19000</text:p>
              </table:table-cell>
              <table:table-cell office:value-type="float" office:value="21539.5">
                <text:p>21539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9047">
                <text:p>19047</text:p>
              </table:table-cell>
              <table:table-cell office:value-type="float" office:value="21654.5">
                <text:p>21654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9502">
                <text:p>19502</text:p>
              </table:table-cell>
              <table:table-cell office:value-type="float" office:value="21827">
                <text:p>2182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9321">
                <text:p>19321</text:p>
              </table:table-cell>
              <table:table-cell office:value-type="float" office:value="21999.5">
                <text:p>21999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9436">
                <text:p>19436</text:p>
              </table:table-cell>
              <table:table-cell office:value-type="float" office:value="22287">
                <text:p>2228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653">
                <text:p>19653</text:p>
              </table:table-cell>
              <table:table-cell office:value-type="float" office:value="22459.5">
                <text:p>22459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9849">
                <text:p>19849</text:p>
              </table:table-cell>
              <table:table-cell office:value-type="float" office:value="22747">
                <text:p>2274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962">
                <text:p>1996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272">
                <text:p>2027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254">
                <text:p>2025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380">
                <text:p>20380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564">
                <text:p>2056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817">
                <text:p>2081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619">
                <text:p>2061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817">
                <text:p>2081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1066">
                <text:p>2106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1242">
                <text:p>2124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1193">
                <text:p>2119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1066">
                <text:p>2106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1173">
                <text:p>2117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1144">
                <text:p>2114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1553">
                <text:p>2155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1371">
                <text:p>2137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1472">
                <text:p>2147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1573">
                <text:p>2157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1634">
                <text:p>2163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1321">
                <text:p>2132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1914">
                <text:p>2191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1593">
                <text:p>2159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1573">
                <text:p>2157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1925">
                <text:p>2192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1988">
                <text:p>2198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1999">
                <text:p>2199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2310">
                <text:p>22310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2419">
                <text:p>2241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2223">
                <text:p>2222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2245">
                <text:p>2224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2365">
                <text:p>2236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2321">
                <text:p>2232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2343">
                <text:p>2234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2256">
                <text:p>2225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2277">
                <text:p>2227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2475">
                <text:p>2247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2519">
                <text:p>2251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2563">
                <text:p>2256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2597">
                <text:p>2259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2486">
                <text:p>2248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2664">
                <text:p>2266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2541">
                <text:p>2254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2709">
                <text:p>2270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3347">
                <text:p>2334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2552">
                <text:p>2255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464">
                <text:p>2246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2800">
                <text:p>22800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2972">
                <text:p>2297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2664">
                <text:p>2266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2857">
                <text:p>2285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3006">
                <text:p>2300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2845">
                <text:p>2284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2948">
                <text:p>2294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2983">
                <text:p>2298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3006">
                <text:p>2300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2995">
                <text:p>2299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972">
                <text:p>2297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2960">
                <text:p>22960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2995">
                <text:p>2299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3018">
                <text:p>2301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3018">
                <text:p>2301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3018">
                <text:p>2301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3018">
                <text:p>2301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3041">
                <text:p>2304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3041">
                <text:p>2304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3946">
                <text:p>2394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3347">
                <text:p>2334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2834">
                <text:p>2283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3029">
                <text:p>2302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2983">
                <text:p>2298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064">
                <text:p>2306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3018">
                <text:p>2301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3088">
                <text:p>2308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3029">
                <text:p>2302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3064">
                <text:p>2306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2972">
                <text:p>2297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3217">
                <text:p>2321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2732">
                <text:p>2273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3029">
                <text:p>2302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3383">
                <text:p>2338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3146">
                <text:p>2314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3053">
                <text:p>2305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2972">
                <text:p>2297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3169">
                <text:p>2316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3088">
                <text:p>2308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3006">
                <text:p>2300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3276">
                <text:p>2327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2822">
                <text:p>2282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3123">
                <text:p>2312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2800">
                <text:p>22800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3123">
                <text:p>23123</text:p>
              </table:table-cell>
              <table:table-cell office:value-type="float" office:value="22862">
                <text:p>2286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3193">
                <text:p>23193</text:p>
              </table:table-cell>
              <table:table-cell office:value-type="float" office:value="22632">
                <text:p>226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2811">
                <text:p>22811</text:p>
              </table:table-cell>
              <table:table-cell office:value-type="float" office:value="22344.5">
                <text:p>22344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3383">
                <text:p>23383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3181">
                <text:p>23181</text:p>
              </table:table-cell>
              <table:table-cell office:value-type="float" office:value="21827">
                <text:p>2182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3551">
                <text:p>23551</text:p>
              </table:table-cell>
              <table:table-cell office:value-type="float" office:value="21539.5">
                <text:p>21539.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3099">
                <text:p>23099</text:p>
              </table:table-cell>
              <table:table-cell office:value-type="float" office:value="21252">
                <text:p>212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3041">
                <text:p>23041</text:p>
              </table:table-cell>
              <table:table-cell office:value-type="float" office:value="21022">
                <text:p>2102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3018">
                <text:p>23018</text:p>
              </table:table-cell>
              <table:table-cell office:value-type="float" office:value="20734.5">
                <text:p>20734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2948">
                <text:p>22948</text:p>
              </table:table-cell>
              <table:table-cell office:value-type="float" office:value="20504.5">
                <text:p>20504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2983">
                <text:p>22983</text:p>
              </table:table-cell>
              <table:table-cell office:value-type="float" office:value="20274.5">
                <text:p>20274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2788">
                <text:p>22788</text:p>
              </table:table-cell>
              <table:table-cell office:value-type="float" office:value="19987">
                <text:p>1998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3181">
                <text:p>23181</text:p>
              </table:table-cell>
              <table:table-cell office:value-type="float" office:value="19757">
                <text:p>197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2376">
                <text:p>22376</text:p>
              </table:table-cell>
              <table:table-cell office:value-type="float" office:value="19412">
                <text:p>194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2387">
                <text:p>22387</text:p>
              </table:table-cell>
              <table:table-cell office:value-type="float" office:value="19182">
                <text:p>1918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2834">
                <text:p>22834</text:p>
              </table:table-cell>
              <table:table-cell office:value-type="float" office:value="18894.5">
                <text:p>18894.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2653">
                <text:p>22653</text:p>
              </table:table-cell>
              <table:table-cell office:value-type="float" office:value="18607">
                <text:p>1860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2698">
                <text:p>22698</text:p>
              </table:table-cell>
              <table:table-cell office:value-type="float" office:value="18377">
                <text:p>1837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3006">
                <text:p>23006</text:p>
              </table:table-cell>
              <table:table-cell office:value-type="float" office:value="18089.5">
                <text:p>18089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2530">
                <text:p>22530</text:p>
              </table:table-cell>
              <table:table-cell office:value-type="float" office:value="17802">
                <text:p>1780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1686">
                <text:p>21686</text:p>
              </table:table-cell>
              <table:table-cell office:value-type="float" office:value="17514.5">
                <text:p>17514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2321">
                <text:p>22321</text:p>
              </table:table-cell>
              <table:table-cell office:value-type="float" office:value="17284.5">
                <text:p>17284.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2497">
                <text:p>22497</text:p>
              </table:table-cell>
              <table:table-cell office:value-type="float" office:value="16997">
                <text:p>1699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1645">
                <text:p>21645</text:p>
              </table:table-cell>
              <table:table-cell office:value-type="float" office:value="16652">
                <text:p>166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1686">
                <text:p>21686</text:p>
              </table:table-cell>
              <table:table-cell office:value-type="float" office:value="16422">
                <text:p>1642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1634">
                <text:p>21634</text:p>
              </table:table-cell>
              <table:table-cell office:value-type="float" office:value="16134.5">
                <text:p>16134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1645">
                <text:p>21645</text:p>
              </table:table-cell>
              <table:table-cell office:value-type="float" office:value="15904.5">
                <text:p>15904.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1027">
                <text:p>21027</text:p>
              </table:table-cell>
              <table:table-cell office:value-type="float" office:value="15559.5">
                <text:p>15559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760">
                <text:p>20760</text:p>
              </table:table-cell>
              <table:table-cell office:value-type="float" office:value="15272">
                <text:p>1527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769">
                <text:p>20769</text:p>
              </table:table-cell>
              <table:table-cell office:value-type="float" office:value="15042">
                <text:p>1504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1341">
                <text:p>21341</text:p>
              </table:table-cell>
              <table:table-cell office:value-type="float" office:value="14754.5">
                <text:p>14754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1522">
                <text:p>21522</text:p>
              </table:table-cell>
              <table:table-cell office:value-type="float" office:value="14467">
                <text:p>1446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1222">
                <text:p>21222</text:p>
              </table:table-cell>
              <table:table-cell office:value-type="float" office:value="14237">
                <text:p>1423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1124">
                <text:p>21124</text:p>
              </table:table-cell>
              <table:table-cell office:value-type="float" office:value="13949.5">
                <text:p>13949.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408">
                <text:p>20408</text:p>
              </table:table-cell>
              <table:table-cell office:value-type="float" office:value="13662">
                <text:p>1366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317">
                <text:p>20317</text:p>
              </table:table-cell>
              <table:table-cell office:value-type="float" office:value="13317">
                <text:p>133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729">
                <text:p>19729</text:p>
              </table:table-cell>
              <table:table-cell office:value-type="float" office:value="13087">
                <text:p>1308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272">
                <text:p>20272</text:p>
              </table:table-cell>
              <table:table-cell office:value-type="float" office:value="12799.5">
                <text:p>12799.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9594">
                <text:p>19594</text:p>
              </table:table-cell>
              <table:table-cell office:value-type="float" office:value="12512">
                <text:p>1251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9452">
                <text:p>19452</text:p>
              </table:table-cell>
              <table:table-cell office:value-type="float" office:value="12282">
                <text:p>1228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9337">
                <text:p>19337</text:p>
              </table:table-cell>
              <table:table-cell office:value-type="float" office:value="11879.5">
                <text:p>11879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9207">
                <text:p>19207</text:p>
              </table:table-cell>
              <table:table-cell office:value-type="float" office:value="11592">
                <text:p>1159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789">
                <text:p>18789</text:p>
              </table:table-cell>
              <table:table-cell office:value-type="float" office:value="11304.5">
                <text:p>11304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815">
                <text:p>19815</text:p>
              </table:table-cell>
              <table:table-cell office:value-type="float" office:value="11074.5">
                <text:p>11074.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824">
                <text:p>19824</text:p>
              </table:table-cell>
              <table:table-cell office:value-type="float" office:value="10729.5">
                <text:p>10729.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175">
                <text:p>19175</text:p>
              </table:table-cell>
              <table:table-cell office:value-type="float" office:value="10442">
                <text:p>1044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183">
                <text:p>19183</text:p>
              </table:table-cell>
              <table:table-cell office:value-type="float" office:value="10154.5">
                <text:p>10154.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796">
                <text:p>18796</text:p>
              </table:table-cell>
              <table:table-cell office:value-type="float" office:value="9809.5">
                <text:p>9809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590">
                <text:p>18590</text:p>
              </table:table-cell>
              <table:table-cell office:value-type="float" office:value="9522">
                <text:p>952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212">
                <text:p>18212</text:p>
              </table:table-cell>
              <table:table-cell office:value-type="float" office:value="9234.5">
                <text:p>9234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7969">
                <text:p>17969</text:p>
              </table:table-cell>
              <table:table-cell office:value-type="float" office:value="9004.5">
                <text:p>9004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7794">
                <text:p>17794</text:p>
              </table:table-cell>
              <table:table-cell office:value-type="float" office:value="8717">
                <text:p>871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7976">
                <text:p>17976</text:p>
              </table:table-cell>
              <table:table-cell office:value-type="float" office:value="8314.5">
                <text:p>8314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7342">
                <text:p>17342</text:p>
              </table:table-cell>
              <table:table-cell office:value-type="float" office:value="8084.5">
                <text:p>8084.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7076">
                <text:p>17076</text:p>
              </table:table-cell>
              <table:table-cell office:value-type="float" office:value="7797">
                <text:p>779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6708">
                <text:p>16708</text:p>
              </table:table-cell>
              <table:table-cell office:value-type="float" office:value="7509.5">
                <text:p>7509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557">
                <text:p>16557</text:p>
              </table:table-cell>
              <table:table-cell office:value-type="float" office:value="7279.5">
                <text:p>7279.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6569">
                <text:p>16569</text:p>
              </table:table-cell>
              <table:table-cell office:value-type="float" office:value="6992">
                <text:p>699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575">
                <text:p>16575</text:p>
              </table:table-cell>
              <table:table-cell office:value-type="float" office:value="6762">
                <text:p>676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840">
                <text:p>15840</text:p>
              </table:table-cell>
              <table:table-cell office:value-type="float" office:value="6474.5">
                <text:p>6474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840">
                <text:p>15840</text:p>
              </table:table-cell>
              <table:table-cell office:value-type="float" office:value="6187">
                <text:p>618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666">
                <text:p>15666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182">
                <text:p>15182</text:p>
              </table:table-cell>
              <table:table-cell office:value-type="float" office:value="5727">
                <text:p>572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027">
                <text:p>15027</text:p>
              </table:table-cell>
              <table:table-cell office:value-type="float" office:value="5439.5">
                <text:p>5439.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581">
                <text:p>14581</text:p>
              </table:table-cell>
              <table:table-cell office:value-type="float" office:value="5209.5">
                <text:p>5209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267">
                <text:p>14267</text:p>
              </table:table-cell>
              <table:table-cell office:value-type="float" office:value="4979.5">
                <text:p>4979.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375">
                <text:p>14375</text:p>
              </table:table-cell>
              <table:table-cell office:value-type="float" office:value="4749.5">
                <text:p>4749.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027">
                <text:p>14027</text:p>
              </table:table-cell>
              <table:table-cell office:value-type="float" office:value="4519.5">
                <text:p>4519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3907">
                <text:p>13907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3544">
                <text:p>13544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3140">
                <text:p>13140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3166">
                <text:p>13166</text:p>
              </table:table-cell>
              <table:table-cell office:value-type="float" office:value="3599.5">
                <text:p>3599.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586">
                <text:p>12586</text:p>
              </table:table-cell>
              <table:table-cell office:value-type="float" office:value="3369.5">
                <text:p>3369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684">
                <text:p>12684</text:p>
              </table:table-cell>
              <table:table-cell office:value-type="float" office:value="3139.5">
                <text:p>3139.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439">
                <text:p>12439</text:p>
              </table:table-cell>
              <table:table-cell office:value-type="float" office:value="3024.5">
                <text:p>3024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245">
                <text:p>12245</text:p>
              </table:table-cell>
              <table:table-cell office:value-type="float" office:value="2909.5">
                <text:p>2909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145">
                <text:p>12145</text:p>
              </table:table-cell>
              <table:table-cell office:value-type="float" office:value="2794.5">
                <text:p>2794.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901">
                <text:p>11901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709">
                <text:p>11709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736">
                <text:p>11736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754">
                <text:p>11754</text:p>
              </table:table-cell>
              <table:table-cell office:value-type="float" office:value="2219.5">
                <text:p>2219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388">
                <text:p>11388</text:p>
              </table:table-cell>
              <table:table-cell office:value-type="float" office:value="2104.5">
                <text:p>2104.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039">
                <text:p>11039</text:p>
              </table:table-cell>
              <table:table-cell office:value-type="float" office:value="1989.5">
                <text:p>1989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044">
                <text:p>11044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050">
                <text:p>11050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791">
                <text:p>10791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628">
                <text:p>10628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439">
                <text:p>10439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231">
                <text:p>10231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091">
                <text:p>10091</text:p>
              </table:table-cell>
              <table:table-cell office:value-type="float" office:value="1069.5">
                <text:p>1069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852">
                <text:p>9852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599">
                <text:p>95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474">
                <text:p>94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172">
                <text:p>917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048">
                <text:p>904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782">
                <text:p>87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671">
                <text:p>867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493">
                <text:p>84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281">
                <text:p>8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119">
                <text:p>81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007">
                <text:p>80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740">
                <text:p>774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694">
                <text:p>76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579">
                <text:p>75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315">
                <text:p>731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146">
                <text:p>71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025">
                <text:p>70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315">
                <text:p>731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146">
                <text:p>71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025">
                <text:p>70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922">
                <text:p>692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813">
                <text:p>68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735">
                <text:p>673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672">
                <text:p>667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571">
                <text:p>657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472">
                <text:p>647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390">
                <text:p>63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327">
                <text:p>63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275">
                <text:p>6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245">
                <text:p>624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131">
                <text:p>61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014">
                <text:p>60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957">
                <text:p>595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881">
                <text:p>58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824">
                <text:p>582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749">
                <text:p>574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696">
                <text:p>56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647">
                <text:p>564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559">
                <text:p>555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521">
                <text:p>552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445">
                <text:p>544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418">
                <text:p>541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345">
                <text:p>534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268">
                <text:p>526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210">
                <text:p>52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178">
                <text:p>51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135">
                <text:p>513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083">
                <text:p>50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990">
                <text:p>49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913">
                <text:p>49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857">
                <text:p>485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790">
                <text:p>47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726">
                <text:p>472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678">
                <text:p>46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588">
                <text:p>45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527">
                <text:p>45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500">
                <text:p>45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419">
                <text:p>44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376">
                <text:p>43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311">
                <text:p>4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241">
                <text:p>424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203">
                <text:p>42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166">
                <text:p>416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105">
                <text:p>41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072">
                <text:p>407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035">
                <text:p>403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982">
                <text:p>39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944">
                <text:p>394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906">
                <text:p>39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864">
                <text:p>386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813">
                <text:p>38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776">
                <text:p>37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745">
                <text:p>374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707">
                <text:p>37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677">
                <text:p>36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634">
                <text:p>363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615">
                <text:p>361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576">
                <text:p>35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553">
                <text:p>355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500">
                <text:p>35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498">
                <text:p>34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461">
                <text:p>346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12">
                <text:p>34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379">
                <text:p>33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364">
                <text:p>336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340">
                <text:p>334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327">
                <text:p>33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289">
                <text:p>3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271">
                <text:p>327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263">
                <text:p>326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223">
                <text:p>322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205">
                <text:p>32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185">
                <text:p>31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160">
                <text:p>316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140">
                <text:p>314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107">
                <text:p>31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113">
                <text:p>31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082">
                <text:p>30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080">
                <text:p>30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054">
                <text:p>305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039">
                <text:p>303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023">
                <text:p>302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003">
                <text:p>30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968">
                <text:p>296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961">
                <text:p>296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947">
                <text:p>294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951">
                <text:p>295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920">
                <text:p>29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916">
                <text:p>29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901">
                <text:p>29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885">
                <text:p>28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873">
                <text:p>287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857">
                <text:p>285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853">
                <text:p>285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835">
                <text:p>283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825">
                <text:p>28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810">
                <text:p>28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801">
                <text:p>28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777">
                <text:p>27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778">
                <text:p>27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762">
                <text:p>276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763">
                <text:p>276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757">
                <text:p>275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739">
                <text:p>273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731">
                <text:p>27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719">
                <text:p>27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714">
                <text:p>27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698">
                <text:p>26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681">
                <text:p>26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684">
                <text:p>26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672">
                <text:p>267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660">
                <text:p>266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659">
                <text:p>265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638">
                <text:p>263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644">
                <text:p>264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642">
                <text:p>264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622">
                <text:p>262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635">
                <text:p>263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610">
                <text:p>26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609">
                <text:p>26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605">
                <text:p>26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600">
                <text:p>26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589">
                <text:p>25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583">
                <text:p>25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575">
                <text:p>25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563">
                <text:p>256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551">
                <text:p>255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555">
                <text:p>255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547">
                <text:p>254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553">
                <text:p>255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546">
                <text:p>25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539">
                <text:p>253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531">
                <text:p>25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525">
                <text:p>25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515">
                <text:p>251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512">
                <text:p>25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505">
                <text:p>25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498">
                <text:p>24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506">
                <text:p>25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484">
                <text:p>24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486">
                <text:p>24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491">
                <text:p>24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478">
                <text:p>24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490">
                <text:p>24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478">
                <text:p>24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472">
                <text:p>247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465">
                <text:p>246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456">
                <text:p>245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461">
                <text:p>246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457">
                <text:p>245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454">
                <text:p>245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446">
                <text:p>24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428">
                <text:p>24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438">
                <text:p>243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433">
                <text:p>243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437">
                <text:p>243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440">
                <text:p>244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421">
                <text:p>242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425">
                <text:p>24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418">
                <text:p>241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415">
                <text:p>241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417">
                <text:p>24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411">
                <text:p>24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405">
                <text:p>24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413">
                <text:p>24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409">
                <text:p>24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401">
                <text:p>24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396">
                <text:p>23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09">
                <text:p>24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394">
                <text:p>23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391">
                <text:p>23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381">
                <text:p>23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382">
                <text:p>23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380">
                <text:p>23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380">
                <text:p>23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380">
                <text:p>23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78">
                <text:p>23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375">
                <text:p>23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369">
                <text:p>236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353">
                <text:p>235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369">
                <text:p>236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369">
                <text:p>236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367">
                <text:p>236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376">
                <text:p>23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364">
                <text:p>236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355">
                <text:p>235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366">
                <text:p>236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62">
                <text:p>236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363">
                <text:p>236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356">
                <text:p>235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348">
                <text:p>234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43">
                <text:p>234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42">
                <text:p>234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346">
                <text:p>23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352">
                <text:p>235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348">
                <text:p>234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50">
                <text:p>235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343">
                <text:p>234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334">
                <text:p>233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342">
                <text:p>234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339">
                <text:p>233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336">
                <text:p>233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343">
                <text:p>234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337">
                <text:p>233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327">
                <text:p>23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336">
                <text:p>233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332">
                <text:p>233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331">
                <text:p>23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338">
                <text:p>233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328">
                <text:p>23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328">
                <text:p>23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330">
                <text:p>233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325">
                <text:p>23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327">
                <text:p>23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321">
                <text:p>232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318">
                <text:p>231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319">
                <text:p>23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325">
                <text:p>23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330">
                <text:p>233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319">
                <text:p>23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322">
                <text:p>232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319">
                <text:p>23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317">
                <text:p>23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311">
                <text:p>2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319">
                <text:p>23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10">
                <text:p>23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294">
                <text:p>22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294">
                <text:p>22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294">
                <text:p>22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273">
                <text:p>227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278">
                <text:p>22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278">
                <text:p>22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274">
                <text:p>22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276">
                <text:p>22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278">
                <text:p>22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274">
                <text:p>22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277">
                <text:p>22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274">
                <text:p>22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276">
                <text:p>22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277">
                <text:p>22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278">
                <text:p>22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274">
                <text:p>22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278">
                <text:p>22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277">
                <text:p>22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277">
                <text:p>22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261">
                <text:p>226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277">
                <text:p>22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277">
                <text:p>22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276">
                <text:p>22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276">
                <text:p>22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265">
                <text:p>226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276">
                <text:p>22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277">
                <text:p>22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273">
                <text:p>227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276">
                <text:p>22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278">
                <text:p>22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294">
                <text:p>22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384cm" svg:height="21.835cm" xlink:href=".." xlink:type="simple" chart:class="chart:bar" chart:style-name="ch1">
        <chart:plot-area chart:style-name="ch2" table:cell-range-address="'6a199013bdb_hqprop_5.1x4x3'.D1:'6a199013bdb_hqprop_5.1x4x3'.E1617" svg:x="0.807cm" svg:y="0.436cm" svg:width="38.77cm" svg:height="20.963cm">
          <chartooo:coordinate-region svg:x="1.82cm" svg:y="0.436cm" svg:width="37.757cm" svg:height="19.6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6a199013bdb_hqprop_5.1x4x3'.D1:'6a199013bdb_hqprop_5.1x4x3'.D1617" chart:class="chart:bar">
            <chart:data-point chart:repeated="1617"/>
          </chart:series>
          <chart:series chart:style-name="ch7" chart:values-cell-range-address="'6a199013bdb_hqprop_5.1x4x3'.E1:'6a199013bdb_hqprop_5.1x4x3'.E1617" chart:class="chart:bar">
            <chart:data-point chart:repeated="16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4">
                <text:p>1654</text:p>
                <draw:g>
                  <svg:desc>'6a199013bdb_hqprop_5.1x4x3'.D1:'6a199013bdb_hqprop_5.1x4x3'.D1617</svg:desc>
                </draw:g>
              </table:table-cell>
              <table:table-cell office:value-type="float" office:value="0">
                <text:p>0</text:p>
                <draw:g>
                  <svg:desc>'6a199013bdb_hqprop_5.1x4x3'.E1:'6a199013bdb_hqprop_5.1x4x3'.E16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30">
                <text:p>16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3">
                <text:p>161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90">
                <text:p>15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68">
                <text:p>156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">
                <text:p>156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8">
                <text:p>154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0">
                <text:p>155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2">
                <text:p>154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6">
                <text:p>1566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9">
                <text:p>1579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9">
                <text:p>1599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7">
                <text:p>161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9">
                <text:p>1599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6">
                <text:p>1616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3">
                <text:p>160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4">
                <text:p>1604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1">
                <text:p>160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15">
                <text:p>161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2">
                <text:p>160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97">
                <text:p>159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15">
                <text:p>161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16">
                <text:p>161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27">
                <text:p>162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29">
                <text:p>162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21">
                <text:p>162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8">
                <text:p>160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13">
                <text:p>161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8">
                <text:p>161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16">
                <text:p>161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2">
                <text:p>162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21">
                <text:p>162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26">
                <text:p>162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4">
                <text:p>163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5">
                <text:p>16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44">
                <text:p>16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9">
                <text:p>16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50">
                <text:p>16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44">
                <text:p>16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3">
                <text:p>16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2">
                <text:p>16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2">
                <text:p>16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43">
                <text:p>16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4">
                <text:p>16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2">
                <text:p>16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42">
                <text:p>16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2">
                <text:p>16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3">
                <text:p>16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44">
                <text:p>16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45">
                <text:p>16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44">
                <text:p>16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44">
                <text:p>16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44">
                <text:p>16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43">
                <text:p>16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44">
                <text:p>16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4">
                <text:p>16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44">
                <text:p>16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45">
                <text:p>16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5">
                <text:p>16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45">
                <text:p>16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45">
                <text:p>16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5">
                <text:p>16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5">
                <text:p>1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5">
                <text:p>16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45">
                <text:p>16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45">
                <text:p>16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45">
                <text:p>16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5">
                <text:p>16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45">
                <text:p>16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6">
                <text:p>16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46">
                <text:p>1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46">
                <text:p>16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47">
                <text:p>16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46">
                <text:p>16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6">
                <text:p>16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6">
                <text:p>16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46">
                <text:p>16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45">
                <text:p>16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46">
                <text:p>16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47">
                <text:p>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47">
                <text:p>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7">
                <text:p>16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7">
                <text:p>16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48">
                <text:p>16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48">
                <text:p>16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48">
                <text:p>16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48">
                <text:p>16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48">
                <text:p>16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48">
                <text:p>16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48">
                <text:p>1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48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47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47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47">
                <text:p>1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47">
                <text:p>1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48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48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48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48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48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8">
                <text:p>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48">
                <text:p>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48">
                <text:p>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48">
                <text:p>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48">
                <text:p>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48">
                <text:p>1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48">
                <text:p>1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48">
                <text:p>1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48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48">
                <text:p>1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48">
                <text:p>1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48">
                <text:p>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49">
                <text:p>1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48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49">
                <text:p>16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49">
                <text:p>16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48">
                <text:p>1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48">
                <text:p>1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48">
                <text:p>1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49">
                <text:p>1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48">
                <text:p>1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49">
                <text:p>1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48">
                <text:p>1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48">
                <text:p>16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48">
                <text:p>1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48">
                <text:p>16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8">
                <text:p>16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48">
                <text:p>16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9">
                <text:p>1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49">
                <text:p>1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49">
                <text:p>1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49">
                <text:p>1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0">
                <text:p>1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50">
                <text:p>1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50">
                <text:p>1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50">
                <text:p>1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9">
                <text:p>1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50">
                <text:p>1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50">
                <text:p>1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50">
                <text:p>1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50">
                <text:p>1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49">
                <text:p>16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49">
                <text:p>16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49">
                <text:p>16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49">
                <text:p>16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49">
                <text:p>16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51">
                <text:p>16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49">
                <text:p>16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49">
                <text:p>16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49">
                <text:p>16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49">
                <text:p>16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49">
                <text:p>16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49">
                <text:p>16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49">
                <text:p>16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49">
                <text:p>16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52">
                <text:p>16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52">
                <text:p>16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52">
                <text:p>16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651">
                <text:p>1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51">
                <text:p>16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51">
                <text:p>16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46">
                <text:p>164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41">
                <text:p>16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42">
                <text:p>164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44">
                <text:p>164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30">
                <text:p>16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27">
                <text:p>162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27">
                <text:p>162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19">
                <text:p>161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20">
                <text:p>162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99">
                <text:p>159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99">
                <text:p>1599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76">
                <text:p>157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78">
                <text:p>157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86">
                <text:p>1586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82">
                <text:p>158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84">
                <text:p>158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89">
                <text:p>1589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19">
                <text:p>1619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04">
                <text:p>1604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23">
                <text:p>1623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29">
                <text:p>1629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09">
                <text:p>1609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608">
                <text:p>1608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13">
                <text:p>1613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90">
                <text:p>1590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89">
                <text:p>1589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602">
                <text:p>1602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95">
                <text:p>1595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70">
                <text:p>1570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80">
                <text:p>1580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57">
                <text:p>1557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00">
                <text:p>1600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97">
                <text:p>1597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92">
                <text:p>1592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16">
                <text:p>1616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85">
                <text:p>1585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71">
                <text:p>1571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44">
                <text:p>1544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62">
                <text:p>1562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2">
                <text:p>1482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6">
                <text:p>1486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34">
                <text:p>1434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81">
                <text:p>1381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69">
                <text:p>1369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96">
                <text:p>1396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66">
                <text:p>1366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48">
                <text:p>1348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28">
                <text:p>1328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25">
                <text:p>1325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26">
                <text:p>1326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71">
                <text:p>1371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66">
                <text:p>1366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26">
                <text:p>1326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41">
                <text:p>1341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29">
                <text:p>1329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329">
                <text:p>132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94">
                <text:p>1294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13">
                <text:p>1313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10">
                <text:p>131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310">
                <text:p>1310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08">
                <text:p>1308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16">
                <text:p>1316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44">
                <text:p>1344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61">
                <text:p>1361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63">
                <text:p>1363</text:p>
              </table:table-cell>
              <table:table-cell office:value-type="float" office:value="4134">
                <text:p>413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351">
                <text:p>1351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06">
                <text:p>1306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28">
                <text:p>1328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28">
                <text:p>1328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18">
                <text:p>1318</text:p>
              </table:table-cell>
              <table:table-cell office:value-type="float" office:value="4389">
                <text:p>438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79">
                <text:p>1279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62">
                <text:p>1262</text:p>
              </table:table-cell>
              <table:table-cell office:value-type="float" office:value="4548">
                <text:p>454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76">
                <text:p>1276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72">
                <text:p>1272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47">
                <text:p>1247</text:p>
              </table:table-cell>
              <table:table-cell office:value-type="float" office:value="4667">
                <text:p>466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23">
                <text:p>1223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30">
                <text:p>1230</text:p>
              </table:table-cell>
              <table:table-cell office:value-type="float" office:value="4746">
                <text:p>47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18">
                <text:p>1218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43">
                <text:p>1243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39">
                <text:p>1239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24">
                <text:p>1224</text:p>
              </table:table-cell>
              <table:table-cell office:value-type="float" office:value="4886">
                <text:p>488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13">
                <text:p>1213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209">
                <text:p>1209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06">
                <text:p>1206</text:p>
              </table:table-cell>
              <table:table-cell office:value-type="float" office:value="4886">
                <text:p>48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05">
                <text:p>1205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45">
                <text:p>1245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07">
                <text:p>1207</text:p>
              </table:table-cell>
              <table:table-cell office:value-type="float" office:value="4813">
                <text:p>48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16">
                <text:p>1216</text:p>
              </table:table-cell>
              <table:table-cell office:value-type="float" office:value="4763">
                <text:p>476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16">
                <text:p>1216</text:p>
              </table:table-cell>
              <table:table-cell office:value-type="float" office:value="4721">
                <text:p>47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54">
                <text:p>1254</text:p>
              </table:table-cell>
              <table:table-cell office:value-type="float" office:value="4684">
                <text:p>468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59">
                <text:p>1259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60">
                <text:p>1260</text:p>
              </table:table-cell>
              <table:table-cell office:value-type="float" office:value="4557">
                <text:p>455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56">
                <text:p>1256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20">
                <text:p>1220</text:p>
              </table:table-cell>
              <table:table-cell office:value-type="float" office:value="4491">
                <text:p>44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31">
                <text:p>1231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55">
                <text:p>1255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59">
                <text:p>1259</text:p>
              </table:table-cell>
              <table:table-cell office:value-type="float" office:value="4389">
                <text:p>438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35">
                <text:p>1235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59">
                <text:p>1259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53">
                <text:p>1253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53">
                <text:p>1253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88">
                <text:p>1288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87">
                <text:p>1287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82">
                <text:p>1282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79">
                <text:p>1279</text:p>
              </table:table-cell>
              <table:table-cell office:value-type="float" office:value="4273">
                <text:p>427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68">
                <text:p>1268</text:p>
              </table:table-cell>
              <table:table-cell office:value-type="float" office:value="4269">
                <text:p>426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52">
                <text:p>1252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55">
                <text:p>1255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62">
                <text:p>1262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38">
                <text:p>1238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34">
                <text:p>1234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38">
                <text:p>1238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44">
                <text:p>1244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76">
                <text:p>1276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80">
                <text:p>1280</text:p>
              </table:table-cell>
              <table:table-cell office:value-type="float" office:value="4103">
                <text:p>410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82">
                <text:p>1282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86">
                <text:p>1286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78">
                <text:p>1278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78">
                <text:p>1278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276">
                <text:p>1276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282">
                <text:p>1282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59">
                <text:p>1259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57">
                <text:p>1257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64">
                <text:p>1264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65">
                <text:p>1265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65">
                <text:p>1265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65">
                <text:p>1265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46">
                <text:p>1246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49">
                <text:p>1249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53">
                <text:p>1253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57">
                <text:p>1257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54">
                <text:p>1254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53">
                <text:p>1253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54">
                <text:p>1254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59">
                <text:p>1259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262">
                <text:p>1262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252">
                <text:p>1252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72">
                <text:p>1272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297">
                <text:p>1297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12">
                <text:p>1312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323">
                <text:p>1323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34">
                <text:p>1334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350">
                <text:p>135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361">
                <text:p>1361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362">
                <text:p>1362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338">
                <text:p>1338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307">
                <text:p>1307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90">
                <text:p>1290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283">
                <text:p>1283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75">
                <text:p>1275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82">
                <text:p>1282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94">
                <text:p>1294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03">
                <text:p>1303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96">
                <text:p>1296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297">
                <text:p>1297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300">
                <text:p>1300</text:p>
              </table:table-cell>
              <table:table-cell office:value-type="float" office:value="3785">
                <text:p>378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97">
                <text:p>1297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295">
                <text:p>1295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273">
                <text:p>1273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45">
                <text:p>1245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252">
                <text:p>1252</text:p>
              </table:table-cell>
              <table:table-cell office:value-type="float" office:value="3714">
                <text:p>37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68">
                <text:p>1268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267">
                <text:p>1267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68">
                <text:p>1268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67">
                <text:p>1267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275">
                <text:p>1275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274">
                <text:p>1274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274">
                <text:p>1274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59">
                <text:p>1259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48">
                <text:p>1248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251">
                <text:p>1251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70">
                <text:p>1270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268">
                <text:p>1268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73">
                <text:p>1273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273">
                <text:p>1273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76">
                <text:p>1276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79">
                <text:p>1279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85">
                <text:p>1285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14">
                <text:p>1314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295">
                <text:p>1295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06">
                <text:p>1306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01">
                <text:p>1301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36">
                <text:p>1336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70">
                <text:p>1370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04">
                <text:p>1404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415">
                <text:p>1415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03">
                <text:p>1403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17">
                <text:p>1417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24">
                <text:p>1424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28">
                <text:p>1428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28">
                <text:p>1428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16">
                <text:p>1416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97">
                <text:p>1397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11">
                <text:p>141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25">
                <text:p>1425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38">
                <text:p>1438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38">
                <text:p>1438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60">
                <text:p>1460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47">
                <text:p>1447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57">
                <text:p>1457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66">
                <text:p>146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69">
                <text:p>1469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69">
                <text:p>1469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67">
                <text:p>1467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88">
                <text:p>148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82">
                <text:p>148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91">
                <text:p>149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88">
                <text:p>1488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01">
                <text:p>1501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98">
                <text:p>149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04">
                <text:p>150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17">
                <text:p>151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19">
                <text:p>151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23">
                <text:p>152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30">
                <text:p>153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39">
                <text:p>153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39">
                <text:p>153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46">
                <text:p>154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49">
                <text:p>154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54">
                <text:p>155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57">
                <text:p>155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68">
                <text:p>156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75">
                <text:p>15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83">
                <text:p>158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89">
                <text:p>15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91">
                <text:p>15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97">
                <text:p>15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00">
                <text:p>16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608">
                <text:p>16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07">
                <text:p>16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08">
                <text:p>160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13">
                <text:p>16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10">
                <text:p>16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619">
                <text:p>161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618">
                <text:p>161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623">
                <text:p>162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17">
                <text:p>161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26">
                <text:p>162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638">
                <text:p>163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631">
                <text:p>163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644">
                <text:p>164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635">
                <text:p>163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43">
                <text:p>164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648">
                <text:p>164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661">
                <text:p>166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655">
                <text:p>165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653">
                <text:p>165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653">
                <text:p>165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649">
                <text:p>164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662">
                <text:p>166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654">
                <text:p>165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649">
                <text:p>164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636">
                <text:p>163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641">
                <text:p>164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33">
                <text:p>163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637">
                <text:p>163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643">
                <text:p>164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634">
                <text:p>163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638">
                <text:p>163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639">
                <text:p>163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649">
                <text:p>164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652">
                <text:p>165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51">
                <text:p>165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649">
                <text:p>164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43">
                <text:p>164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42">
                <text:p>164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644">
                <text:p>164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641">
                <text:p>164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38">
                <text:p>163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633">
                <text:p>163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642">
                <text:p>164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664">
                <text:p>166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63">
                <text:p>166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662">
                <text:p>166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63">
                <text:p>166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665">
                <text:p>166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663">
                <text:p>166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60">
                <text:p>166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665">
                <text:p>166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63">
                <text:p>166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60">
                <text:p>16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54">
                <text:p>16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36">
                <text:p>16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635">
                <text:p>163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633">
                <text:p>16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631">
                <text:p>163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27">
                <text:p>162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32">
                <text:p>16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33">
                <text:p>16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37">
                <text:p>16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32">
                <text:p>163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33">
                <text:p>16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38">
                <text:p>163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34">
                <text:p>16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638">
                <text:p>16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36">
                <text:p>16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638">
                <text:p>16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36">
                <text:p>16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640">
                <text:p>16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641">
                <text:p>164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639">
                <text:p>16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642">
                <text:p>16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641">
                <text:p>16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39">
                <text:p>163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637">
                <text:p>16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638">
                <text:p>16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636">
                <text:p>16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637">
                <text:p>16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38">
                <text:p>16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35">
                <text:p>16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34">
                <text:p>16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35">
                <text:p>16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36">
                <text:p>16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33">
                <text:p>16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32">
                <text:p>16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32">
                <text:p>16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632">
                <text:p>16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634">
                <text:p>163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634">
                <text:p>16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633">
                <text:p>16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633">
                <text:p>16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35">
                <text:p>16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635">
                <text:p>16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635">
                <text:p>16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635">
                <text:p>16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633">
                <text:p>16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633">
                <text:p>16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635">
                <text:p>16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634">
                <text:p>16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632">
                <text:p>16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632">
                <text:p>16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632">
                <text:p>16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631">
                <text:p>16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632">
                <text:p>16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632">
                <text:p>16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632">
                <text:p>16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633">
                <text:p>16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633">
                <text:p>16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635">
                <text:p>16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634">
                <text:p>16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635">
                <text:p>16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635">
                <text:p>16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634">
                <text:p>16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634">
                <text:p>16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34">
                <text:p>16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633">
                <text:p>16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633">
                <text:p>16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33">
                <text:p>16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633">
                <text:p>16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32">
                <text:p>16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632">
                <text:p>16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32">
                <text:p>16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633">
                <text:p>16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633">
                <text:p>16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633">
                <text:p>16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633">
                <text:p>16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633">
                <text:p>16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633">
                <text:p>16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634">
                <text:p>16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634">
                <text:p>16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633">
                <text:p>16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633">
                <text:p>16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633">
                <text:p>16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633">
                <text:p>16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633">
                <text:p>16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33">
                <text:p>1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633">
                <text:p>1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633">
                <text:p>16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633">
                <text:p>16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633">
                <text:p>1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633">
                <text:p>1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633">
                <text:p>1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633">
                <text:p>1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633">
                <text:p>1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633">
                <text:p>1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633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633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633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633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633">
                <text:p>1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633">
                <text:p>1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633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634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633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634">
                <text:p>1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634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634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634">
                <text:p>1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635">
                <text:p>16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634">
                <text:p>1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634">
                <text:p>1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634">
                <text:p>1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635">
                <text:p>16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635">
                <text:p>16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635">
                <text:p>16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634">
                <text:p>1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634">
                <text:p>1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34">
                <text:p>1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634">
                <text:p>1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634">
                <text:p>1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634">
                <text:p>1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634">
                <text:p>1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633">
                <text:p>1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634">
                <text:p>1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633">
                <text:p>1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634">
                <text:p>1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634">
                <text:p>1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634">
                <text:p>1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634">
                <text:p>1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634">
                <text:p>1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635">
                <text:p>16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634">
                <text:p>1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635">
                <text:p>16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634">
                <text:p>16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634">
                <text:p>16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634">
                <text:p>16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634">
                <text:p>16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634">
                <text:p>16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634">
                <text:p>1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636">
                <text:p>16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636">
                <text:p>16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635">
                <text:p>16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636">
                <text:p>16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635">
                <text:p>16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635">
                <text:p>16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637">
                <text:p>1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635">
                <text:p>16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635">
                <text:p>16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637">
                <text:p>1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637">
                <text:p>16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636">
                <text:p>16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637">
                <text:p>1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637">
                <text:p>1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637">
                <text:p>16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637">
                <text:p>16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637">
                <text:p>16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636">
                <text:p>16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636">
                <text:p>16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636">
                <text:p>16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636">
                <text:p>16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637">
                <text:p>16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637">
                <text:p>1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637">
                <text:p>1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637">
                <text:p>1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637">
                <text:p>1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637">
                <text:p>16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637">
                <text:p>16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640">
                <text:p>16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640">
                <text:p>16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640">
                <text:p>16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641">
                <text:p>16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641">
                <text:p>16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641">
                <text:p>16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641">
                <text:p>16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641">
                <text:p>16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326cm" svg:height="21.844cm" xlink:href=".." xlink:type="simple" chart:class="chart:bar" chart:style-name="ch1">
        <chart:plot-area chart:style-name="ch2" table:cell-range-address="'6a199013bdb_hqprop_5.1x4x3'.A1:'6a199013bdb_hqprop_5.1x4x3'.A1617" svg:x="0.806cm" svg:y="0.436cm" svg:width="38.714cm" svg:height="20.972cm">
          <chartooo:coordinate-region svg:x="1.629cm" svg:y="0.436cm" svg:width="37.891cm" svg:height="19.6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6a199013bdb_hqprop_5.1x4x3'.A1:'6a199013bdb_hqprop_5.1x4x3'.A1617" chart:class="chart:bar">
            <chart:data-point chart:repeated="16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6a199013bdb_hqprop_5.1x4x3'.A1:'6a199013bdb_hqprop_5.1x4x3'.A16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